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35mm"/>
    </style:style>
    <style:style style:name="co2" style:family="table-column">
      <style:table-column-properties fo:break-before="auto" style:column-width="9.93mm"/>
    </style:style>
    <style:style style:name="co3" style:family="table-column">
      <style:table-column-properties fo:break-before="auto" style:column-width="17.53mm"/>
    </style:style>
    <style:style style:name="co4" style:family="table-column">
      <style:table-column-properties fo:break-before="auto" style:column-width="18.22mm"/>
    </style:style>
    <style:style style:name="co5" style:family="table-column">
      <style:table-column-properties fo:break-before="auto" style:column-width="19.95mm"/>
    </style:style>
    <style:style style:name="co6" style:family="table-column">
      <style:table-column-properties fo:break-before="auto" style:column-width="4.83mm"/>
    </style:style>
    <style:style style:name="co7" style:family="table-column">
      <style:table-column-properties fo:break-before="auto" style:column-width="8.34mm"/>
    </style:style>
    <style:style style:name="co8" style:family="table-column">
      <style:table-column-properties fo:break-before="auto" style:column-width="9.45mm"/>
    </style:style>
    <style:style style:name="co9" style:family="table-column">
      <style:table-column-properties fo:break-before="auto" style:column-width="5.8mm"/>
    </style:style>
    <style:style style:name="co10" style:family="table-column">
      <style:table-column-properties fo:break-before="auto" style:column-width="279.3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0"/>
    <style:style style:name="ce4" style:family="table-cell" style:parent-style-name="Default" style:data-style-name="N111"/>
  </office:automatic-styles>
  <office:body>
    <office:spreadsheet>
      <table:table table:name="distanc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1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Suffix</text:p>
          </table:table-cell>
          <table:table-cell table:style-name="ce1" office:value-type="string" calcext:value-type="string">
            <text:p>LP1</text:p>
          </table:table-cell>
          <table:table-cell table:style-name="ce1" office:value-type="string" calcext:value-type="string">
            <text:p>LP2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ist. Min</text:p>
          </table:table-cell>
          <table:table-cell table:style-name="ce1" office:value-type="string" calcext:value-type="string">
            <text:p>Dist. max</text:p>
          </table:table-cell>
          <table:table-cell table:style-name="ce1" office:value-type="string" calcext:value-type="string">
            <text:p>Type</text:p>
          </table:table-cell>
          <table:table-cell/>
          <table:table-cell table:style-name="ce1" office:value-type="string" calcext:value-type="string">
            <text:p>err-</text:p>
          </table:table-cell>
          <table:table-cell table:style-name="ce1" office:value-type="string" calcext:value-type="string">
            <text:p>err+</text:p>
          </table:table-cell>
          <table:table-cell/>
          <table:table-cell office:value-type="string" calcext:value-type="string">
            <text:p>"Distances": {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401" calcext:value-type="float">
            <text:p>401</text:p>
          </table:table-cell>
          <table:table-cell office:value-type="float" office:value="54.1" calcext:value-type="float">
            <text:p>54.1</text:p>
          </table:table-cell>
          <table:table-cell office:value-type="float" office:value="48.9" calcext:value-type="float">
            <text:p>48.9</text:p>
          </table:table-cell>
          <table:table-cell office:value-type="float" office:value="58.1" calcext:value-type="float">
            <text:p>58.1</text:p>
          </table:table-cell>
          <table:table-cell office:value-type="string" calcext:value-type="string">
            <text:p>RDAMean</text:p>
          </table:table-cell>
          <table:table-cell/>
          <table:table-cell table:formula="of:=[.D2]-[.E2]" office:value-type="float" office:value="5.2" calcext:value-type="float">
            <text:p>5.2</text:p>
          </table:table-cell>
          <table:table-cell table:formula="of:=[.F2]-[.D2]" office:value-type="float" office:value="4" calcext:value-type="float">
            <text:p>4.0</text:p>
          </table:table-cell>
          <table:table-cell/>
          <table:table-cell table:formula="of:=&quot;&quot;&quot;&quot;&amp;[.B2]&amp;&quot;-&quot;&amp;[.C2]&amp;&quot;_&quot;&amp;[.A2]&amp;&quot;&quot;&quot;: { &quot;&quot;error_neg&quot;&quot;: &quot;&amp;[.I2]&amp;&quot;, &quot;&quot;error_pos&quot;&quot;: &quot;&amp;[.J2]&amp;&quot;, &quot;&quot;distance&quot;&quot;: &quot;&amp;[.D2]&amp;&quot;, &quot;&quot;position1_name&quot;&quot;: &quot;&quot;&quot;&amp;[.B2]&amp;&quot;D&quot;&quot;, &quot;&quot;position2_name&quot;&quot;: &quot;&quot;&quot;&amp;[.C2]&amp;&quot;A&quot;&quot;, &quot;&quot;Forster_radius&quot;&quot;: 52, &quot;&quot;distance_type&quot;&quot;: &quot;&quot;&quot;&amp;[.G2]&amp;&quot;&quot;&quot;},&quot;" office:value-type="string" office:string-value="&quot;176-401_C1&quot;: { &quot;error_neg&quot;: 5.2, &quot;error_pos&quot;: 4, &quot;distance&quot;: 54.1, &quot;position1_name&quot;: &quot;176D&quot;, &quot;position2_name&quot;: &quot;401A&quot;, &quot;Forster_radius&quot;: 52, &quot;distance_type&quot;: &quot;RDAMean&quot;}," calcext:value-type="string">
            <text:p>"176-401_C1": { "error_neg": 5.2, "error_pos": 4, "distance": 54.1, "position1_name": "176D", "position2_name": "401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01" calcext:value-type="float">
            <text:p>301</text:p>
          </table:table-cell>
          <table:table-cell office:value-type="float" office:value="393" calcext:value-type="float">
            <text:p>393</text:p>
          </table:table-cell>
          <table:table-cell office:value-type="float" office:value="50.8" calcext:value-type="float">
            <text:p>50.8</text:p>
          </table:table-cell>
          <table:table-cell office:value-type="float" office:value="44.9" calcext:value-type="float">
            <text:p>44.9</text:p>
          </table:table-cell>
          <table:table-cell office:value-type="float" office:value="56.1" calcext:value-type="float">
            <text:p>56.1</text:p>
          </table:table-cell>
          <table:table-cell office:value-type="string" calcext:value-type="string">
            <text:p>RDAMean</text:p>
          </table:table-cell>
          <table:table-cell/>
          <table:table-cell table:formula="of:=[.D3]-[.E3]" office:value-type="float" office:value="5.9" calcext:value-type="float">
            <text:p>5.9</text:p>
          </table:table-cell>
          <table:table-cell table:formula="of:=[.F3]-[.D3]" office:value-type="float" office:value="5.3" calcext:value-type="float">
            <text:p>5.3</text:p>
          </table:table-cell>
          <table:table-cell/>
          <table:table-cell table:formula="of:=&quot;&quot;&quot;&quot;&amp;[.B3]&amp;&quot;-&quot;&amp;[.C3]&amp;&quot;_&quot;&amp;[.A3]&amp;&quot;&quot;&quot;: { &quot;&quot;error_neg&quot;&quot;: &quot;&amp;[.I3]&amp;&quot;, &quot;&quot;error_pos&quot;&quot;: &quot;&amp;[.J3]&amp;&quot;, &quot;&quot;distance&quot;&quot;: &quot;&amp;[.D3]&amp;&quot;, &quot;&quot;position1_name&quot;&quot;: &quot;&quot;&quot;&amp;[.B3]&amp;&quot;D&quot;&quot;, &quot;&quot;position2_name&quot;&quot;: &quot;&quot;&quot;&amp;[.C3]&amp;&quot;A&quot;&quot;, &quot;&quot;Forster_radius&quot;&quot;: 52, &quot;&quot;distance_type&quot;&quot;: &quot;&quot;&quot;&amp;[.G3]&amp;&quot;&quot;&quot;},&quot;" office:value-type="string" office:string-value="&quot;301-393_C1&quot;: { &quot;error_neg&quot;: 5.9, &quot;error_pos&quot;: 5.3, &quot;distance&quot;: 50.8, &quot;position1_name&quot;: &quot;301D&quot;, &quot;position2_name&quot;: &quot;393A&quot;, &quot;Forster_radius&quot;: 52, &quot;distance_type&quot;: &quot;RDAMean&quot;}," calcext:value-type="string">
            <text:p>"301-393_C1": { "error_neg": 5.9, "error_pos": 5.3, "distance": 50.8, "position1_name": "301D", "position2_name": "393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01" calcext:value-type="float">
            <text:p>301</text:p>
          </table:table-cell>
          <table:table-cell office:value-type="float" office:value="339" calcext:value-type="float">
            <text:p>339</text:p>
          </table:table-cell>
          <table:table-cell office:value-type="float" office:value="54.8" calcext:value-type="float">
            <text:p>54.8</text:p>
          </table:table-cell>
          <table:table-cell office:value-type="float" office:value="49.9" calcext:value-type="float">
            <text:p>49.9</text:p>
          </table:table-cell>
          <table:table-cell office:value-type="float" office:value="58.6" calcext:value-type="float">
            <text:p>58.6</text:p>
          </table:table-cell>
          <table:table-cell office:value-type="string" calcext:value-type="string">
            <text:p>RDAMean</text:p>
          </table:table-cell>
          <table:table-cell/>
          <table:table-cell table:formula="of:=[.D4]-[.E4]" office:value-type="float" office:value="4.9" calcext:value-type="float">
            <text:p>4.9</text:p>
          </table:table-cell>
          <table:table-cell table:formula="of:=[.F4]-[.D4]" office:value-type="float" office:value="3.8" calcext:value-type="float">
            <text:p>3.8</text:p>
          </table:table-cell>
          <table:table-cell/>
          <table:table-cell table:formula="of:=&quot;&quot;&quot;&quot;&amp;[.B4]&amp;&quot;-&quot;&amp;[.C4]&amp;&quot;_&quot;&amp;[.A4]&amp;&quot;&quot;&quot;: { &quot;&quot;error_neg&quot;&quot;: &quot;&amp;[.I4]&amp;&quot;, &quot;&quot;error_pos&quot;&quot;: &quot;&amp;[.J4]&amp;&quot;, &quot;&quot;distance&quot;&quot;: &quot;&amp;[.D4]&amp;&quot;, &quot;&quot;position1_name&quot;&quot;: &quot;&quot;&quot;&amp;[.B4]&amp;&quot;D&quot;&quot;, &quot;&quot;position2_name&quot;&quot;: &quot;&quot;&quot;&amp;[.C4]&amp;&quot;A&quot;&quot;, &quot;&quot;Forster_radius&quot;&quot;: 52, &quot;&quot;distance_type&quot;&quot;: &quot;&quot;&quot;&amp;[.G4]&amp;&quot;&quot;&quot;},&quot;" office:value-type="string" office:string-value="&quot;301-339_C1&quot;: { &quot;error_neg&quot;: 4.9, &quot;error_pos&quot;: 3.8, &quot;distance&quot;: 54.8, &quot;position1_name&quot;: &quot;301D&quot;, &quot;position2_name&quot;: &quot;339A&quot;, &quot;Forster_radius&quot;: 52, &quot;distance_type&quot;: &quot;RDAMean&quot;}," calcext:value-type="string">
            <text:p>"301-339_C1": { "error_neg": 4.9, "error_pos": 3.8, "distance": 54.8, "position1_name": "301D", "position2_name": "339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office:value-type="float" office:value="48.2" calcext:value-type="float">
            <text:p>48.2</text:p>
          </table:table-cell>
          <table:table-cell office:value-type="float" office:value="39.9" calcext:value-type="float">
            <text:p>39.9</text:p>
          </table:table-cell>
          <table:table-cell office:value-type="float" office:value="55.1" calcext:value-type="float">
            <text:p>55.1</text:p>
          </table:table-cell>
          <table:table-cell office:value-type="string" calcext:value-type="string">
            <text:p>RDAMean</text:p>
          </table:table-cell>
          <table:table-cell/>
          <table:table-cell table:formula="of:=[.D5]-[.E5]" office:value-type="float" office:value="8.3" calcext:value-type="float">
            <text:p>8.3</text:p>
          </table:table-cell>
          <table:table-cell table:formula="of:=[.F5]-[.D5]" office:value-type="float" office:value="6.9" calcext:value-type="float">
            <text:p>6.9</text:p>
          </table:table-cell>
          <table:table-cell/>
          <table:table-cell table:formula="of:=&quot;&quot;&quot;&quot;&amp;[.B5]&amp;&quot;-&quot;&amp;[.C5]&amp;&quot;_&quot;&amp;[.A5]&amp;&quot;&quot;&quot;: { &quot;&quot;error_neg&quot;&quot;: &quot;&amp;[.I5]&amp;&quot;, &quot;&quot;error_pos&quot;&quot;: &quot;&amp;[.J5]&amp;&quot;, &quot;&quot;distance&quot;&quot;: &quot;&amp;[.D5]&amp;&quot;, &quot;&quot;position1_name&quot;&quot;: &quot;&quot;&quot;&amp;[.B5]&amp;&quot;D&quot;&quot;, &quot;&quot;position2_name&quot;&quot;: &quot;&quot;&quot;&amp;[.C5]&amp;&quot;A&quot;&quot;, &quot;&quot;Forster_radius&quot;&quot;: 52, &quot;&quot;distance_type&quot;&quot;: &quot;&quot;&quot;&amp;[.G5]&amp;&quot;&quot;&quot;},&quot;" office:value-type="string" office:string-value="&quot;13-401_C1&quot;: { &quot;error_neg&quot;: 8.3, &quot;error_pos&quot;: 6.9, &quot;distance&quot;: 48.2, &quot;position1_name&quot;: &quot;13D&quot;, &quot;position2_name&quot;: &quot;401A&quot;, &quot;Forster_radius&quot;: 52, &quot;distance_type&quot;: &quot;RDAMean&quot;}," calcext:value-type="string">
            <text:p>"13-401_C1": { "error_neg": 8.3, "error_pos": 6.9, "distance": 48.2, "position1_name": "13D", "position2_name": "401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76" calcext:value-type="float">
            <text:p>176</text:p>
          </table:table-cell>
          <table:table-cell office:value-type="float" office:value="339" calcext:value-type="float">
            <text:p>339</text:p>
          </table:table-cell>
          <table:table-cell office:value-type="float" office:value="42" calcext:value-type="float">
            <text:p>42</text:p>
          </table:table-cell>
          <table:table-cell office:value-type="float" office:value="30.9" calcext:value-type="float">
            <text:p>30.9</text:p>
          </table:table-cell>
          <table:table-cell office:value-type="float" office:value="49.1" calcext:value-type="float">
            <text:p>49.1</text:p>
          </table:table-cell>
          <table:table-cell office:value-type="string" calcext:value-type="string">
            <text:p>RDAMean</text:p>
          </table:table-cell>
          <table:table-cell/>
          <table:table-cell table:formula="of:=[.D6]-[.E6]" office:value-type="float" office:value="11.1" calcext:value-type="float">
            <text:p>11.1</text:p>
          </table:table-cell>
          <table:table-cell table:formula="of:=[.F6]-[.D6]" office:value-type="float" office:value="7.1" calcext:value-type="float">
            <text:p>7.1</text:p>
          </table:table-cell>
          <table:table-cell/>
          <table:table-cell table:formula="of:=&quot;&quot;&quot;&quot;&amp;[.B6]&amp;&quot;-&quot;&amp;[.C6]&amp;&quot;_&quot;&amp;[.A6]&amp;&quot;&quot;&quot;: { &quot;&quot;error_neg&quot;&quot;: &quot;&amp;[.I6]&amp;&quot;, &quot;&quot;error_pos&quot;&quot;: &quot;&amp;[.J6]&amp;&quot;, &quot;&quot;distance&quot;&quot;: &quot;&amp;[.D6]&amp;&quot;, &quot;&quot;position1_name&quot;&quot;: &quot;&quot;&quot;&amp;[.B6]&amp;&quot;D&quot;&quot;, &quot;&quot;position2_name&quot;&quot;: &quot;&quot;&quot;&amp;[.C6]&amp;&quot;A&quot;&quot;, &quot;&quot;Forster_radius&quot;&quot;: 52, &quot;&quot;distance_type&quot;&quot;: &quot;&quot;&quot;&amp;[.G6]&amp;&quot;&quot;&quot;},&quot;" office:value-type="string" office:string-value="&quot;176-339_C1&quot;: { &quot;error_neg&quot;: 11.1, &quot;error_pos&quot;: 7.1, &quot;distance&quot;: 42, &quot;position1_name&quot;: &quot;176D&quot;, &quot;position2_name&quot;: &quot;339A&quot;, &quot;Forster_radius&quot;: 52, &quot;distance_type&quot;: &quot;RDAMean&quot;}," calcext:value-type="string">
            <text:p>"176-339_C1": { "error_neg": 11.1, "error_pos": 7.1, "distance": 42, "position1_name": "176D", "position2_name": "339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05" calcext:value-type="float">
            <text:p>305</text:p>
          </table:table-cell>
          <table:table-cell office:value-type="float" office:value="401" calcext:value-type="float">
            <text:p>401</text:p>
          </table:table-cell>
          <table:table-cell office:value-type="float" office:value="46" calcext:value-type="float">
            <text:p>46</text:p>
          </table:table-cell>
          <table:table-cell office:value-type="float" office:value="41.4" calcext:value-type="float">
            <text:p>41.4</text:p>
          </table:table-cell>
          <table:table-cell office:value-type="float" office:value="49.6" calcext:value-type="float">
            <text:p>49.6</text:p>
          </table:table-cell>
          <table:table-cell office:value-type="string" calcext:value-type="string">
            <text:p>RDAMean</text:p>
          </table:table-cell>
          <table:table-cell/>
          <table:table-cell table:formula="of:=[.D7]-[.E7]" office:value-type="float" office:value="4.6" calcext:value-type="float">
            <text:p>4.6</text:p>
          </table:table-cell>
          <table:table-cell table:formula="of:=[.F7]-[.D7]" office:value-type="float" office:value="3.6" calcext:value-type="float">
            <text:p>3.6</text:p>
          </table:table-cell>
          <table:table-cell/>
          <table:table-cell table:formula="of:=&quot;&quot;&quot;&quot;&amp;[.B7]&amp;&quot;-&quot;&amp;[.C7]&amp;&quot;_&quot;&amp;[.A7]&amp;&quot;&quot;&quot;: { &quot;&quot;error_neg&quot;&quot;: &quot;&amp;[.I7]&amp;&quot;, &quot;&quot;error_pos&quot;&quot;: &quot;&amp;[.J7]&amp;&quot;, &quot;&quot;distance&quot;&quot;: &quot;&amp;[.D7]&amp;&quot;, &quot;&quot;position1_name&quot;&quot;: &quot;&quot;&quot;&amp;[.B7]&amp;&quot;D&quot;&quot;, &quot;&quot;position2_name&quot;&quot;: &quot;&quot;&quot;&amp;[.C7]&amp;&quot;A&quot;&quot;, &quot;&quot;Forster_radius&quot;&quot;: 52, &quot;&quot;distance_type&quot;&quot;: &quot;&quot;&quot;&amp;[.G7]&amp;&quot;&quot;&quot;},&quot;" office:value-type="string" office:string-value="&quot;305-401_C1&quot;: { &quot;error_neg&quot;: 4.6, &quot;error_pos&quot;: 3.6, &quot;distance&quot;: 46, &quot;position1_name&quot;: &quot;305D&quot;, &quot;position2_name&quot;: &quot;401A&quot;, &quot;Forster_radius&quot;: 52, &quot;distance_type&quot;: &quot;RDAMean&quot;}," calcext:value-type="string">
            <text:p>"305-401_C1": { "error_neg": 4.6, "error_pos": 3.6, "distance": 46, "position1_name": "305D", "position2_name": "401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0" calcext:value-type="float">
            <text:p>10</text:p>
          </table:table-cell>
          <table:table-cell office:value-type="float" office:value="339" calcext:value-type="float">
            <text:p>339</text:p>
          </table:table-cell>
          <table:table-cell office:value-type="float" office:value="65.6" calcext:value-type="float">
            <text:p>65.6</text:p>
          </table:table-cell>
          <table:table-cell office:value-type="float" office:value="58.9" calcext:value-type="float">
            <text:p>58.9</text:p>
          </table:table-cell>
          <table:table-cell office:value-type="float" office:value="70.1" calcext:value-type="float">
            <text:p>70.1</text:p>
          </table:table-cell>
          <table:table-cell office:value-type="string" calcext:value-type="string">
            <text:p>RDAMean</text:p>
          </table:table-cell>
          <table:table-cell/>
          <table:table-cell table:formula="of:=[.D8]-[.E8]" office:value-type="float" office:value="6.7" calcext:value-type="float">
            <text:p>6.7</text:p>
          </table:table-cell>
          <table:table-cell table:formula="of:=[.F8]-[.D8]" office:value-type="float" office:value="4.5" calcext:value-type="float">
            <text:p>4.5</text:p>
          </table:table-cell>
          <table:table-cell/>
          <table:table-cell table:formula="of:=&quot;&quot;&quot;&quot;&amp;[.B8]&amp;&quot;-&quot;&amp;[.C8]&amp;&quot;_&quot;&amp;[.A8]&amp;&quot;&quot;&quot;: { &quot;&quot;error_neg&quot;&quot;: &quot;&amp;[.I8]&amp;&quot;, &quot;&quot;error_pos&quot;&quot;: &quot;&amp;[.J8]&amp;&quot;, &quot;&quot;distance&quot;&quot;: &quot;&amp;[.D8]&amp;&quot;, &quot;&quot;position1_name&quot;&quot;: &quot;&quot;&quot;&amp;[.B8]&amp;&quot;D&quot;&quot;, &quot;&quot;position2_name&quot;&quot;: &quot;&quot;&quot;&amp;[.C8]&amp;&quot;A&quot;&quot;, &quot;&quot;Forster_radius&quot;&quot;: 52, &quot;&quot;distance_type&quot;&quot;: &quot;&quot;&quot;&amp;[.G8]&amp;&quot;&quot;&quot;},&quot;" office:value-type="string" office:string-value="&quot;10-339_C1&quot;: { &quot;error_neg&quot;: 6.7, &quot;error_pos&quot;: 4.5, &quot;distance&quot;: 65.6, &quot;position1_name&quot;: &quot;10D&quot;, &quot;position2_name&quot;: &quot;339A&quot;, &quot;Forster_radius&quot;: 52, &quot;distance_type&quot;: &quot;RDAMean&quot;}," calcext:value-type="string">
            <text:p>"10-339_C1": { "error_neg": 6.7, "error_pos": 4.5, "distance": 65.6, "position1_name": "10D", "position2_name": "339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57.2" calcext:value-type="float">
            <text:p>57.2</text:p>
          </table:table-cell>
          <table:table-cell office:value-type="float" office:value="52.1" calcext:value-type="float">
            <text:p>52.1</text:p>
          </table:table-cell>
          <table:table-cell office:value-type="float" office:value="61.1" calcext:value-type="float">
            <text:p>61.1</text:p>
          </table:table-cell>
          <table:table-cell office:value-type="string" calcext:value-type="string">
            <text:p>RDAMean</text:p>
          </table:table-cell>
          <table:table-cell/>
          <table:table-cell table:formula="of:=[.D9]-[.E9]" office:value-type="float" office:value="5.1" calcext:value-type="float">
            <text:p>5.1</text:p>
          </table:table-cell>
          <table:table-cell table:formula="of:=[.F9]-[.D9]" office:value-type="float" office:value="3.9" calcext:value-type="float">
            <text:p>3.9</text:p>
          </table:table-cell>
          <table:table-cell/>
          <table:table-cell table:formula="of:=&quot;&quot;&quot;&quot;&amp;[.B9]&amp;&quot;-&quot;&amp;[.C9]&amp;&quot;_&quot;&amp;[.A9]&amp;&quot;&quot;&quot;: { &quot;&quot;error_neg&quot;&quot;: &quot;&amp;[.I9]&amp;&quot;, &quot;&quot;error_pos&quot;&quot;: &quot;&amp;[.J9]&amp;&quot;, &quot;&quot;distance&quot;&quot;: &quot;&amp;[.D9]&amp;&quot;, &quot;&quot;position1_name&quot;&quot;: &quot;&quot;&quot;&amp;[.B9]&amp;&quot;D&quot;&quot;, &quot;&quot;position2_name&quot;&quot;: &quot;&quot;&quot;&amp;[.C9]&amp;&quot;A&quot;&quot;, &quot;&quot;Forster_radius&quot;&quot;: 52, &quot;&quot;distance_type&quot;&quot;: &quot;&quot;&quot;&amp;[.G9]&amp;&quot;&quot;&quot;},&quot;" office:value-type="string" office:string-value="&quot;289-339_C1&quot;: { &quot;error_neg&quot;: 5.1, &quot;error_pos&quot;: 3.9, &quot;distance&quot;: 57.2, &quot;position1_name&quot;: &quot;289D&quot;, &quot;position2_name&quot;: &quot;339A&quot;, &quot;Forster_radius&quot;: 52, &quot;distance_type&quot;: &quot;RDAMean&quot;}," calcext:value-type="string">
            <text:p>"289-339_C1": { "error_neg": 5.1, "error_pos": 3.9, "distance": 57.2, "position1_name": "289D", "position2_name": "339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01" calcext:value-type="float">
            <text:p>301</text:p>
          </table:table-cell>
          <table:table-cell office:value-type="float" office:value="382" calcext:value-type="float">
            <text:p>382</text:p>
          </table:table-cell>
          <table:table-cell office:value-type="float" office:value="55.2" calcext:value-type="float">
            <text:p>55.2</text:p>
          </table:table-cell>
          <table:table-cell office:value-type="float" office:value="48.9" calcext:value-type="float">
            <text:p>48.9</text:p>
          </table:table-cell>
          <table:table-cell office:value-type="float" office:value="59.1" calcext:value-type="float">
            <text:p>59.1</text:p>
          </table:table-cell>
          <table:table-cell office:value-type="string" calcext:value-type="string">
            <text:p>RDAMean</text:p>
          </table:table-cell>
          <table:table-cell/>
          <table:table-cell table:formula="of:=[.D10]-[.E10]" office:value-type="float" office:value="6.3" calcext:value-type="float">
            <text:p>6.3</text:p>
          </table:table-cell>
          <table:table-cell table:formula="of:=[.F10]-[.D10]" office:value-type="float" office:value="3.9" calcext:value-type="float">
            <text:p>3.9</text:p>
          </table:table-cell>
          <table:table-cell/>
          <table:table-cell table:formula="of:=&quot;&quot;&quot;&quot;&amp;[.B10]&amp;&quot;-&quot;&amp;[.C10]&amp;&quot;_&quot;&amp;[.A10]&amp;&quot;&quot;&quot;: { &quot;&quot;error_neg&quot;&quot;: &quot;&amp;[.I10]&amp;&quot;, &quot;&quot;error_pos&quot;&quot;: &quot;&amp;[.J10]&amp;&quot;, &quot;&quot;distance&quot;&quot;: &quot;&amp;[.D10]&amp;&quot;, &quot;&quot;position1_name&quot;&quot;: &quot;&quot;&quot;&amp;[.B10]&amp;&quot;D&quot;&quot;, &quot;&quot;position2_name&quot;&quot;: &quot;&quot;&quot;&amp;[.C10]&amp;&quot;A&quot;&quot;, &quot;&quot;Forster_radius&quot;&quot;: 52, &quot;&quot;distance_type&quot;&quot;: &quot;&quot;&quot;&amp;[.G10]&amp;&quot;&quot;&quot;},&quot;" office:value-type="string" office:string-value="&quot;301-382_C1&quot;: { &quot;error_neg&quot;: 6.3, &quot;error_pos&quot;: 3.9, &quot;distance&quot;: 55.2, &quot;position1_name&quot;: &quot;301D&quot;, &quot;position2_name&quot;: &quot;382A&quot;, &quot;Forster_radius&quot;: 52, &quot;distance_type&quot;: &quot;RDAMean&quot;}," calcext:value-type="string">
            <text:p>"301-382_C1": { "error_neg": 6.3, "error_pos": 3.9, "distance": 55.2, "position1_name": "301D", "position2_name": "382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3" calcext:value-type="float">
            <text:p>13</text:p>
          </table:table-cell>
          <table:table-cell office:value-type="float" office:value="397" calcext:value-type="float">
            <text:p>397</text:p>
          </table:table-cell>
          <table:table-cell office:value-type="float" office:value="43.3" calcext:value-type="float">
            <text:p>43.3</text:p>
          </table:table-cell>
          <table:table-cell office:value-type="float" office:value="35.9" calcext:value-type="float">
            <text:p>35.9</text:p>
          </table:table-cell>
          <table:table-cell office:value-type="float" office:value="48.1" calcext:value-type="float">
            <text:p>48.1</text:p>
          </table:table-cell>
          <table:table-cell office:value-type="string" calcext:value-type="string">
            <text:p>RDAMean</text:p>
          </table:table-cell>
          <table:table-cell/>
          <table:table-cell table:formula="of:=[.D11]-[.E11]" office:value-type="float" office:value="7.4" calcext:value-type="float">
            <text:p>7.4</text:p>
          </table:table-cell>
          <table:table-cell table:formula="of:=[.F11]-[.D11]" office:value-type="float" office:value="4.8" calcext:value-type="float">
            <text:p>4.8</text:p>
          </table:table-cell>
          <table:table-cell/>
          <table:table-cell table:formula="of:=&quot;&quot;&quot;&quot;&amp;[.B11]&amp;&quot;-&quot;&amp;[.C11]&amp;&quot;_&quot;&amp;[.A11]&amp;&quot;&quot;&quot;: { &quot;&quot;error_neg&quot;&quot;: &quot;&amp;[.I11]&amp;&quot;, &quot;&quot;error_pos&quot;&quot;: &quot;&amp;[.J11]&amp;&quot;, &quot;&quot;distance&quot;&quot;: &quot;&amp;[.D11]&amp;&quot;, &quot;&quot;position1_name&quot;&quot;: &quot;&quot;&quot;&amp;[.B11]&amp;&quot;D&quot;&quot;, &quot;&quot;position2_name&quot;&quot;: &quot;&quot;&quot;&amp;[.C11]&amp;&quot;A&quot;&quot;, &quot;&quot;Forster_radius&quot;&quot;: 52, &quot;&quot;distance_type&quot;&quot;: &quot;&quot;&quot;&amp;[.G11]&amp;&quot;&quot;&quot;},&quot;" office:value-type="string" office:string-value="&quot;13-397_C1&quot;: { &quot;error_neg&quot;: 7.4, &quot;error_pos&quot;: 4.8, &quot;distance&quot;: 43.3, &quot;position1_name&quot;: &quot;13D&quot;, &quot;position2_name&quot;: &quot;397A&quot;, &quot;Forster_radius&quot;: 52, &quot;distance_type&quot;: &quot;RDAMean&quot;}," calcext:value-type="string">
            <text:p>"13-397_C1": { "error_neg": 7.4, "error_pos": 4.8, "distance": 43.3, "position1_name": "13D", "position2_name": "397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05" calcext:value-type="float">
            <text:p>305</text:p>
          </table:table-cell>
          <table:table-cell office:value-type="float" office:value="382" calcext:value-type="float">
            <text:p>382</text:p>
          </table:table-cell>
          <table:table-cell office:value-type="float" office:value="52.5" calcext:value-type="float">
            <text:p>52.5</text:p>
          </table:table-cell>
          <table:table-cell office:value-type="float" office:value="47.4" calcext:value-type="float">
            <text:p>47.4</text:p>
          </table:table-cell>
          <table:table-cell office:value-type="float" office:value="56.1" calcext:value-type="float">
            <text:p>56.1</text:p>
          </table:table-cell>
          <table:table-cell office:value-type="string" calcext:value-type="string">
            <text:p>RDAMean</text:p>
          </table:table-cell>
          <table:table-cell/>
          <table:table-cell table:formula="of:=[.D12]-[.E12]" office:value-type="float" office:value="5.1" calcext:value-type="float">
            <text:p>5.1</text:p>
          </table:table-cell>
          <table:table-cell table:formula="of:=[.F12]-[.D12]" office:value-type="float" office:value="3.6" calcext:value-type="float">
            <text:p>3.6</text:p>
          </table:table-cell>
          <table:table-cell/>
          <table:table-cell table:formula="of:=&quot;&quot;&quot;&quot;&amp;[.B12]&amp;&quot;-&quot;&amp;[.C12]&amp;&quot;_&quot;&amp;[.A12]&amp;&quot;&quot;&quot;: { &quot;&quot;error_neg&quot;&quot;: &quot;&amp;[.I12]&amp;&quot;, &quot;&quot;error_pos&quot;&quot;: &quot;&amp;[.J12]&amp;&quot;, &quot;&quot;distance&quot;&quot;: &quot;&amp;[.D12]&amp;&quot;, &quot;&quot;position1_name&quot;&quot;: &quot;&quot;&quot;&amp;[.B12]&amp;&quot;D&quot;&quot;, &quot;&quot;position2_name&quot;&quot;: &quot;&quot;&quot;&amp;[.C12]&amp;&quot;A&quot;&quot;, &quot;&quot;Forster_radius&quot;&quot;: 52, &quot;&quot;distance_type&quot;&quot;: &quot;&quot;&quot;&amp;[.G12]&amp;&quot;&quot;&quot;},&quot;" office:value-type="string" office:string-value="&quot;305-382_C1&quot;: { &quot;error_neg&quot;: 5.1, &quot;error_pos&quot;: 3.6, &quot;distance&quot;: 52.5, &quot;position1_name&quot;: &quot;305D&quot;, &quot;position2_name&quot;: &quot;382A&quot;, &quot;Forster_radius&quot;: 52, &quot;distance_type&quot;: &quot;RDAMean&quot;}," calcext:value-type="string">
            <text:p>"305-382_C1": { "error_neg": 5.1, "error_pos": 3.6, "distance": 52.5, "position1_name": "305D", "position2_name": "382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29" calcext:value-type="float">
            <text:p>29</text:p>
          </table:table-cell>
          <table:table-cell office:value-type="float" office:value="339" calcext:value-type="float">
            <text:p>339</text:p>
          </table:table-cell>
          <table:table-cell office:value-type="float" office:value="72.5" calcext:value-type="float">
            <text:p>72.5</text:p>
          </table:table-cell>
          <table:table-cell office:value-type="float" office:value="66.9" calcext:value-type="float">
            <text:p>66.9</text:p>
          </table:table-cell>
          <table:table-cell office:value-type="float" office:value="77.1" calcext:value-type="float">
            <text:p>77.1</text:p>
          </table:table-cell>
          <table:table-cell office:value-type="string" calcext:value-type="string">
            <text:p>RDAMean</text:p>
          </table:table-cell>
          <table:table-cell/>
          <table:table-cell table:formula="of:=[.D13]-[.E13]" office:value-type="float" office:value="5.59999999999999" calcext:value-type="float">
            <text:p>5.6</text:p>
          </table:table-cell>
          <table:table-cell table:formula="of:=[.F13]-[.D13]" office:value-type="float" office:value="4.59999999999999" calcext:value-type="float">
            <text:p>4.6</text:p>
          </table:table-cell>
          <table:table-cell/>
          <table:table-cell table:formula="of:=&quot;&quot;&quot;&quot;&amp;[.B13]&amp;&quot;-&quot;&amp;[.C13]&amp;&quot;_&quot;&amp;[.A13]&amp;&quot;&quot;&quot;: { &quot;&quot;error_neg&quot;&quot;: &quot;&amp;[.I13]&amp;&quot;, &quot;&quot;error_pos&quot;&quot;: &quot;&amp;[.J13]&amp;&quot;, &quot;&quot;distance&quot;&quot;: &quot;&amp;[.D13]&amp;&quot;, &quot;&quot;position1_name&quot;&quot;: &quot;&quot;&quot;&amp;[.B13]&amp;&quot;D&quot;&quot;, &quot;&quot;position2_name&quot;&quot;: &quot;&quot;&quot;&amp;[.C13]&amp;&quot;A&quot;&quot;, &quot;&quot;Forster_radius&quot;&quot;: 52, &quot;&quot;distance_type&quot;&quot;: &quot;&quot;&quot;&amp;[.G13]&amp;&quot;&quot;&quot;},&quot;" office:value-type="string" office:string-value="&quot;29-339_C1&quot;: { &quot;error_neg&quot;: 5.59999999999999, &quot;error_pos&quot;: 4.59999999999999, &quot;distance&quot;: 72.5, &quot;position1_name&quot;: &quot;29D&quot;, &quot;position2_name&quot;: &quot;339A&quot;, &quot;Forster_radius&quot;: 52, &quot;distance_type&quot;: &quot;RDAMean&quot;}," calcext:value-type="string">
            <text:p>"29-339_C1": { "error_neg": 5.59999999999999, "error_pos": 4.59999999999999, "distance": 72.5, "position1_name": "29D", "position2_name": "339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76" calcext:value-type="float">
            <text:p>176</text:p>
          </table:table-cell>
          <table:table-cell office:value-type="float" office:value="397" calcext:value-type="float">
            <text:p>397</text:p>
          </table:table-cell>
          <table:table-cell office:value-type="float" office:value="58.7" calcext:value-type="float">
            <text:p>58.7</text:p>
          </table:table-cell>
          <table:table-cell office:value-type="float" office:value="52.9" calcext:value-type="float">
            <text:p>52.9</text:p>
          </table:table-cell>
          <table:table-cell office:value-type="float" office:value="63.1" calcext:value-type="float">
            <text:p>63.1</text:p>
          </table:table-cell>
          <table:table-cell office:value-type="string" calcext:value-type="string">
            <text:p>RDAMean</text:p>
          </table:table-cell>
          <table:table-cell/>
          <table:table-cell table:formula="of:=[.D14]-[.E14]" office:value-type="float" office:value="5.8" calcext:value-type="float">
            <text:p>5.8</text:p>
          </table:table-cell>
          <table:table-cell table:formula="of:=[.F14]-[.D14]" office:value-type="float" office:value="4.4" calcext:value-type="float">
            <text:p>4.4</text:p>
          </table:table-cell>
          <table:table-cell/>
          <table:table-cell table:formula="of:=&quot;&quot;&quot;&quot;&amp;[.B14]&amp;&quot;-&quot;&amp;[.C14]&amp;&quot;_&quot;&amp;[.A14]&amp;&quot;&quot;&quot;: { &quot;&quot;error_neg&quot;&quot;: &quot;&amp;[.I14]&amp;&quot;, &quot;&quot;error_pos&quot;&quot;: &quot;&amp;[.J14]&amp;&quot;, &quot;&quot;distance&quot;&quot;: &quot;&amp;[.D14]&amp;&quot;, &quot;&quot;position1_name&quot;&quot;: &quot;&quot;&quot;&amp;[.B14]&amp;&quot;D&quot;&quot;, &quot;&quot;position2_name&quot;&quot;: &quot;&quot;&quot;&amp;[.C14]&amp;&quot;A&quot;&quot;, &quot;&quot;Forster_radius&quot;&quot;: 52, &quot;&quot;distance_type&quot;&quot;: &quot;&quot;&quot;&amp;[.G14]&amp;&quot;&quot;&quot;},&quot;" office:value-type="string" office:string-value="&quot;176-397_C1&quot;: { &quot;error_neg&quot;: 5.8, &quot;error_pos&quot;: 4.4, &quot;distance&quot;: 58.7, &quot;position1_name&quot;: &quot;176D&quot;, &quot;position2_name&quot;: &quot;397A&quot;, &quot;Forster_radius&quot;: 52, &quot;distance_type&quot;: &quot;RDAMean&quot;}," calcext:value-type="string">
            <text:p>"176-397_C1": { "error_neg": 5.8, "error_pos": 4.4, "distance": 58.7, "position1_name": "176D", "position2_name": "397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3" calcext:value-type="float">
            <text:p>13</text:p>
          </table:table-cell>
          <table:table-cell office:value-type="float" office:value="363" calcext:value-type="float">
            <text:p>363</text:p>
          </table:table-cell>
          <table:table-cell office:value-type="float" office:value="58.1" calcext:value-type="float">
            <text:p>58.1</text:p>
          </table:table-cell>
          <table:table-cell office:value-type="float" office:value="52.9" calcext:value-type="float">
            <text:p>52.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DAMean</text:p>
          </table:table-cell>
          <table:table-cell/>
          <table:table-cell table:formula="of:=[.D15]-[.E15]" office:value-type="float" office:value="5.2" calcext:value-type="float">
            <text:p>5.2</text:p>
          </table:table-cell>
          <table:table-cell table:formula="of:=[.F15]-[.D15]" office:value-type="float" office:value="3.9" calcext:value-type="float">
            <text:p>3.9</text:p>
          </table:table-cell>
          <table:table-cell/>
          <table:table-cell table:formula="of:=&quot;&quot;&quot;&quot;&amp;[.B15]&amp;&quot;-&quot;&amp;[.C15]&amp;&quot;_&quot;&amp;[.A15]&amp;&quot;&quot;&quot;: { &quot;&quot;error_neg&quot;&quot;: &quot;&amp;[.I15]&amp;&quot;, &quot;&quot;error_pos&quot;&quot;: &quot;&amp;[.J15]&amp;&quot;, &quot;&quot;distance&quot;&quot;: &quot;&amp;[.D15]&amp;&quot;, &quot;&quot;position1_name&quot;&quot;: &quot;&quot;&quot;&amp;[.B15]&amp;&quot;D&quot;&quot;, &quot;&quot;position2_name&quot;&quot;: &quot;&quot;&quot;&amp;[.C15]&amp;&quot;A&quot;&quot;, &quot;&quot;Forster_radius&quot;&quot;: 52, &quot;&quot;distance_type&quot;&quot;: &quot;&quot;&quot;&amp;[.G15]&amp;&quot;&quot;&quot;},&quot;" office:value-type="string" office:string-value="&quot;13-363_C1&quot;: { &quot;error_neg&quot;: 5.2, &quot;error_pos&quot;: 3.9, &quot;distance&quot;: 58.1, &quot;position1_name&quot;: &quot;13D&quot;, &quot;position2_name&quot;: &quot;363A&quot;, &quot;Forster_radius&quot;: 52, &quot;distance_type&quot;: &quot;RDAMean&quot;}," calcext:value-type="string">
            <text:p>"13-363_C1": { "error_neg": 5.2, "error_pos": 3.9, "distance": 58.1, "position1_name": "13D", "position2_name": "363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01" calcext:value-type="float">
            <text:p>301</text:p>
          </table:table-cell>
          <table:table-cell office:value-type="float" office:value="401" calcext:value-type="float">
            <text:p>401</text:p>
          </table:table-cell>
          <table:table-cell office:value-type="float" office:value="52.1" calcext:value-type="float">
            <text:p>52.1</text:p>
          </table:table-cell>
          <table:table-cell office:value-type="float" office:value="46.9" calcext:value-type="float">
            <text:p>46.9</text:p>
          </table:table-cell>
          <table:table-cell office:value-type="float" office:value="56.1" calcext:value-type="float">
            <text:p>56.1</text:p>
          </table:table-cell>
          <table:table-cell office:value-type="string" calcext:value-type="string">
            <text:p>RDAMean</text:p>
          </table:table-cell>
          <table:table-cell/>
          <table:table-cell table:formula="of:=[.D16]-[.E16]" office:value-type="float" office:value="5.2" calcext:value-type="float">
            <text:p>5.2</text:p>
          </table:table-cell>
          <table:table-cell table:formula="of:=[.F16]-[.D16]" office:value-type="float" office:value="4" calcext:value-type="float">
            <text:p>4.0</text:p>
          </table:table-cell>
          <table:table-cell/>
          <table:table-cell table:formula="of:=&quot;&quot;&quot;&quot;&amp;[.B16]&amp;&quot;-&quot;&amp;[.C16]&amp;&quot;_&quot;&amp;[.A16]&amp;&quot;&quot;&quot;: { &quot;&quot;error_neg&quot;&quot;: &quot;&amp;[.I16]&amp;&quot;, &quot;&quot;error_pos&quot;&quot;: &quot;&amp;[.J16]&amp;&quot;, &quot;&quot;distance&quot;&quot;: &quot;&amp;[.D16]&amp;&quot;, &quot;&quot;position1_name&quot;&quot;: &quot;&quot;&quot;&amp;[.B16]&amp;&quot;D&quot;&quot;, &quot;&quot;position2_name&quot;&quot;: &quot;&quot;&quot;&amp;[.C16]&amp;&quot;A&quot;&quot;, &quot;&quot;Forster_radius&quot;&quot;: 52, &quot;&quot;distance_type&quot;&quot;: &quot;&quot;&quot;&amp;[.G16]&amp;&quot;&quot;&quot;},&quot;" office:value-type="string" office:string-value="&quot;301-401_C1&quot;: { &quot;error_neg&quot;: 5.2, &quot;error_pos&quot;: 4, &quot;distance&quot;: 52.1, &quot;position1_name&quot;: &quot;301D&quot;, &quot;position2_name&quot;: &quot;401A&quot;, &quot;Forster_radius&quot;: 52, &quot;distance_type&quot;: &quot;RDAMean&quot;}," calcext:value-type="string">
            <text:p>"301-401_C1": { "error_neg": 5.2, "error_pos": 4, "distance": 52.1, "position1_name": "301D", "position2_name": "401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25" calcext:value-type="float">
            <text:p>25</text:p>
          </table:table-cell>
          <table:table-cell office:value-type="float" office:value="335" calcext:value-type="float">
            <text:p>335</text:p>
          </table:table-cell>
          <table:table-cell office:value-type="float" office:value="63.1" calcext:value-type="float">
            <text:p>63.1</text:p>
          </table:table-cell>
          <table:table-cell office:value-type="float" office:value="57.9" calcext:value-type="float">
            <text:p>57.9</text:p>
          </table:table-cell>
          <table:table-cell office:value-type="float" office:value="67.1" calcext:value-type="float">
            <text:p>67.1</text:p>
          </table:table-cell>
          <table:table-cell office:value-type="string" calcext:value-type="string">
            <text:p>RDAMean</text:p>
          </table:table-cell>
          <table:table-cell/>
          <table:table-cell table:formula="of:=[.D17]-[.E17]" office:value-type="float" office:value="5.2" calcext:value-type="float">
            <text:p>5.2</text:p>
          </table:table-cell>
          <table:table-cell table:formula="of:=[.F17]-[.D17]" office:value-type="float" office:value="3.99999999999999" calcext:value-type="float">
            <text:p>4.0</text:p>
          </table:table-cell>
          <table:table-cell/>
          <table:table-cell table:formula="of:=&quot;&quot;&quot;&quot;&amp;[.B17]&amp;&quot;-&quot;&amp;[.C17]&amp;&quot;_&quot;&amp;[.A17]&amp;&quot;&quot;&quot;: { &quot;&quot;error_neg&quot;&quot;: &quot;&amp;[.I17]&amp;&quot;, &quot;&quot;error_pos&quot;&quot;: &quot;&amp;[.J17]&amp;&quot;, &quot;&quot;distance&quot;&quot;: &quot;&amp;[.D17]&amp;&quot;, &quot;&quot;position1_name&quot;&quot;: &quot;&quot;&quot;&amp;[.B17]&amp;&quot;D&quot;&quot;, &quot;&quot;position2_name&quot;&quot;: &quot;&quot;&quot;&amp;[.C17]&amp;&quot;A&quot;&quot;, &quot;&quot;Forster_radius&quot;&quot;: 52, &quot;&quot;distance_type&quot;&quot;: &quot;&quot;&quot;&amp;[.G17]&amp;&quot;&quot;&quot;},&quot;" office:value-type="string" office:string-value="&quot;25-335_C1&quot;: { &quot;error_neg&quot;: 5.2, &quot;error_pos&quot;: 3.99999999999999, &quot;distance&quot;: 63.1, &quot;position1_name&quot;: &quot;25D&quot;, &quot;position2_name&quot;: &quot;335A&quot;, &quot;Forster_radius&quot;: 52, &quot;distance_type&quot;: &quot;RDAMean&quot;}," calcext:value-type="string">
            <text:p>"25-335_C1": { "error_neg": 5.2, "error_pos": 3.99999999999999, "distance": 63.1, "position1_name": "25D", "position2_name": "335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289" calcext:value-type="float">
            <text:p>289</text:p>
          </table:table-cell>
          <table:table-cell office:value-type="float" office:value="401" calcext:value-type="float">
            <text:p>401</text:p>
          </table:table-cell>
          <table:table-cell office:value-type="float" office:value="63.3" calcext:value-type="float">
            <text:p>63.3</text:p>
          </table:table-cell>
          <table:table-cell office:value-type="float" office:value="57.9" calcext:value-type="float">
            <text:p>57.9</text:p>
          </table:table-cell>
          <table:table-cell office:value-type="float" office:value="67.6" calcext:value-type="float">
            <text:p>67.6</text:p>
          </table:table-cell>
          <table:table-cell office:value-type="string" calcext:value-type="string">
            <text:p>RDAMean</text:p>
          </table:table-cell>
          <table:table-cell/>
          <table:table-cell table:formula="of:=[.D18]-[.E18]" office:value-type="float" office:value="5.4" calcext:value-type="float">
            <text:p>5.4</text:p>
          </table:table-cell>
          <table:table-cell table:formula="of:=[.F18]-[.D18]" office:value-type="float" office:value="4.3" calcext:value-type="float">
            <text:p>4.3</text:p>
          </table:table-cell>
          <table:table-cell/>
          <table:table-cell table:formula="of:=&quot;&quot;&quot;&quot;&amp;[.B18]&amp;&quot;-&quot;&amp;[.C18]&amp;&quot;_&quot;&amp;[.A18]&amp;&quot;&quot;&quot;: { &quot;&quot;error_neg&quot;&quot;: &quot;&amp;[.I18]&amp;&quot;, &quot;&quot;error_pos&quot;&quot;: &quot;&amp;[.J18]&amp;&quot;, &quot;&quot;distance&quot;&quot;: &quot;&amp;[.D18]&amp;&quot;, &quot;&quot;position1_name&quot;&quot;: &quot;&quot;&quot;&amp;[.B18]&amp;&quot;D&quot;&quot;, &quot;&quot;position2_name&quot;&quot;: &quot;&quot;&quot;&amp;[.C18]&amp;&quot;A&quot;&quot;, &quot;&quot;Forster_radius&quot;&quot;: 52, &quot;&quot;distance_type&quot;&quot;: &quot;&quot;&quot;&amp;[.G18]&amp;&quot;&quot;&quot;},&quot;" office:value-type="string" office:string-value="&quot;289-401_C1&quot;: { &quot;error_neg&quot;: 5.4, &quot;error_pos&quot;: 4.3, &quot;distance&quot;: 63.3, &quot;position1_name&quot;: &quot;289D&quot;, &quot;position2_name&quot;: &quot;401A&quot;, &quot;Forster_radius&quot;: 52, &quot;distance_type&quot;: &quot;RDAMean&quot;}," calcext:value-type="string">
            <text:p>"289-401_C1": { "error_neg": 5.4, "error_pos": 4.3, "distance": 63.3, "position1_name": "289D", "position2_name": "401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3" calcext:value-type="float">
            <text:p>13</text:p>
          </table:table-cell>
          <table:table-cell office:value-type="float" office:value="374" calcext:value-type="float">
            <text:p>374</text:p>
          </table:table-cell>
          <table:table-cell office:value-type="float" office:value="46.5" calcext:value-type="float">
            <text:p>46.5</text:p>
          </table:table-cell>
          <table:table-cell office:value-type="float" office:value="40.9" calcext:value-type="float">
            <text:p>40.9</text:p>
          </table:table-cell>
          <table:table-cell office:value-type="float" office:value="51.1" calcext:value-type="float">
            <text:p>51.1</text:p>
          </table:table-cell>
          <table:table-cell office:value-type="string" calcext:value-type="string">
            <text:p>RDAMean</text:p>
          </table:table-cell>
          <table:table-cell/>
          <table:table-cell table:formula="of:=[.D19]-[.E19]" office:value-type="float" office:value="5.6" calcext:value-type="float">
            <text:p>5.6</text:p>
          </table:table-cell>
          <table:table-cell table:formula="of:=[.F19]-[.D19]" office:value-type="float" office:value="4.6" calcext:value-type="float">
            <text:p>4.6</text:p>
          </table:table-cell>
          <table:table-cell/>
          <table:table-cell table:formula="of:=&quot;&quot;&quot;&quot;&amp;[.B19]&amp;&quot;-&quot;&amp;[.C19]&amp;&quot;_&quot;&amp;[.A19]&amp;&quot;&quot;&quot;: { &quot;&quot;error_neg&quot;&quot;: &quot;&amp;[.I19]&amp;&quot;, &quot;&quot;error_pos&quot;&quot;: &quot;&amp;[.J19]&amp;&quot;, &quot;&quot;distance&quot;&quot;: &quot;&amp;[.D19]&amp;&quot;, &quot;&quot;position1_name&quot;&quot;: &quot;&quot;&quot;&amp;[.B19]&amp;&quot;D&quot;&quot;, &quot;&quot;position2_name&quot;&quot;: &quot;&quot;&quot;&amp;[.C19]&amp;&quot;A&quot;&quot;, &quot;&quot;Forster_radius&quot;&quot;: 52, &quot;&quot;distance_type&quot;&quot;: &quot;&quot;&quot;&amp;[.G19]&amp;&quot;&quot;&quot;},&quot;" office:value-type="string" office:string-value="&quot;13-374_C1&quot;: { &quot;error_neg&quot;: 5.6, &quot;error_pos&quot;: 4.6, &quot;distance&quot;: 46.5, &quot;position1_name&quot;: &quot;13D&quot;, &quot;position2_name&quot;: &quot;374A&quot;, &quot;Forster_radius&quot;: 52, &quot;distance_type&quot;: &quot;RDAMean&quot;}," calcext:value-type="string">
            <text:p>"13-374_C1": { "error_neg": 5.6, "error_pos": 4.6, "distance": 46.5, "position1_name": "13D", "position2_name": "374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office:value-type="float" office:value="57.2" calcext:value-type="float">
            <text:p>57.2</text:p>
          </table:table-cell>
          <table:table-cell office:value-type="float" office:value="51.9" calcext:value-type="float">
            <text:p>51.9</text:p>
          </table:table-cell>
          <table:table-cell office:value-type="float" office:value="60.6" calcext:value-type="float">
            <text:p>60.6</text:p>
          </table:table-cell>
          <table:table-cell office:value-type="string" calcext:value-type="string">
            <text:p>RDAMean</text:p>
          </table:table-cell>
          <table:table-cell/>
          <table:table-cell table:formula="of:=[.D20]-[.E20]" office:value-type="float" office:value="5.3" calcext:value-type="float">
            <text:p>5.3</text:p>
          </table:table-cell>
          <table:table-cell table:formula="of:=[.F20]-[.D20]" office:value-type="float" office:value="3.4" calcext:value-type="float">
            <text:p>3.4</text:p>
          </table:table-cell>
          <table:table-cell/>
          <table:table-cell table:formula="of:=&quot;&quot;&quot;&quot;&amp;[.B20]&amp;&quot;-&quot;&amp;[.C20]&amp;&quot;_&quot;&amp;[.A20]&amp;&quot;&quot;&quot;: { &quot;&quot;error_neg&quot;&quot;: &quot;&amp;[.I20]&amp;&quot;, &quot;&quot;error_pos&quot;&quot;: &quot;&amp;[.J20]&amp;&quot;, &quot;&quot;distance&quot;&quot;: &quot;&amp;[.D20]&amp;&quot;, &quot;&quot;position1_name&quot;&quot;: &quot;&quot;&quot;&amp;[.B20]&amp;&quot;D&quot;&quot;, &quot;&quot;position2_name&quot;&quot;: &quot;&quot;&quot;&amp;[.C20]&amp;&quot;A&quot;&quot;, &quot;&quot;Forster_radius&quot;&quot;: 52, &quot;&quot;distance_type&quot;&quot;: &quot;&quot;&quot;&amp;[.G20]&amp;&quot;&quot;&quot;},&quot;" office:value-type="string" office:string-value="&quot;10-401_C1&quot;: { &quot;error_neg&quot;: 5.3, &quot;error_pos&quot;: 3.4, &quot;distance&quot;: 57.2, &quot;position1_name&quot;: &quot;10D&quot;, &quot;position2_name&quot;: &quot;401A&quot;, &quot;Forster_radius&quot;: 52, &quot;distance_type&quot;: &quot;RDAMean&quot;}," calcext:value-type="string">
            <text:p>"10-401_C1": { "error_neg": 5.3, "error_pos": 3.4, "distance": 57.2, "position1_name": "10D", "position2_name": "401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56.8" calcext:value-type="float">
            <text:p>56.8</text:p>
          </table:table-cell>
          <table:table-cell office:value-type="float" office:value="51.9" calcext:value-type="float">
            <text:p>51.9</text:p>
          </table:table-cell>
          <table:table-cell office:value-type="float" office:value="60.1" calcext:value-type="float">
            <text:p>60.1</text:p>
          </table:table-cell>
          <table:table-cell office:value-type="string" calcext:value-type="string">
            <text:p>RDAMean</text:p>
          </table:table-cell>
          <table:table-cell/>
          <table:table-cell table:formula="of:=[.D21]-[.E21]" office:value-type="float" office:value="4.9" calcext:value-type="float">
            <text:p>4.9</text:p>
          </table:table-cell>
          <table:table-cell table:formula="of:=[.F21]-[.D21]" office:value-type="float" office:value="3.3" calcext:value-type="float">
            <text:p>3.3</text:p>
          </table:table-cell>
          <table:table-cell/>
          <table:table-cell table:formula="of:=&quot;&quot;&quot;&quot;&amp;[.B21]&amp;&quot;-&quot;&amp;[.C21]&amp;&quot;_&quot;&amp;[.A21]&amp;&quot;&quot;&quot;: { &quot;&quot;error_neg&quot;&quot;: &quot;&amp;[.I21]&amp;&quot;, &quot;&quot;error_pos&quot;&quot;: &quot;&amp;[.J21]&amp;&quot;, &quot;&quot;distance&quot;&quot;: &quot;&amp;[.D21]&amp;&quot;, &quot;&quot;position1_name&quot;&quot;: &quot;&quot;&quot;&amp;[.B21]&amp;&quot;D&quot;&quot;, &quot;&quot;position2_name&quot;&quot;: &quot;&quot;&quot;&amp;[.C21]&amp;&quot;A&quot;&quot;, &quot;&quot;Forster_radius&quot;&quot;: 52, &quot;&quot;distance_type&quot;&quot;: &quot;&quot;&quot;&amp;[.G21]&amp;&quot;&quot;&quot;},&quot;" office:value-type="string" office:string-value="&quot;301-389_C1&quot;: { &quot;error_neg&quot;: 4.9, &quot;error_pos&quot;: 3.3, &quot;distance&quot;: 56.8, &quot;position1_name&quot;: &quot;301D&quot;, &quot;position2_name&quot;: &quot;389A&quot;, &quot;Forster_radius&quot;: 52, &quot;distance_type&quot;: &quot;RDAMean&quot;}," calcext:value-type="string">
            <text:p>"301-389_C1": { "error_neg": 4.9, "error_pos": 3.3, "distance": 56.8, "position1_name": "301D", "position2_name": "389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76" calcext:value-type="float">
            <text:p>176</text:p>
          </table:table-cell>
          <table:table-cell office:value-type="float" office:value="363" calcext:value-type="float">
            <text:p>363</text:p>
          </table:table-cell>
          <table:table-cell office:value-type="float" office:value="72.7" calcext:value-type="float">
            <text:p>72.7</text:p>
          </table:table-cell>
          <table:table-cell office:value-type="float" office:value="64.9" calcext:value-type="float">
            <text:p>64.9</text:p>
          </table:table-cell>
          <table:table-cell office:value-type="float" office:value="78.1" calcext:value-type="float">
            <text:p>78.1</text:p>
          </table:table-cell>
          <table:table-cell office:value-type="string" calcext:value-type="string">
            <text:p>RDAMean</text:p>
          </table:table-cell>
          <table:table-cell/>
          <table:table-cell table:formula="of:=[.D22]-[.E22]" office:value-type="float" office:value="7.8" calcext:value-type="float">
            <text:p>7.8</text:p>
          </table:table-cell>
          <table:table-cell table:formula="of:=[.F22]-[.D22]" office:value-type="float" office:value="5.39999999999999" calcext:value-type="float">
            <text:p>5.4</text:p>
          </table:table-cell>
          <table:table-cell/>
          <table:table-cell table:formula="of:=&quot;&quot;&quot;&quot;&amp;[.B22]&amp;&quot;-&quot;&amp;[.C22]&amp;&quot;_&quot;&amp;[.A22]&amp;&quot;&quot;&quot;: { &quot;&quot;error_neg&quot;&quot;: &quot;&amp;[.I22]&amp;&quot;, &quot;&quot;error_pos&quot;&quot;: &quot;&amp;[.J22]&amp;&quot;, &quot;&quot;distance&quot;&quot;: &quot;&amp;[.D22]&amp;&quot;, &quot;&quot;position1_name&quot;&quot;: &quot;&quot;&quot;&amp;[.B22]&amp;&quot;D&quot;&quot;, &quot;&quot;position2_name&quot;&quot;: &quot;&quot;&quot;&amp;[.C22]&amp;&quot;A&quot;&quot;, &quot;&quot;Forster_radius&quot;&quot;: 52, &quot;&quot;distance_type&quot;&quot;: &quot;&quot;&quot;&amp;[.G22]&amp;&quot;&quot;&quot;},&quot;" office:value-type="string" office:string-value="&quot;176-363_C1&quot;: { &quot;error_neg&quot;: 7.8, &quot;error_pos&quot;: 5.39999999999999, &quot;distance&quot;: 72.7, &quot;position1_name&quot;: &quot;176D&quot;, &quot;position2_name&quot;: &quot;363A&quot;, &quot;Forster_radius&quot;: 52, &quot;distance_type&quot;: &quot;RDAMean&quot;}," calcext:value-type="string">
            <text:p>"176-363_C1": { "error_neg": 7.8, "error_pos": 5.39999999999999, "distance": 72.7, "position1_name": "176D", "position2_name": "363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289" calcext:value-type="float">
            <text:p>289</text:p>
          </table:table-cell>
          <table:table-cell office:value-type="float" office:value="382" calcext:value-type="float">
            <text:p>382</text:p>
          </table:table-cell>
          <table:table-cell office:value-type="float" office:value="67.6" calcext:value-type="float">
            <text:p>67.6</text:p>
          </table:table-cell>
          <table:table-cell office:value-type="float" office:value="57.9" calcext:value-type="float">
            <text:p>57.9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RDAMean</text:p>
          </table:table-cell>
          <table:table-cell/>
          <table:table-cell table:formula="of:=[.D23]-[.E23]" office:value-type="float" office:value="9.7" calcext:value-type="float">
            <text:p>9.7</text:p>
          </table:table-cell>
          <table:table-cell table:formula="of:=[.F23]-[.D23]" office:value-type="float" office:value="4.5" calcext:value-type="float">
            <text:p>4.5</text:p>
          </table:table-cell>
          <table:table-cell/>
          <table:table-cell table:formula="of:=&quot;&quot;&quot;&quot;&amp;[.B23]&amp;&quot;-&quot;&amp;[.C23]&amp;&quot;_&quot;&amp;[.A23]&amp;&quot;&quot;&quot;: { &quot;&quot;error_neg&quot;&quot;: &quot;&amp;[.I23]&amp;&quot;, &quot;&quot;error_pos&quot;&quot;: &quot;&amp;[.J23]&amp;&quot;, &quot;&quot;distance&quot;&quot;: &quot;&amp;[.D23]&amp;&quot;, &quot;&quot;position1_name&quot;&quot;: &quot;&quot;&quot;&amp;[.B23]&amp;&quot;D&quot;&quot;, &quot;&quot;position2_name&quot;&quot;: &quot;&quot;&quot;&amp;[.C23]&amp;&quot;A&quot;&quot;, &quot;&quot;Forster_radius&quot;&quot;: 52, &quot;&quot;distance_type&quot;&quot;: &quot;&quot;&quot;&amp;[.G23]&amp;&quot;&quot;&quot;},&quot;" office:value-type="string" office:string-value="&quot;289-382_C1&quot;: { &quot;error_neg&quot;: 9.7, &quot;error_pos&quot;: 4.5, &quot;distance&quot;: 67.6, &quot;position1_name&quot;: &quot;289D&quot;, &quot;position2_name&quot;: &quot;382A&quot;, &quot;Forster_radius&quot;: 52, &quot;distance_type&quot;: &quot;RDAMean&quot;}," calcext:value-type="string">
            <text:p>"289-382_C1": { "error_neg": 9.7, "error_pos": 4.5, "distance": 67.6, "position1_name": "289D", "position2_name": "382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2" calcext:value-type="float">
            <text:p>32</text:p>
          </table:table-cell>
          <table:table-cell office:value-type="float" office:value="363" calcext:value-type="float">
            <text:p>363</text:p>
          </table:table-cell>
          <table:table-cell office:value-type="float" office:value="95" calcext:value-type="float">
            <text:p>95</text:p>
          </table:table-cell>
          <table:table-cell office:value-type="float" office:value="86.9" calcext:value-type="float">
            <text:p>86.9</text:p>
          </table:table-cell>
          <table:table-cell office:value-type="float" office:value="403.1" calcext:value-type="float">
            <text:p>403.1</text:p>
          </table:table-cell>
          <table:table-cell office:value-type="string" calcext:value-type="string">
            <text:p>RDAMean</text:p>
          </table:table-cell>
          <table:table-cell/>
          <table:table-cell table:formula="of:=[.D24]-[.E24]" office:value-type="float" office:value="8.09999999999999" calcext:value-type="float">
            <text:p>8.1</text:p>
          </table:table-cell>
          <table:table-cell table:formula="of:=[.F24]-[.D24]" office:value-type="float" office:value="308.1" calcext:value-type="float">
            <text:p>308.1</text:p>
          </table:table-cell>
          <table:table-cell/>
          <table:table-cell table:formula="of:=&quot;&quot;&quot;&quot;&amp;[.B24]&amp;&quot;-&quot;&amp;[.C24]&amp;&quot;_&quot;&amp;[.A24]&amp;&quot;&quot;&quot;: { &quot;&quot;error_neg&quot;&quot;: &quot;&amp;[.I24]&amp;&quot;, &quot;&quot;error_pos&quot;&quot;: &quot;&amp;[.J24]&amp;&quot;, &quot;&quot;distance&quot;&quot;: &quot;&amp;[.D24]&amp;&quot;, &quot;&quot;position1_name&quot;&quot;: &quot;&quot;&quot;&amp;[.B24]&amp;&quot;D&quot;&quot;, &quot;&quot;position2_name&quot;&quot;: &quot;&quot;&quot;&amp;[.C24]&amp;&quot;A&quot;&quot;, &quot;&quot;Forster_radius&quot;&quot;: 52, &quot;&quot;distance_type&quot;&quot;: &quot;&quot;&quot;&amp;[.G24]&amp;&quot;&quot;&quot;},&quot;" office:value-type="string" office:string-value="&quot;32-363_C1&quot;: { &quot;error_neg&quot;: 8.09999999999999, &quot;error_pos&quot;: 308.1, &quot;distance&quot;: 95, &quot;position1_name&quot;: &quot;32D&quot;, &quot;position2_name&quot;: &quot;363A&quot;, &quot;Forster_radius&quot;: 52, &quot;distance_type&quot;: &quot;RDAMean&quot;}," calcext:value-type="string">
            <text:p>"32-363_C1": { "error_neg": 8.09999999999999, "error_pos": 308.1, "distance": 95, "position1_name": "32D", "position2_name": "363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0" calcext:value-type="float">
            <text:p>10</text:p>
          </table:table-cell>
          <table:table-cell office:value-type="float" office:value="382" calcext:value-type="float">
            <text:p>382</text:p>
          </table:table-cell>
          <table:table-cell office:value-type="float" office:value="49.5" calcext:value-type="float">
            <text:p>49.5</text:p>
          </table:table-cell>
          <table:table-cell office:value-type="float" office:value="42.9" calcext:value-type="float">
            <text:p>42.9</text:p>
          </table:table-cell>
          <table:table-cell office:value-type="float" office:value="55.1" calcext:value-type="float">
            <text:p>55.1</text:p>
          </table:table-cell>
          <table:table-cell office:value-type="string" calcext:value-type="string">
            <text:p>RDAMean</text:p>
          </table:table-cell>
          <table:table-cell/>
          <table:table-cell table:formula="of:=[.D25]-[.E25]" office:value-type="float" office:value="6.6" calcext:value-type="float">
            <text:p>6.6</text:p>
          </table:table-cell>
          <table:table-cell table:formula="of:=[.F25]-[.D25]" office:value-type="float" office:value="5.6" calcext:value-type="float">
            <text:p>5.6</text:p>
          </table:table-cell>
          <table:table-cell/>
          <table:table-cell table:formula="of:=&quot;&quot;&quot;&quot;&amp;[.B25]&amp;&quot;-&quot;&amp;[.C25]&amp;&quot;_&quot;&amp;[.A25]&amp;&quot;&quot;&quot;: { &quot;&quot;error_neg&quot;&quot;: &quot;&amp;[.I25]&amp;&quot;, &quot;&quot;error_pos&quot;&quot;: &quot;&amp;[.J25]&amp;&quot;, &quot;&quot;distance&quot;&quot;: &quot;&amp;[.D25]&amp;&quot;, &quot;&quot;position1_name&quot;&quot;: &quot;&quot;&quot;&amp;[.B25]&amp;&quot;D&quot;&quot;, &quot;&quot;position2_name&quot;&quot;: &quot;&quot;&quot;&amp;[.C25]&amp;&quot;A&quot;&quot;, &quot;&quot;Forster_radius&quot;&quot;: 52, &quot;&quot;distance_type&quot;&quot;: &quot;&quot;&quot;&amp;[.G25]&amp;&quot;&quot;&quot;},&quot;" office:value-type="string" office:string-value="&quot;10-382_C1&quot;: { &quot;error_neg&quot;: 6.6, &quot;error_pos&quot;: 5.6, &quot;distance&quot;: 49.5, &quot;position1_name&quot;: &quot;10D&quot;, &quot;position2_name&quot;: &quot;382A&quot;, &quot;Forster_radius&quot;: 52, &quot;distance_type&quot;: &quot;RDAMean&quot;}," calcext:value-type="string">
            <text:p>"10-382_C1": { "error_neg": 6.6, "error_pos": 5.6, "distance": 49.5, "position1_name": "10D", "position2_name": "382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2" calcext:value-type="float">
            <text:p>32</text:p>
          </table:table-cell>
          <table:table-cell office:value-type="float" office:value="397" calcext:value-type="float">
            <text:p>397</text:p>
          </table:table-cell>
          <table:table-cell office:value-type="float" office:value="85.5" calcext:value-type="float">
            <text:p>85.5</text:p>
          </table:table-cell>
          <table:table-cell office:value-type="float" office:value="74.9" calcext:value-type="float">
            <text:p>74.9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RDAMean</text:p>
          </table:table-cell>
          <table:table-cell/>
          <table:table-cell table:formula="of:=[.D26]-[.E26]" office:value-type="float" office:value="10.6" calcext:value-type="float">
            <text:p>10.6</text:p>
          </table:table-cell>
          <table:table-cell table:formula="of:=[.F26]-[.D26]" office:value-type="float" office:value="9.59999999999999" calcext:value-type="float">
            <text:p>9.6</text:p>
          </table:table-cell>
          <table:table-cell/>
          <table:table-cell table:formula="of:=&quot;&quot;&quot;&quot;&amp;[.B26]&amp;&quot;-&quot;&amp;[.C26]&amp;&quot;_&quot;&amp;[.A26]&amp;&quot;&quot;&quot;: { &quot;&quot;error_neg&quot;&quot;: &quot;&amp;[.I26]&amp;&quot;, &quot;&quot;error_pos&quot;&quot;: &quot;&amp;[.J26]&amp;&quot;, &quot;&quot;distance&quot;&quot;: &quot;&amp;[.D26]&amp;&quot;, &quot;&quot;position1_name&quot;&quot;: &quot;&quot;&quot;&amp;[.B26]&amp;&quot;D&quot;&quot;, &quot;&quot;position2_name&quot;&quot;: &quot;&quot;&quot;&amp;[.C26]&amp;&quot;A&quot;&quot;, &quot;&quot;Forster_radius&quot;&quot;: 52, &quot;&quot;distance_type&quot;&quot;: &quot;&quot;&quot;&amp;[.G26]&amp;&quot;&quot;&quot;},&quot;" office:value-type="string" office:string-value="&quot;32-397_C1&quot;: { &quot;error_neg&quot;: 10.6, &quot;error_pos&quot;: 9.59999999999999, &quot;distance&quot;: 85.5, &quot;position1_name&quot;: &quot;32D&quot;, &quot;position2_name&quot;: &quot;397A&quot;, &quot;Forster_radius&quot;: 52, &quot;distance_type&quot;: &quot;RDAMean&quot;}," calcext:value-type="string">
            <text:p>"32-397_C1": { "error_neg": 10.6, "error_pos": 9.59999999999999, "distance": 85.5, "position1_name": "32D", "position2_name": "397A", "Forster_radius": 52, "distance_type": "RDAMean"},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5" calcext:value-type="float">
            <text:p>35</text:p>
          </table:table-cell>
          <table:table-cell office:value-type="float" office:value="382" calcext:value-type="float">
            <text:p>382</text:p>
          </table:table-cell>
          <table:table-cell office:value-type="float" office:value="78.9" calcext:value-type="float">
            <text:p>78.9</text:p>
          </table:table-cell>
          <table:table-cell office:value-type="float" office:value="63.9" calcext:value-type="float">
            <text:p>63.9</text:p>
          </table:table-cell>
          <table:table-cell office:value-type="float" office:value="85.1" calcext:value-type="float">
            <text:p>85.1</text:p>
          </table:table-cell>
          <table:table-cell office:value-type="string" calcext:value-type="string">
            <text:p>RDAMean</text:p>
          </table:table-cell>
          <table:table-cell/>
          <table:table-cell table:formula="of:=[.D28]-[.E28]" office:value-type="float" office:value="15" calcext:value-type="float">
            <text:p>15.0</text:p>
          </table:table-cell>
          <table:table-cell table:formula="of:=[.F28]-[.D28]" office:value-type="float" office:value="6.19999999999999" calcext:value-type="float">
            <text:p>6.2</text:p>
          </table:table-cell>
          <table:table-cell/>
          <table:table-cell table:formula="of:=&quot;&quot;&quot;&quot;&amp;[.B28]&amp;&quot;-&quot;&amp;[.C28]&amp;&quot;_&quot;&amp;[.A28]&amp;&quot;&quot;&quot;: { &quot;&quot;error_neg&quot;&quot;: &quot;&amp;[.I28]&amp;&quot;, &quot;&quot;error_pos&quot;&quot;: &quot;&amp;[.J28]&amp;&quot;, &quot;&quot;distance&quot;&quot;: &quot;&amp;[.D28]&amp;&quot;, &quot;&quot;position1_name&quot;&quot;: &quot;&quot;&quot;&amp;[.B28]&amp;&quot;D&quot;&quot;, &quot;&quot;position2_name&quot;&quot;: &quot;&quot;&quot;&amp;[.C28]&amp;&quot;A&quot;&quot;, &quot;&quot;Forster_radius&quot;&quot;: 52, &quot;&quot;distance_type&quot;&quot;: &quot;&quot;&quot;&amp;[.G28]&amp;&quot;&quot;&quot;},&quot;" office:value-type="string" office:string-value="&quot;35-382_C1&quot;: { &quot;error_neg&quot;: 15, &quot;error_pos&quot;: 6.19999999999999, &quot;distance&quot;: 78.9, &quot;position1_name&quot;: &quot;35D&quot;, &quot;position2_name&quot;: &quot;382A&quot;, &quot;Forster_radius&quot;: 52, &quot;distance_type&quot;: &quot;RDAMean&quot;}," calcext:value-type="string">
            <text:p>"35-382_C1": { "error_neg": 15, "error_pos": 6.19999999999999, "distance": 78.9, "position1_name": "35D", "position2_name": "382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76" calcext:value-type="float">
            <text:p>176</text:p>
          </table:table-cell>
          <table:table-cell office:value-type="float" office:value="305" calcext:value-type="float">
            <text:p>305</text:p>
          </table:table-cell>
          <table:table-cell office:value-type="float" office:value="33.1" calcext:value-type="float">
            <text:p>33.1</text:p>
          </table:table-cell>
          <table:table-cell office:value-type="float" office:value="26.9" calcext:value-type="float">
            <text:p>26.9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RDAMean</text:p>
          </table:table-cell>
          <table:table-cell/>
          <table:table-cell table:formula="of:=[.D29]-[.E29]" office:value-type="float" office:value="6.2" calcext:value-type="float">
            <text:p>6.2</text:p>
          </table:table-cell>
          <table:table-cell table:formula="of:=[.F29]-[.D29]" office:value-type="float" office:value="4.5" calcext:value-type="float">
            <text:p>4.5</text:p>
          </table:table-cell>
          <table:table-cell/>
          <table:table-cell table:formula="of:=&quot;&quot;&quot;&quot;&amp;[.B29]&amp;&quot;-&quot;&amp;[.C29]&amp;&quot;_&quot;&amp;[.A29]&amp;&quot;&quot;&quot;: { &quot;&quot;error_neg&quot;&quot;: &quot;&amp;[.I29]&amp;&quot;, &quot;&quot;error_pos&quot;&quot;: &quot;&amp;[.J29]&amp;&quot;, &quot;&quot;distance&quot;&quot;: &quot;&amp;[.D29]&amp;&quot;, &quot;&quot;position1_name&quot;&quot;: &quot;&quot;&quot;&amp;[.B29]&amp;&quot;D&quot;&quot;, &quot;&quot;position2_name&quot;&quot;: &quot;&quot;&quot;&amp;[.C29]&amp;&quot;A&quot;&quot;, &quot;&quot;Forster_radius&quot;&quot;: 52, &quot;&quot;distance_type&quot;&quot;: &quot;&quot;&quot;&amp;[.G29]&amp;&quot;&quot;&quot;},&quot;" office:value-type="string" office:string-value="&quot;176-305_C1&quot;: { &quot;error_neg&quot;: 6.2, &quot;error_pos&quot;: 4.5, &quot;distance&quot;: 33.1, &quot;position1_name&quot;: &quot;176D&quot;, &quot;position2_name&quot;: &quot;305A&quot;, &quot;Forster_radius&quot;: 52, &quot;distance_type&quot;: &quot;RDAMean&quot;}," calcext:value-type="string">
            <text:p>"176-305_C1": { "error_neg": 6.2, "error_pos": 4.5, "distance": 33.1, "position1_name": "176D", "position2_name": "305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363" calcext:value-type="float">
            <text:p>363</text:p>
          </table:table-cell>
          <table:table-cell office:value-type="float" office:value="84.5" calcext:value-type="float">
            <text:p>84.5</text:p>
          </table:table-cell>
          <table:table-cell office:value-type="float" office:value="65.9" calcext:value-type="float">
            <text:p>65.9</text:p>
          </table:table-cell>
          <table:table-cell office:value-type="float" office:value="91.1" calcext:value-type="float">
            <text:p>91.1</text:p>
          </table:table-cell>
          <table:table-cell office:value-type="string" calcext:value-type="string">
            <text:p>RDAMean</text:p>
          </table:table-cell>
          <table:table-cell/>
          <table:table-cell table:formula="of:=[.D30]-[.E30]" office:value-type="float" office:value="18.6" calcext:value-type="float">
            <text:p>18.6</text:p>
          </table:table-cell>
          <table:table-cell table:formula="of:=[.F30]-[.D30]" office:value-type="float" office:value="6.59999999999999" calcext:value-type="float">
            <text:p>6.6</text:p>
          </table:table-cell>
          <table:table-cell/>
          <table:table-cell table:formula="of:=&quot;&quot;&quot;&quot;&amp;[.B30]&amp;&quot;-&quot;&amp;[.C30]&amp;&quot;_&quot;&amp;[.A30]&amp;&quot;&quot;&quot;: { &quot;&quot;error_neg&quot;&quot;: &quot;&amp;[.I30]&amp;&quot;, &quot;&quot;error_pos&quot;&quot;: &quot;&amp;[.J30]&amp;&quot;, &quot;&quot;distance&quot;&quot;: &quot;&amp;[.D30]&amp;&quot;, &quot;&quot;position1_name&quot;&quot;: &quot;&quot;&quot;&amp;[.B30]&amp;&quot;D&quot;&quot;, &quot;&quot;position2_name&quot;&quot;: &quot;&quot;&quot;&amp;[.C30]&amp;&quot;A&quot;&quot;, &quot;&quot;Forster_radius&quot;&quot;: 52, &quot;&quot;distance_type&quot;&quot;: &quot;&quot;&quot;&amp;[.G30]&amp;&quot;&quot;&quot;},&quot;" office:value-type="string" office:string-value="&quot;6-363_C1&quot;: { &quot;error_neg&quot;: 18.6, &quot;error_pos&quot;: 6.59999999999999, &quot;distance&quot;: 84.5, &quot;position1_name&quot;: &quot;6D&quot;, &quot;position2_name&quot;: &quot;363A&quot;, &quot;Forster_radius&quot;: 52, &quot;distance_type&quot;: &quot;RDAMean&quot;}," calcext:value-type="string">
            <text:p>"6-363_C1": { "error_neg": 18.6, "error_pos": 6.59999999999999, "distance": 84.5, "position1_name": "6D", "position2_name": "363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29" calcext:value-type="float">
            <text:p>29</text:p>
          </table:table-cell>
          <table:table-cell office:value-type="float" office:value="382" calcext:value-type="float">
            <text:p>382</text:p>
          </table:table-cell>
          <table:table-cell office:value-type="float" office:value="67.4" calcext:value-type="float">
            <text:p>67.4</text:p>
          </table:table-cell>
          <table:table-cell office:value-type="float" office:value="58.9" calcext:value-type="float">
            <text:p>58.9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RDAMean</text:p>
          </table:table-cell>
          <table:table-cell/>
          <table:table-cell table:formula="of:=[.D31]-[.E31]" office:value-type="float" office:value="8.50000000000001" calcext:value-type="float">
            <text:p>8.5</text:p>
          </table:table-cell>
          <table:table-cell table:formula="of:=[.F31]-[.D31]" office:value-type="float" office:value="5.69999999999999" calcext:value-type="float">
            <text:p>5.7</text:p>
          </table:table-cell>
          <table:table-cell/>
          <table:table-cell table:formula="of:=&quot;&quot;&quot;&quot;&amp;[.B31]&amp;&quot;-&quot;&amp;[.C31]&amp;&quot;_&quot;&amp;[.A31]&amp;&quot;&quot;&quot;: { &quot;&quot;error_neg&quot;&quot;: &quot;&amp;[.I31]&amp;&quot;, &quot;&quot;error_pos&quot;&quot;: &quot;&amp;[.J31]&amp;&quot;, &quot;&quot;distance&quot;&quot;: &quot;&amp;[.D31]&amp;&quot;, &quot;&quot;position1_name&quot;&quot;: &quot;&quot;&quot;&amp;[.B31]&amp;&quot;D&quot;&quot;, &quot;&quot;position2_name&quot;&quot;: &quot;&quot;&quot;&amp;[.C31]&amp;&quot;A&quot;&quot;, &quot;&quot;Forster_radius&quot;&quot;: 52, &quot;&quot;distance_type&quot;&quot;: &quot;&quot;&quot;&amp;[.G31]&amp;&quot;&quot;&quot;},&quot;" office:value-type="string" office:string-value="&quot;29-382_C1&quot;: { &quot;error_neg&quot;: 8.50000000000001, &quot;error_pos&quot;: 5.69999999999999, &quot;distance&quot;: 67.4, &quot;position1_name&quot;: &quot;29D&quot;, &quot;position2_name&quot;: &quot;382A&quot;, &quot;Forster_radius&quot;: 52, &quot;distance_type&quot;: &quot;RDAMean&quot;}," calcext:value-type="string">
            <text:p>"29-382_C1": { "error_neg": 8.50000000000001, "error_pos": 5.69999999999999, "distance": 67.4, "position1_name": "29D", "position2_name": "382A", "Forster_radius": 52, "distance_type": "RDAMean"},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2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401" calcext:value-type="float">
            <text:p>401</text:p>
          </table:table-cell>
          <table:table-cell office:value-type="float" office:value="46.1" calcext:value-type="float">
            <text:p>46.1</text:p>
          </table:table-cell>
          <table:table-cell office:value-type="float" office:value="40.9" calcext:value-type="float">
            <text:p>40.9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RDAMean</text:p>
          </table:table-cell>
          <table:table-cell/>
          <table:table-cell table:formula="of:=[.D33]-[.E33]" office:value-type="float" office:value="5.2" calcext:value-type="float">
            <text:p>5.2</text:p>
          </table:table-cell>
          <table:table-cell table:formula="of:=[.F33]-[.D33]" office:value-type="float" office:value="7" calcext:value-type="float">
            <text:p>7.0</text:p>
          </table:table-cell>
          <table:table-cell/>
          <table:table-cell table:formula="of:=&quot;&quot;&quot;&quot;&amp;[.B33]&amp;&quot;-&quot;&amp;[.C33]&amp;&quot;_&quot;&amp;[.A33]&amp;&quot;&quot;&quot;: { &quot;&quot;error_neg&quot;&quot;: &quot;&amp;[.I33]&amp;&quot;, &quot;&quot;error_pos&quot;&quot;: &quot;&amp;[.J33]&amp;&quot;, &quot;&quot;distance&quot;&quot;: &quot;&amp;[.D33]&amp;&quot;, &quot;&quot;position1_name&quot;&quot;: &quot;&quot;&quot;&amp;[.B33]&amp;&quot;D&quot;&quot;, &quot;&quot;position2_name&quot;&quot;: &quot;&quot;&quot;&amp;[.C33]&amp;&quot;A&quot;&quot;, &quot;&quot;Forster_radius&quot;&quot;: 52, &quot;&quot;distance_type&quot;&quot;: &quot;&quot;&quot;&amp;[.G33]&amp;&quot;&quot;&quot;},&quot;" office:value-type="string" office:string-value="&quot;176-401_C2&quot;: { &quot;error_neg&quot;: 5.2, &quot;error_pos&quot;: 7, &quot;distance&quot;: 46.1, &quot;position1_name&quot;: &quot;176D&quot;, &quot;position2_name&quot;: &quot;401A&quot;, &quot;Forster_radius&quot;: 52, &quot;distance_type&quot;: &quot;RDAMean&quot;}," calcext:value-type="string">
            <text:p>"176-401_C2": { "error_neg": 5.2, "error_pos": 7, "distance": 46.1, "position1_name": "176D", "position2_name": "401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01" calcext:value-type="float">
            <text:p>301</text:p>
          </table:table-cell>
          <table:table-cell office:value-type="float" office:value="393" calcext:value-type="float">
            <text:p>393</text:p>
          </table:table-cell>
          <table:table-cell office:value-type="float" office:value="50.8" calcext:value-type="float">
            <text:p>50.8</text:p>
          </table:table-cell>
          <table:table-cell office:value-type="float" office:value="42.9" calcext:value-type="float">
            <text:p>42.9</text:p>
          </table:table-cell>
          <table:table-cell office:value-type="float" office:value="58.1" calcext:value-type="float">
            <text:p>58.1</text:p>
          </table:table-cell>
          <table:table-cell office:value-type="string" calcext:value-type="string">
            <text:p>RDAMean</text:p>
          </table:table-cell>
          <table:table-cell/>
          <table:table-cell table:formula="of:=[.D34]-[.E34]" office:value-type="float" office:value="7.9" calcext:value-type="float">
            <text:p>7.9</text:p>
          </table:table-cell>
          <table:table-cell table:formula="of:=[.F34]-[.D34]" office:value-type="float" office:value="7.3" calcext:value-type="float">
            <text:p>7.3</text:p>
          </table:table-cell>
          <table:table-cell/>
          <table:table-cell table:formula="of:=&quot;&quot;&quot;&quot;&amp;[.B34]&amp;&quot;-&quot;&amp;[.C34]&amp;&quot;_&quot;&amp;[.A34]&amp;&quot;&quot;&quot;: { &quot;&quot;error_neg&quot;&quot;: &quot;&amp;[.I34]&amp;&quot;, &quot;&quot;error_pos&quot;&quot;: &quot;&amp;[.J34]&amp;&quot;, &quot;&quot;distance&quot;&quot;: &quot;&amp;[.D34]&amp;&quot;, &quot;&quot;position1_name&quot;&quot;: &quot;&quot;&quot;&amp;[.B34]&amp;&quot;D&quot;&quot;, &quot;&quot;position2_name&quot;&quot;: &quot;&quot;&quot;&amp;[.C34]&amp;&quot;A&quot;&quot;, &quot;&quot;Forster_radius&quot;&quot;: 52, &quot;&quot;distance_type&quot;&quot;: &quot;&quot;&quot;&amp;[.G34]&amp;&quot;&quot;&quot;},&quot;" office:value-type="string" office:string-value="&quot;301-393_C2&quot;: { &quot;error_neg&quot;: 7.9, &quot;error_pos&quot;: 7.3, &quot;distance&quot;: 50.8, &quot;position1_name&quot;: &quot;301D&quot;, &quot;position2_name&quot;: &quot;393A&quot;, &quot;Forster_radius&quot;: 52, &quot;distance_type&quot;: &quot;RDAMean&quot;}," calcext:value-type="string">
            <text:p>"301-393_C2": { "error_neg": 7.9, "error_pos": 7.3, "distance": 50.8, "position1_name": "301D", "position2_name": "393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01" calcext:value-type="float">
            <text:p>301</text:p>
          </table:table-cell>
          <table:table-cell office:value-type="float" office:value="339" calcext:value-type="float">
            <text:p>339</text:p>
          </table:table-cell>
          <table:table-cell office:value-type="float" office:value="42.3" calcext:value-type="float">
            <text:p>42.3</text:p>
          </table:table-cell>
          <table:table-cell office:value-type="float" office:value="30.9" calcext:value-type="float">
            <text:p>30.9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RDAMean</text:p>
          </table:table-cell>
          <table:table-cell/>
          <table:table-cell table:formula="of:=[.D35]-[.E35]" office:value-type="float" office:value="11.4" calcext:value-type="float">
            <text:p>11.4</text:p>
          </table:table-cell>
          <table:table-cell table:formula="of:=[.F35]-[.D35]" office:value-type="float" office:value="7.8" calcext:value-type="float">
            <text:p>7.8</text:p>
          </table:table-cell>
          <table:table-cell/>
          <table:table-cell table:formula="of:=&quot;&quot;&quot;&quot;&amp;[.B35]&amp;&quot;-&quot;&amp;[.C35]&amp;&quot;_&quot;&amp;[.A35]&amp;&quot;&quot;&quot;: { &quot;&quot;error_neg&quot;&quot;: &quot;&amp;[.I35]&amp;&quot;, &quot;&quot;error_pos&quot;&quot;: &quot;&amp;[.J35]&amp;&quot;, &quot;&quot;distance&quot;&quot;: &quot;&amp;[.D35]&amp;&quot;, &quot;&quot;position1_name&quot;&quot;: &quot;&quot;&quot;&amp;[.B35]&amp;&quot;D&quot;&quot;, &quot;&quot;position2_name&quot;&quot;: &quot;&quot;&quot;&amp;[.C35]&amp;&quot;A&quot;&quot;, &quot;&quot;Forster_radius&quot;&quot;: 52, &quot;&quot;distance_type&quot;&quot;: &quot;&quot;&quot;&amp;[.G35]&amp;&quot;&quot;&quot;},&quot;" office:value-type="string" office:string-value="&quot;301-339_C2&quot;: { &quot;error_neg&quot;: 11.4, &quot;error_pos&quot;: 7.8, &quot;distance&quot;: 42.3, &quot;position1_name&quot;: &quot;301D&quot;, &quot;position2_name&quot;: &quot;339A&quot;, &quot;Forster_radius&quot;: 52, &quot;distance_type&quot;: &quot;RDAMean&quot;}," calcext:value-type="string">
            <text:p>"301-339_C2": { "error_neg": 11.4, "error_pos": 7.8, "distance": 42.3, "position1_name": "301D", "position2_name": "339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office:value-type="float" office:value="48.2" calcext:value-type="float">
            <text:p>48.2</text:p>
          </table:table-cell>
          <table:table-cell office:value-type="float" office:value="32.9" calcext:value-type="float">
            <text:p>32.9</text:p>
          </table:table-cell>
          <table:table-cell office:value-type="float" office:value="57.1" calcext:value-type="float">
            <text:p>57.1</text:p>
          </table:table-cell>
          <table:table-cell office:value-type="string" calcext:value-type="string">
            <text:p>RDAMean</text:p>
          </table:table-cell>
          <table:table-cell/>
          <table:table-cell table:formula="of:=[.D36]-[.E36]" office:value-type="float" office:value="15.3" calcext:value-type="float">
            <text:p>15.3</text:p>
          </table:table-cell>
          <table:table-cell table:formula="of:=[.F36]-[.D36]" office:value-type="float" office:value="8.9" calcext:value-type="float">
            <text:p>8.9</text:p>
          </table:table-cell>
          <table:table-cell/>
          <table:table-cell table:formula="of:=&quot;&quot;&quot;&quot;&amp;[.B36]&amp;&quot;-&quot;&amp;[.C36]&amp;&quot;_&quot;&amp;[.A36]&amp;&quot;&quot;&quot;: { &quot;&quot;error_neg&quot;&quot;: &quot;&amp;[.I36]&amp;&quot;, &quot;&quot;error_pos&quot;&quot;: &quot;&amp;[.J36]&amp;&quot;, &quot;&quot;distance&quot;&quot;: &quot;&amp;[.D36]&amp;&quot;, &quot;&quot;position1_name&quot;&quot;: &quot;&quot;&quot;&amp;[.B36]&amp;&quot;D&quot;&quot;, &quot;&quot;position2_name&quot;&quot;: &quot;&quot;&quot;&amp;[.C36]&amp;&quot;A&quot;&quot;, &quot;&quot;Forster_radius&quot;&quot;: 52, &quot;&quot;distance_type&quot;&quot;: &quot;&quot;&quot;&amp;[.G36]&amp;&quot;&quot;&quot;},&quot;" office:value-type="string" office:string-value="&quot;13-401_C2&quot;: { &quot;error_neg&quot;: 15.3, &quot;error_pos&quot;: 8.9, &quot;distance&quot;: 48.2, &quot;position1_name&quot;: &quot;13D&quot;, &quot;position2_name&quot;: &quot;401A&quot;, &quot;Forster_radius&quot;: 52, &quot;distance_type&quot;: &quot;RDAMean&quot;}," calcext:value-type="string">
            <text:p>"13-401_C2": { "error_neg": 15.3, "error_pos": 8.9, "distance": 48.2, "position1_name": "13D", "position2_name": "401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76" calcext:value-type="float">
            <text:p>176</text:p>
          </table:table-cell>
          <table:table-cell office:value-type="float" office:value="339" calcext:value-type="float">
            <text:p>339</text:p>
          </table:table-cell>
          <table:table-cell office:value-type="float" office:value="43.9" calcext:value-type="float">
            <text:p>43.9</text:p>
          </table:table-cell>
          <table:table-cell office:value-type="float" office:value="38.6" calcext:value-type="float">
            <text:p>38.6</text:p>
          </table:table-cell>
          <table:table-cell office:value-type="float" office:value="49.2" calcext:value-type="float">
            <text:p>49.2</text:p>
          </table:table-cell>
          <table:table-cell office:value-type="string" calcext:value-type="string">
            <text:p>RDAMean</text:p>
          </table:table-cell>
          <table:table-cell/>
          <table:table-cell table:formula="of:=[.D37]-[.E37]" office:value-type="float" office:value="5.3" calcext:value-type="float">
            <text:p>5.3</text:p>
          </table:table-cell>
          <table:table-cell table:formula="of:=[.F37]-[.D37]" office:value-type="float" office:value="5.3" calcext:value-type="float">
            <text:p>5.3</text:p>
          </table:table-cell>
          <table:table-cell/>
          <table:table-cell table:formula="of:=&quot;&quot;&quot;&quot;&amp;[.B37]&amp;&quot;-&quot;&amp;[.C37]&amp;&quot;_&quot;&amp;[.A37]&amp;&quot;&quot;&quot;: { &quot;&quot;error_neg&quot;&quot;: &quot;&amp;[.I37]&amp;&quot;, &quot;&quot;error_pos&quot;&quot;: &quot;&amp;[.J37]&amp;&quot;, &quot;&quot;distance&quot;&quot;: &quot;&amp;[.D37]&amp;&quot;, &quot;&quot;position1_name&quot;&quot;: &quot;&quot;&quot;&amp;[.B37]&amp;&quot;D&quot;&quot;, &quot;&quot;position2_name&quot;&quot;: &quot;&quot;&quot;&amp;[.C37]&amp;&quot;A&quot;&quot;, &quot;&quot;Forster_radius&quot;&quot;: 52, &quot;&quot;distance_type&quot;&quot;: &quot;&quot;&quot;&amp;[.G37]&amp;&quot;&quot;&quot;},&quot;" office:value-type="string" office:string-value="&quot;176-339_C2&quot;: { &quot;error_neg&quot;: 5.3, &quot;error_pos&quot;: 5.3, &quot;distance&quot;: 43.9, &quot;position1_name&quot;: &quot;176D&quot;, &quot;position2_name&quot;: &quot;339A&quot;, &quot;Forster_radius&quot;: 52, &quot;distance_type&quot;: &quot;RDAMean&quot;}," calcext:value-type="string">
            <text:p>"176-339_C2": { "error_neg": 5.3, "error_pos": 5.3, "distance": 43.9, "position1_name": "176D", "position2_name": "339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05" calcext:value-type="float">
            <text:p>305</text:p>
          </table:table-cell>
          <table:table-cell office:value-type="float" office:value="401" calcext:value-type="float">
            <text:p>401</text:p>
          </table:table-cell>
          <table:table-cell office:value-type="float" office:value="39.7" calcext:value-type="float">
            <text:p>39.7</text:p>
          </table:table-cell>
          <table:table-cell office:value-type="float" office:value="34.4" calcext:value-type="float">
            <text:p>34.4</text:p>
          </table:table-cell>
          <table:table-cell office:value-type="float" office:value="46.6" calcext:value-type="float">
            <text:p>46.6</text:p>
          </table:table-cell>
          <table:table-cell office:value-type="string" calcext:value-type="string">
            <text:p>RDAMean</text:p>
          </table:table-cell>
          <table:table-cell/>
          <table:table-cell table:formula="of:=[.D38]-[.E38]" office:value-type="float" office:value="5.3" calcext:value-type="float">
            <text:p>5.3</text:p>
          </table:table-cell>
          <table:table-cell table:formula="of:=[.F38]-[.D38]" office:value-type="float" office:value="6.9" calcext:value-type="float">
            <text:p>6.9</text:p>
          </table:table-cell>
          <table:table-cell/>
          <table:table-cell table:formula="of:=&quot;&quot;&quot;&quot;&amp;[.B38]&amp;&quot;-&quot;&amp;[.C38]&amp;&quot;_&quot;&amp;[.A38]&amp;&quot;&quot;&quot;: { &quot;&quot;error_neg&quot;&quot;: &quot;&amp;[.I38]&amp;&quot;, &quot;&quot;error_pos&quot;&quot;: &quot;&amp;[.J38]&amp;&quot;, &quot;&quot;distance&quot;&quot;: &quot;&amp;[.D38]&amp;&quot;, &quot;&quot;position1_name&quot;&quot;: &quot;&quot;&quot;&amp;[.B38]&amp;&quot;D&quot;&quot;, &quot;&quot;position2_name&quot;&quot;: &quot;&quot;&quot;&amp;[.C38]&amp;&quot;A&quot;&quot;, &quot;&quot;Forster_radius&quot;&quot;: 52, &quot;&quot;distance_type&quot;&quot;: &quot;&quot;&quot;&amp;[.G38]&amp;&quot;&quot;&quot;},&quot;" office:value-type="string" office:string-value="&quot;305-401_C2&quot;: { &quot;error_neg&quot;: 5.3, &quot;error_pos&quot;: 6.9, &quot;distance&quot;: 39.7, &quot;position1_name&quot;: &quot;305D&quot;, &quot;position2_name&quot;: &quot;401A&quot;, &quot;Forster_radius&quot;: 52, &quot;distance_type&quot;: &quot;RDAMean&quot;}," calcext:value-type="string">
            <text:p>"305-401_C2": { "error_neg": 5.3, "error_pos": 6.9, "distance": 39.7, "position1_name": "305D", "position2_name": "401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0" calcext:value-type="float">
            <text:p>10</text:p>
          </table:table-cell>
          <table:table-cell office:value-type="float" office:value="339" calcext:value-type="float">
            <text:p>339</text:p>
          </table:table-cell>
          <table:table-cell office:value-type="float" office:value="51.5" calcext:value-type="float">
            <text:p>51.5</text:p>
          </table:table-cell>
          <table:table-cell office:value-type="float" office:value="43.9" calcext:value-type="float">
            <text:p>43.9</text:p>
          </table:table-cell>
          <table:table-cell office:value-type="float" office:value="60.1" calcext:value-type="float">
            <text:p>60.1</text:p>
          </table:table-cell>
          <table:table-cell office:value-type="string" calcext:value-type="string">
            <text:p>RDAMean</text:p>
          </table:table-cell>
          <table:table-cell/>
          <table:table-cell table:formula="of:=[.D39]-[.E39]" office:value-type="float" office:value="7.6" calcext:value-type="float">
            <text:p>7.6</text:p>
          </table:table-cell>
          <table:table-cell table:formula="of:=[.F39]-[.D39]" office:value-type="float" office:value="8.6" calcext:value-type="float">
            <text:p>8.6</text:p>
          </table:table-cell>
          <table:table-cell/>
          <table:table-cell table:formula="of:=&quot;&quot;&quot;&quot;&amp;[.B39]&amp;&quot;-&quot;&amp;[.C39]&amp;&quot;_&quot;&amp;[.A39]&amp;&quot;&quot;&quot;: { &quot;&quot;error_neg&quot;&quot;: &quot;&amp;[.I39]&amp;&quot;, &quot;&quot;error_pos&quot;&quot;: &quot;&amp;[.J39]&amp;&quot;, &quot;&quot;distance&quot;&quot;: &quot;&amp;[.D39]&amp;&quot;, &quot;&quot;position1_name&quot;&quot;: &quot;&quot;&quot;&amp;[.B39]&amp;&quot;D&quot;&quot;, &quot;&quot;position2_name&quot;&quot;: &quot;&quot;&quot;&amp;[.C39]&amp;&quot;A&quot;&quot;, &quot;&quot;Forster_radius&quot;&quot;: 52, &quot;&quot;distance_type&quot;&quot;: &quot;&quot;&quot;&amp;[.G39]&amp;&quot;&quot;&quot;},&quot;" office:value-type="string" office:string-value="&quot;10-339_C2&quot;: { &quot;error_neg&quot;: 7.6, &quot;error_pos&quot;: 8.6, &quot;distance&quot;: 51.5, &quot;position1_name&quot;: &quot;10D&quot;, &quot;position2_name&quot;: &quot;339A&quot;, &quot;Forster_radius&quot;: 52, &quot;distance_type&quot;: &quot;RDAMean&quot;}," calcext:value-type="string">
            <text:p>"10-339_C2": { "error_neg": 7.6, "error_pos": 8.6, "distance": 51.5, "position1_name": "10D", "position2_name": "339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50.3" calcext:value-type="float">
            <text:p>50.3</text:p>
          </table:table-cell>
          <table:table-cell office:value-type="float" office:value="44.9" calcext:value-type="float">
            <text:p>44.9</text:p>
          </table:table-cell>
          <table:table-cell office:value-type="float" office:value="57.1" calcext:value-type="float">
            <text:p>57.1</text:p>
          </table:table-cell>
          <table:table-cell office:value-type="string" calcext:value-type="string">
            <text:p>RDAMean</text:p>
          </table:table-cell>
          <table:table-cell/>
          <table:table-cell table:formula="of:=[.D40]-[.E40]" office:value-type="float" office:value="5.4" calcext:value-type="float">
            <text:p>5.4</text:p>
          </table:table-cell>
          <table:table-cell table:formula="of:=[.F40]-[.D40]" office:value-type="float" office:value="6.8" calcext:value-type="float">
            <text:p>6.8</text:p>
          </table:table-cell>
          <table:table-cell/>
          <table:table-cell table:formula="of:=&quot;&quot;&quot;&quot;&amp;[.B40]&amp;&quot;-&quot;&amp;[.C40]&amp;&quot;_&quot;&amp;[.A40]&amp;&quot;&quot;&quot;: { &quot;&quot;error_neg&quot;&quot;: &quot;&amp;[.I40]&amp;&quot;, &quot;&quot;error_pos&quot;&quot;: &quot;&amp;[.J40]&amp;&quot;, &quot;&quot;distance&quot;&quot;: &quot;&amp;[.D40]&amp;&quot;, &quot;&quot;position1_name&quot;&quot;: &quot;&quot;&quot;&amp;[.B40]&amp;&quot;D&quot;&quot;, &quot;&quot;position2_name&quot;&quot;: &quot;&quot;&quot;&amp;[.C40]&amp;&quot;A&quot;&quot;, &quot;&quot;Forster_radius&quot;&quot;: 52, &quot;&quot;distance_type&quot;&quot;: &quot;&quot;&quot;&amp;[.G40]&amp;&quot;&quot;&quot;},&quot;" office:value-type="string" office:string-value="&quot;289-339_C2&quot;: { &quot;error_neg&quot;: 5.4, &quot;error_pos&quot;: 6.8, &quot;distance&quot;: 50.3, &quot;position1_name&quot;: &quot;289D&quot;, &quot;position2_name&quot;: &quot;339A&quot;, &quot;Forster_radius&quot;: 52, &quot;distance_type&quot;: &quot;RDAMean&quot;}," calcext:value-type="string">
            <text:p>"289-339_C2": { "error_neg": 5.4, "error_pos": 6.8, "distance": 50.3, "position1_name": "289D", "position2_name": "339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01" calcext:value-type="float">
            <text:p>301</text:p>
          </table:table-cell>
          <table:table-cell office:value-type="float" office:value="382" calcext:value-type="float">
            <text:p>382</text:p>
          </table:table-cell>
          <table:table-cell office:value-type="float" office:value="51.5" calcext:value-type="float">
            <text:p>51.5</text:p>
          </table:table-cell>
          <table:table-cell office:value-type="float" office:value="46.9" calcext:value-type="float">
            <text:p>46.9</text:p>
          </table:table-cell>
          <table:table-cell office:value-type="float" office:value="60.1" calcext:value-type="float">
            <text:p>60.1</text:p>
          </table:table-cell>
          <table:table-cell office:value-type="string" calcext:value-type="string">
            <text:p>RDAMean</text:p>
          </table:table-cell>
          <table:table-cell/>
          <table:table-cell table:formula="of:=[.D41]-[.E41]" office:value-type="float" office:value="4.6" calcext:value-type="float">
            <text:p>4.6</text:p>
          </table:table-cell>
          <table:table-cell table:formula="of:=[.F41]-[.D41]" office:value-type="float" office:value="8.6" calcext:value-type="float">
            <text:p>8.6</text:p>
          </table:table-cell>
          <table:table-cell/>
          <table:table-cell table:formula="of:=&quot;&quot;&quot;&quot;&amp;[.B41]&amp;&quot;-&quot;&amp;[.C41]&amp;&quot;_&quot;&amp;[.A41]&amp;&quot;&quot;&quot;: { &quot;&quot;error_neg&quot;&quot;: &quot;&amp;[.I41]&amp;&quot;, &quot;&quot;error_pos&quot;&quot;: &quot;&amp;[.J41]&amp;&quot;, &quot;&quot;distance&quot;&quot;: &quot;&amp;[.D41]&amp;&quot;, &quot;&quot;position1_name&quot;&quot;: &quot;&quot;&quot;&amp;[.B41]&amp;&quot;D&quot;&quot;, &quot;&quot;position2_name&quot;&quot;: &quot;&quot;&quot;&amp;[.C41]&amp;&quot;A&quot;&quot;, &quot;&quot;Forster_radius&quot;&quot;: 52, &quot;&quot;distance_type&quot;&quot;: &quot;&quot;&quot;&amp;[.G41]&amp;&quot;&quot;&quot;},&quot;" office:value-type="string" office:string-value="&quot;301-382_C2&quot;: { &quot;error_neg&quot;: 4.6, &quot;error_pos&quot;: 8.6, &quot;distance&quot;: 51.5, &quot;position1_name&quot;: &quot;301D&quot;, &quot;position2_name&quot;: &quot;382A&quot;, &quot;Forster_radius&quot;: 52, &quot;distance_type&quot;: &quot;RDAMean&quot;}," calcext:value-type="string">
            <text:p>"301-382_C2": { "error_neg": 4.6, "error_pos": 8.6, "distance": 51.5, "position1_name": "301D", "position2_name": "382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3" calcext:value-type="float">
            <text:p>13</text:p>
          </table:table-cell>
          <table:table-cell office:value-type="float" office:value="397" calcext:value-type="float">
            <text:p>397</text:p>
          </table:table-cell>
          <table:table-cell office:value-type="float" office:value="43.5" calcext:value-type="float">
            <text:p>43.5</text:p>
          </table:table-cell>
          <table:table-cell office:value-type="float" office:value="34.9" calcext:value-type="float">
            <text:p>34.9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RDAMean</text:p>
          </table:table-cell>
          <table:table-cell/>
          <table:table-cell table:formula="of:=[.D42]-[.E42]" office:value-type="float" office:value="8.6" calcext:value-type="float">
            <text:p>8.6</text:p>
          </table:table-cell>
          <table:table-cell table:formula="of:=[.F42]-[.D42]" office:value-type="float" office:value="6.6" calcext:value-type="float">
            <text:p>6.6</text:p>
          </table:table-cell>
          <table:table-cell/>
          <table:table-cell table:formula="of:=&quot;&quot;&quot;&quot;&amp;[.B42]&amp;&quot;-&quot;&amp;[.C42]&amp;&quot;_&quot;&amp;[.A42]&amp;&quot;&quot;&quot;: { &quot;&quot;error_neg&quot;&quot;: &quot;&amp;[.I42]&amp;&quot;, &quot;&quot;error_pos&quot;&quot;: &quot;&amp;[.J42]&amp;&quot;, &quot;&quot;distance&quot;&quot;: &quot;&amp;[.D42]&amp;&quot;, &quot;&quot;position1_name&quot;&quot;: &quot;&quot;&quot;&amp;[.B42]&amp;&quot;D&quot;&quot;, &quot;&quot;position2_name&quot;&quot;: &quot;&quot;&quot;&amp;[.C42]&amp;&quot;A&quot;&quot;, &quot;&quot;Forster_radius&quot;&quot;: 52, &quot;&quot;distance_type&quot;&quot;: &quot;&quot;&quot;&amp;[.G42]&amp;&quot;&quot;&quot;},&quot;" office:value-type="string" office:string-value="&quot;13-397_C2&quot;: { &quot;error_neg&quot;: 8.6, &quot;error_pos&quot;: 6.6, &quot;distance&quot;: 43.5, &quot;position1_name&quot;: &quot;13D&quot;, &quot;position2_name&quot;: &quot;397A&quot;, &quot;Forster_radius&quot;: 52, &quot;distance_type&quot;: &quot;RDAMean&quot;}," calcext:value-type="string">
            <text:p>"13-397_C2": { "error_neg": 8.6, "error_pos": 6.6, "distance": 43.5, "position1_name": "13D", "position2_name": "397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05" calcext:value-type="float">
            <text:p>305</text:p>
          </table:table-cell>
          <table:table-cell office:value-type="float" office:value="382" calcext:value-type="float">
            <text:p>382</text:p>
          </table:table-cell>
          <table:table-cell office:value-type="float" office:value="45.6" calcext:value-type="float">
            <text:p>45.6</text:p>
          </table:table-cell>
          <table:table-cell office:value-type="float" office:value="39.9" calcext:value-type="float">
            <text:p>39.9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RDAMean</text:p>
          </table:table-cell>
          <table:table-cell/>
          <table:table-cell table:formula="of:=[.D43]-[.E43]" office:value-type="float" office:value="5.7" calcext:value-type="float">
            <text:p>5.7</text:p>
          </table:table-cell>
          <table:table-cell table:formula="of:=[.F43]-[.D43]" office:value-type="float" office:value="7.5" calcext:value-type="float">
            <text:p>7.5</text:p>
          </table:table-cell>
          <table:table-cell/>
          <table:table-cell table:formula="of:=&quot;&quot;&quot;&quot;&amp;[.B43]&amp;&quot;-&quot;&amp;[.C43]&amp;&quot;_&quot;&amp;[.A43]&amp;&quot;&quot;&quot;: { &quot;&quot;error_neg&quot;&quot;: &quot;&amp;[.I43]&amp;&quot;, &quot;&quot;error_pos&quot;&quot;: &quot;&amp;[.J43]&amp;&quot;, &quot;&quot;distance&quot;&quot;: &quot;&amp;[.D43]&amp;&quot;, &quot;&quot;position1_name&quot;&quot;: &quot;&quot;&quot;&amp;[.B43]&amp;&quot;D&quot;&quot;, &quot;&quot;position2_name&quot;&quot;: &quot;&quot;&quot;&amp;[.C43]&amp;&quot;A&quot;&quot;, &quot;&quot;Forster_radius&quot;&quot;: 52, &quot;&quot;distance_type&quot;&quot;: &quot;&quot;&quot;&amp;[.G43]&amp;&quot;&quot;&quot;},&quot;" office:value-type="string" office:string-value="&quot;305-382_C2&quot;: { &quot;error_neg&quot;: 5.7, &quot;error_pos&quot;: 7.5, &quot;distance&quot;: 45.6, &quot;position1_name&quot;: &quot;305D&quot;, &quot;position2_name&quot;: &quot;382A&quot;, &quot;Forster_radius&quot;: 52, &quot;distance_type&quot;: &quot;RDAMean&quot;}," calcext:value-type="string">
            <text:p>"305-382_C2": { "error_neg": 5.7, "error_pos": 7.5, "distance": 45.6, "position1_name": "305D", "position2_name": "382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9" calcext:value-type="float">
            <text:p>29</text:p>
          </table:table-cell>
          <table:table-cell office:value-type="float" office:value="339" calcext:value-type="float">
            <text:p>339</text:p>
          </table:table-cell>
          <table:table-cell office:value-type="float" office:value="56.8" calcext:value-type="float">
            <text:p>56.8</text:p>
          </table:table-cell>
          <table:table-cell office:value-type="float" office:value="50.4" calcext:value-type="float">
            <text:p>50.4</text:p>
          </table:table-cell>
          <table:table-cell office:value-type="float" office:value="64.1" calcext:value-type="float">
            <text:p>64.1</text:p>
          </table:table-cell>
          <table:table-cell office:value-type="string" calcext:value-type="string">
            <text:p>RDAMean</text:p>
          </table:table-cell>
          <table:table-cell/>
          <table:table-cell table:formula="of:=[.D44]-[.E44]" office:value-type="float" office:value="6.4" calcext:value-type="float">
            <text:p>6.4</text:p>
          </table:table-cell>
          <table:table-cell table:formula="of:=[.F44]-[.D44]" office:value-type="float" office:value="7.3" calcext:value-type="float">
            <text:p>7.3</text:p>
          </table:table-cell>
          <table:table-cell/>
          <table:table-cell table:formula="of:=&quot;&quot;&quot;&quot;&amp;[.B44]&amp;&quot;-&quot;&amp;[.C44]&amp;&quot;_&quot;&amp;[.A44]&amp;&quot;&quot;&quot;: { &quot;&quot;error_neg&quot;&quot;: &quot;&amp;[.I44]&amp;&quot;, &quot;&quot;error_pos&quot;&quot;: &quot;&amp;[.J44]&amp;&quot;, &quot;&quot;distance&quot;&quot;: &quot;&amp;[.D44]&amp;&quot;, &quot;&quot;position1_name&quot;&quot;: &quot;&quot;&quot;&amp;[.B44]&amp;&quot;D&quot;&quot;, &quot;&quot;position2_name&quot;&quot;: &quot;&quot;&quot;&amp;[.C44]&amp;&quot;A&quot;&quot;, &quot;&quot;Forster_radius&quot;&quot;: 52, &quot;&quot;distance_type&quot;&quot;: &quot;&quot;&quot;&amp;[.G44]&amp;&quot;&quot;&quot;},&quot;" office:value-type="string" office:string-value="&quot;29-339_C2&quot;: { &quot;error_neg&quot;: 6.4, &quot;error_pos&quot;: 7.3, &quot;distance&quot;: 56.8, &quot;position1_name&quot;: &quot;29D&quot;, &quot;position2_name&quot;: &quot;339A&quot;, &quot;Forster_radius&quot;: 52, &quot;distance_type&quot;: &quot;RDAMean&quot;}," calcext:value-type="string">
            <text:p>"29-339_C2": { "error_neg": 6.4, "error_pos": 7.3, "distance": 56.8, "position1_name": "29D", "position2_name": "339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76" calcext:value-type="float">
            <text:p>176</text:p>
          </table:table-cell>
          <table:table-cell office:value-type="float" office:value="397" calcext:value-type="float">
            <text:p>397</text:p>
          </table:table-cell>
          <table:table-cell office:value-type="float" office:value="47.8" calcext:value-type="float">
            <text:p>47.8</text:p>
          </table:table-cell>
          <table:table-cell office:value-type="float" office:value="38.9" calcext:value-type="float">
            <text:p>38.9</text:p>
          </table:table-cell>
          <table:table-cell office:value-type="float" office:value="56.1" calcext:value-type="float">
            <text:p>56.1</text:p>
          </table:table-cell>
          <table:table-cell office:value-type="string" calcext:value-type="string">
            <text:p>RDAMean</text:p>
          </table:table-cell>
          <table:table-cell/>
          <table:table-cell table:formula="of:=[.D45]-[.E45]" office:value-type="float" office:value="8.9" calcext:value-type="float">
            <text:p>8.9</text:p>
          </table:table-cell>
          <table:table-cell table:formula="of:=[.F45]-[.D45]" office:value-type="float" office:value="8.3" calcext:value-type="float">
            <text:p>8.3</text:p>
          </table:table-cell>
          <table:table-cell/>
          <table:table-cell table:formula="of:=&quot;&quot;&quot;&quot;&amp;[.B45]&amp;&quot;-&quot;&amp;[.C45]&amp;&quot;_&quot;&amp;[.A45]&amp;&quot;&quot;&quot;: { &quot;&quot;error_neg&quot;&quot;: &quot;&amp;[.I45]&amp;&quot;, &quot;&quot;error_pos&quot;&quot;: &quot;&amp;[.J45]&amp;&quot;, &quot;&quot;distance&quot;&quot;: &quot;&amp;[.D45]&amp;&quot;, &quot;&quot;position1_name&quot;&quot;: &quot;&quot;&quot;&amp;[.B45]&amp;&quot;D&quot;&quot;, &quot;&quot;position2_name&quot;&quot;: &quot;&quot;&quot;&amp;[.C45]&amp;&quot;A&quot;&quot;, &quot;&quot;Forster_radius&quot;&quot;: 52, &quot;&quot;distance_type&quot;&quot;: &quot;&quot;&quot;&amp;[.G45]&amp;&quot;&quot;&quot;},&quot;" office:value-type="string" office:string-value="&quot;176-397_C2&quot;: { &quot;error_neg&quot;: 8.9, &quot;error_pos&quot;: 8.3, &quot;distance&quot;: 47.8, &quot;position1_name&quot;: &quot;176D&quot;, &quot;position2_name&quot;: &quot;397A&quot;, &quot;Forster_radius&quot;: 52, &quot;distance_type&quot;: &quot;RDAMean&quot;}," calcext:value-type="string">
            <text:p>"176-397_C2": { "error_neg": 8.9, "error_pos": 8.3, "distance": 47.8, "position1_name": "176D", "position2_name": "397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3" calcext:value-type="float">
            <text:p>13</text:p>
          </table:table-cell>
          <table:table-cell office:value-type="float" office:value="363" calcext:value-type="float">
            <text:p>363</text:p>
          </table:table-cell>
          <table:table-cell office:value-type="float" office:value="46.6" calcext:value-type="float">
            <text:p>46.6</text:p>
          </table:table-cell>
          <table:table-cell office:value-type="float" office:value="38.9" calcext:value-type="float">
            <text:p>38.9</text:p>
          </table:table-cell>
          <table:table-cell office:value-type="float" office:value="54.1" calcext:value-type="float">
            <text:p>54.1</text:p>
          </table:table-cell>
          <table:table-cell office:value-type="string" calcext:value-type="string">
            <text:p>RDAMean</text:p>
          </table:table-cell>
          <table:table-cell/>
          <table:table-cell table:formula="of:=[.D46]-[.E46]" office:value-type="float" office:value="7.7" calcext:value-type="float">
            <text:p>7.7</text:p>
          </table:table-cell>
          <table:table-cell table:formula="of:=[.F46]-[.D46]" office:value-type="float" office:value="7.5" calcext:value-type="float">
            <text:p>7.5</text:p>
          </table:table-cell>
          <table:table-cell/>
          <table:table-cell table:formula="of:=&quot;&quot;&quot;&quot;&amp;[.B46]&amp;&quot;-&quot;&amp;[.C46]&amp;&quot;_&quot;&amp;[.A46]&amp;&quot;&quot;&quot;: { &quot;&quot;error_neg&quot;&quot;: &quot;&amp;[.I46]&amp;&quot;, &quot;&quot;error_pos&quot;&quot;: &quot;&amp;[.J46]&amp;&quot;, &quot;&quot;distance&quot;&quot;: &quot;&amp;[.D46]&amp;&quot;, &quot;&quot;position1_name&quot;&quot;: &quot;&quot;&quot;&amp;[.B46]&amp;&quot;D&quot;&quot;, &quot;&quot;position2_name&quot;&quot;: &quot;&quot;&quot;&amp;[.C46]&amp;&quot;A&quot;&quot;, &quot;&quot;Forster_radius&quot;&quot;: 52, &quot;&quot;distance_type&quot;&quot;: &quot;&quot;&quot;&amp;[.G46]&amp;&quot;&quot;&quot;},&quot;" office:value-type="string" office:string-value="&quot;13-363_C2&quot;: { &quot;error_neg&quot;: 7.7, &quot;error_pos&quot;: 7.5, &quot;distance&quot;: 46.6, &quot;position1_name&quot;: &quot;13D&quot;, &quot;position2_name&quot;: &quot;363A&quot;, &quot;Forster_radius&quot;: 52, &quot;distance_type&quot;: &quot;RDAMean&quot;}," calcext:value-type="string">
            <text:p>"13-363_C2": { "error_neg": 7.7, "error_pos": 7.5, "distance": 46.6, "position1_name": "13D", "position2_name": "363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01" calcext:value-type="float">
            <text:p>301</text:p>
          </table:table-cell>
          <table:table-cell office:value-type="float" office:value="401" calcext:value-type="float">
            <text:p>401</text:p>
          </table:table-cell>
          <table:table-cell office:value-type="float" office:value="45.7" calcext:value-type="float">
            <text:p>45.7</text:p>
          </table:table-cell>
          <table:table-cell office:value-type="float" office:value="40.4" calcext:value-type="float">
            <text:p>40.4</text:p>
          </table:table-cell>
          <table:table-cell office:value-type="float" office:value="52.1" calcext:value-type="float">
            <text:p>52.1</text:p>
          </table:table-cell>
          <table:table-cell office:value-type="string" calcext:value-type="string">
            <text:p>RDAMean</text:p>
          </table:table-cell>
          <table:table-cell/>
          <table:table-cell table:formula="of:=[.D47]-[.E47]" office:value-type="float" office:value="5.3" calcext:value-type="float">
            <text:p>5.3</text:p>
          </table:table-cell>
          <table:table-cell table:formula="of:=[.F47]-[.D47]" office:value-type="float" office:value="6.4" calcext:value-type="float">
            <text:p>6.4</text:p>
          </table:table-cell>
          <table:table-cell/>
          <table:table-cell table:formula="of:=&quot;&quot;&quot;&quot;&amp;[.B47]&amp;&quot;-&quot;&amp;[.C47]&amp;&quot;_&quot;&amp;[.A47]&amp;&quot;&quot;&quot;: { &quot;&quot;error_neg&quot;&quot;: &quot;&amp;[.I47]&amp;&quot;, &quot;&quot;error_pos&quot;&quot;: &quot;&amp;[.J47]&amp;&quot;, &quot;&quot;distance&quot;&quot;: &quot;&amp;[.D47]&amp;&quot;, &quot;&quot;position1_name&quot;&quot;: &quot;&quot;&quot;&amp;[.B47]&amp;&quot;D&quot;&quot;, &quot;&quot;position2_name&quot;&quot;: &quot;&quot;&quot;&amp;[.C47]&amp;&quot;A&quot;&quot;, &quot;&quot;Forster_radius&quot;&quot;: 52, &quot;&quot;distance_type&quot;&quot;: &quot;&quot;&quot;&amp;[.G47]&amp;&quot;&quot;&quot;},&quot;" office:value-type="string" office:string-value="&quot;301-401_C2&quot;: { &quot;error_neg&quot;: 5.3, &quot;error_pos&quot;: 6.4, &quot;distance&quot;: 45.7, &quot;position1_name&quot;: &quot;301D&quot;, &quot;position2_name&quot;: &quot;401A&quot;, &quot;Forster_radius&quot;: 52, &quot;distance_type&quot;: &quot;RDAMean&quot;}," calcext:value-type="string">
            <text:p>"301-401_C2": { "error_neg": 5.3, "error_pos": 6.4, "distance": 45.7, "position1_name": "301D", "position2_name": "401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5" calcext:value-type="float">
            <text:p>25</text:p>
          </table:table-cell>
          <table:table-cell office:value-type="float" office:value="335" calcext:value-type="float">
            <text:p>335</text:p>
          </table:table-cell>
          <table:table-cell office:value-type="float" office:value="53.6" calcext:value-type="float">
            <text:p>53.6</text:p>
          </table:table-cell>
          <table:table-cell office:value-type="float" office:value="47.4" calcext:value-type="float">
            <text:p>47.4</text:p>
          </table:table-cell>
          <table:table-cell office:value-type="float" office:value="60.6" calcext:value-type="float">
            <text:p>60.6</text:p>
          </table:table-cell>
          <table:table-cell office:value-type="string" calcext:value-type="string">
            <text:p>RDAMean</text:p>
          </table:table-cell>
          <table:table-cell/>
          <table:table-cell table:formula="of:=[.D48]-[.E48]" office:value-type="float" office:value="6.2" calcext:value-type="float">
            <text:p>6.2</text:p>
          </table:table-cell>
          <table:table-cell table:formula="of:=[.F48]-[.D48]" office:value-type="float" office:value="7" calcext:value-type="float">
            <text:p>7.0</text:p>
          </table:table-cell>
          <table:table-cell/>
          <table:table-cell table:formula="of:=&quot;&quot;&quot;&quot;&amp;[.B48]&amp;&quot;-&quot;&amp;[.C48]&amp;&quot;_&quot;&amp;[.A48]&amp;&quot;&quot;&quot;: { &quot;&quot;error_neg&quot;&quot;: &quot;&amp;[.I48]&amp;&quot;, &quot;&quot;error_pos&quot;&quot;: &quot;&amp;[.J48]&amp;&quot;, &quot;&quot;distance&quot;&quot;: &quot;&amp;[.D48]&amp;&quot;, &quot;&quot;position1_name&quot;&quot;: &quot;&quot;&quot;&amp;[.B48]&amp;&quot;D&quot;&quot;, &quot;&quot;position2_name&quot;&quot;: &quot;&quot;&quot;&amp;[.C48]&amp;&quot;A&quot;&quot;, &quot;&quot;Forster_radius&quot;&quot;: 52, &quot;&quot;distance_type&quot;&quot;: &quot;&quot;&quot;&amp;[.G48]&amp;&quot;&quot;&quot;},&quot;" office:value-type="string" office:string-value="&quot;25-335_C2&quot;: { &quot;error_neg&quot;: 6.2, &quot;error_pos&quot;: 7, &quot;distance&quot;: 53.6, &quot;position1_name&quot;: &quot;25D&quot;, &quot;position2_name&quot;: &quot;335A&quot;, &quot;Forster_radius&quot;: 52, &quot;distance_type&quot;: &quot;RDAMean&quot;}," calcext:value-type="string">
            <text:p>"25-335_C2": { "error_neg": 6.2, "error_pos": 7, "distance": 53.6, "position1_name": "25D", "position2_name": "335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89" calcext:value-type="float">
            <text:p>289</text:p>
          </table:table-cell>
          <table:table-cell office:value-type="float" office:value="401" calcext:value-type="float">
            <text:p>401</text:p>
          </table:table-cell>
          <table:table-cell office:value-type="float" office:value="50.9" calcext:value-type="float">
            <text:p>50.9</text:p>
          </table:table-cell>
          <table:table-cell office:value-type="float" office:value="43.9" calcext:value-type="float">
            <text:p>43.9</text:p>
          </table:table-cell>
          <table:table-cell office:value-type="float" office:value="59.1" calcext:value-type="float">
            <text:p>59.1</text:p>
          </table:table-cell>
          <table:table-cell office:value-type="string" calcext:value-type="string">
            <text:p>RDAMean</text:p>
          </table:table-cell>
          <table:table-cell/>
          <table:table-cell table:formula="of:=[.D49]-[.E49]" office:value-type="float" office:value="7" calcext:value-type="float">
            <text:p>7.0</text:p>
          </table:table-cell>
          <table:table-cell table:formula="of:=[.F49]-[.D49]" office:value-type="float" office:value="8.2" calcext:value-type="float">
            <text:p>8.2</text:p>
          </table:table-cell>
          <table:table-cell/>
          <table:table-cell table:formula="of:=&quot;&quot;&quot;&quot;&amp;[.B49]&amp;&quot;-&quot;&amp;[.C49]&amp;&quot;_&quot;&amp;[.A49]&amp;&quot;&quot;&quot;: { &quot;&quot;error_neg&quot;&quot;: &quot;&amp;[.I49]&amp;&quot;, &quot;&quot;error_pos&quot;&quot;: &quot;&amp;[.J49]&amp;&quot;, &quot;&quot;distance&quot;&quot;: &quot;&amp;[.D49]&amp;&quot;, &quot;&quot;position1_name&quot;&quot;: &quot;&quot;&quot;&amp;[.B49]&amp;&quot;D&quot;&quot;, &quot;&quot;position2_name&quot;&quot;: &quot;&quot;&quot;&amp;[.C49]&amp;&quot;A&quot;&quot;, &quot;&quot;Forster_radius&quot;&quot;: 52, &quot;&quot;distance_type&quot;&quot;: &quot;&quot;&quot;&amp;[.G49]&amp;&quot;&quot;&quot;},&quot;" office:value-type="string" office:string-value="&quot;289-401_C2&quot;: { &quot;error_neg&quot;: 7, &quot;error_pos&quot;: 8.2, &quot;distance&quot;: 50.9, &quot;position1_name&quot;: &quot;289D&quot;, &quot;position2_name&quot;: &quot;401A&quot;, &quot;Forster_radius&quot;: 52, &quot;distance_type&quot;: &quot;RDAMean&quot;}," calcext:value-type="string">
            <text:p>"289-401_C2": { "error_neg": 7, "error_pos": 8.2, "distance": 50.9, "position1_name": "289D", "position2_name": "401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3" calcext:value-type="float">
            <text:p>13</text:p>
          </table:table-cell>
          <table:table-cell office:value-type="float" office:value="374" calcext:value-type="float">
            <text:p>374</text:p>
          </table:table-cell>
          <table:table-cell office:value-type="float" office:value="46.5" calcext:value-type="float">
            <text:p>46.5</text:p>
          </table:table-cell>
          <table:table-cell office:value-type="float" office:value="39.9" calcext:value-type="float">
            <text:p>39.9</text:p>
          </table:table-cell>
          <table:table-cell office:value-type="float" office:value="52.1" calcext:value-type="float">
            <text:p>52.1</text:p>
          </table:table-cell>
          <table:table-cell office:value-type="string" calcext:value-type="string">
            <text:p>RDAMean</text:p>
          </table:table-cell>
          <table:table-cell/>
          <table:table-cell table:formula="of:=[.D50]-[.E50]" office:value-type="float" office:value="6.6" calcext:value-type="float">
            <text:p>6.6</text:p>
          </table:table-cell>
          <table:table-cell table:formula="of:=[.F50]-[.D50]" office:value-type="float" office:value="5.6" calcext:value-type="float">
            <text:p>5.6</text:p>
          </table:table-cell>
          <table:table-cell/>
          <table:table-cell table:formula="of:=&quot;&quot;&quot;&quot;&amp;[.B50]&amp;&quot;-&quot;&amp;[.C50]&amp;&quot;_&quot;&amp;[.A50]&amp;&quot;&quot;&quot;: { &quot;&quot;error_neg&quot;&quot;: &quot;&amp;[.I50]&amp;&quot;, &quot;&quot;error_pos&quot;&quot;: &quot;&amp;[.J50]&amp;&quot;, &quot;&quot;distance&quot;&quot;: &quot;&amp;[.D50]&amp;&quot;, &quot;&quot;position1_name&quot;&quot;: &quot;&quot;&quot;&amp;[.B50]&amp;&quot;D&quot;&quot;, &quot;&quot;position2_name&quot;&quot;: &quot;&quot;&quot;&amp;[.C50]&amp;&quot;A&quot;&quot;, &quot;&quot;Forster_radius&quot;&quot;: 52, &quot;&quot;distance_type&quot;&quot;: &quot;&quot;&quot;&amp;[.G50]&amp;&quot;&quot;&quot;},&quot;" office:value-type="string" office:string-value="&quot;13-374_C2&quot;: { &quot;error_neg&quot;: 6.6, &quot;error_pos&quot;: 5.6, &quot;distance&quot;: 46.5, &quot;position1_name&quot;: &quot;13D&quot;, &quot;position2_name&quot;: &quot;374A&quot;, &quot;Forster_radius&quot;: 52, &quot;distance_type&quot;: &quot;RDAMean&quot;}," calcext:value-type="string">
            <text:p>"13-374_C2": { "error_neg": 6.6, "error_pos": 5.6, "distance": 46.5, "position1_name": "13D", "position2_name": "374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office:value-type="float" office:value="54.6" calcext:value-type="float">
            <text:p>54.6</text:p>
          </table:table-cell>
          <table:table-cell office:value-type="float" office:value="49.9" calcext:value-type="float">
            <text:p>49.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DAMean</text:p>
          </table:table-cell>
          <table:table-cell/>
          <table:table-cell table:formula="of:=[.D51]-[.E51]" office:value-type="float" office:value="4.7" calcext:value-type="float">
            <text:p>4.7</text:p>
          </table:table-cell>
          <table:table-cell table:formula="of:=[.F51]-[.D51]" office:value-type="float" office:value="7.4" calcext:value-type="float">
            <text:p>7.4</text:p>
          </table:table-cell>
          <table:table-cell/>
          <table:table-cell table:formula="of:=&quot;&quot;&quot;&quot;&amp;[.B51]&amp;&quot;-&quot;&amp;[.C51]&amp;&quot;_&quot;&amp;[.A51]&amp;&quot;&quot;&quot;: { &quot;&quot;error_neg&quot;&quot;: &quot;&amp;[.I51]&amp;&quot;, &quot;&quot;error_pos&quot;&quot;: &quot;&amp;[.J51]&amp;&quot;, &quot;&quot;distance&quot;&quot;: &quot;&amp;[.D51]&amp;&quot;, &quot;&quot;position1_name&quot;&quot;: &quot;&quot;&quot;&amp;[.B51]&amp;&quot;D&quot;&quot;, &quot;&quot;position2_name&quot;&quot;: &quot;&quot;&quot;&amp;[.C51]&amp;&quot;A&quot;&quot;, &quot;&quot;Forster_radius&quot;&quot;: 52, &quot;&quot;distance_type&quot;&quot;: &quot;&quot;&quot;&amp;[.G51]&amp;&quot;&quot;&quot;},&quot;" office:value-type="string" office:string-value="&quot;10-401_C2&quot;: { &quot;error_neg&quot;: 4.7, &quot;error_pos&quot;: 7.4, &quot;distance&quot;: 54.6, &quot;position1_name&quot;: &quot;10D&quot;, &quot;position2_name&quot;: &quot;401A&quot;, &quot;Forster_radius&quot;: 52, &quot;distance_type&quot;: &quot;RDAMean&quot;}," calcext:value-type="string">
            <text:p>"10-401_C2": { "error_neg": 4.7, "error_pos": 7.4, "distance": 54.6, "position1_name": "10D", "position2_name": "401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6.8" calcext:value-type="float">
            <text:p>46.8</text:p>
          </table:table-cell>
          <table:table-cell office:value-type="float" office:value="41.9" calcext:value-type="float">
            <text:p>41.9</text:p>
          </table:table-cell>
          <table:table-cell office:value-type="float" office:value="52.1" calcext:value-type="float">
            <text:p>52.1</text:p>
          </table:table-cell>
          <table:table-cell office:value-type="string" calcext:value-type="string">
            <text:p>RDAMean</text:p>
          </table:table-cell>
          <table:table-cell/>
          <table:table-cell table:formula="of:=[.D52]-[.E52]" office:value-type="float" office:value="4.9" calcext:value-type="float">
            <text:p>4.9</text:p>
          </table:table-cell>
          <table:table-cell table:formula="of:=[.F52]-[.D52]" office:value-type="float" office:value="5.3" calcext:value-type="float">
            <text:p>5.3</text:p>
          </table:table-cell>
          <table:table-cell/>
          <table:table-cell table:formula="of:=&quot;&quot;&quot;&quot;&amp;[.B52]&amp;&quot;-&quot;&amp;[.C52]&amp;&quot;_&quot;&amp;[.A52]&amp;&quot;&quot;&quot;: { &quot;&quot;error_neg&quot;&quot;: &quot;&amp;[.I52]&amp;&quot;, &quot;&quot;error_pos&quot;&quot;: &quot;&amp;[.J52]&amp;&quot;, &quot;&quot;distance&quot;&quot;: &quot;&amp;[.D52]&amp;&quot;, &quot;&quot;position1_name&quot;&quot;: &quot;&quot;&quot;&amp;[.B52]&amp;&quot;D&quot;&quot;, &quot;&quot;position2_name&quot;&quot;: &quot;&quot;&quot;&amp;[.C52]&amp;&quot;A&quot;&quot;, &quot;&quot;Forster_radius&quot;&quot;: 52, &quot;&quot;distance_type&quot;&quot;: &quot;&quot;&quot;&amp;[.G52]&amp;&quot;&quot;&quot;},&quot;" office:value-type="string" office:string-value="&quot;301-389_C2&quot;: { &quot;error_neg&quot;: 4.9, &quot;error_pos&quot;: 5.3, &quot;distance&quot;: 46.8, &quot;position1_name&quot;: &quot;301D&quot;, &quot;position2_name&quot;: &quot;389A&quot;, &quot;Forster_radius&quot;: 52, &quot;distance_type&quot;: &quot;RDAMean&quot;}," calcext:value-type="string">
            <text:p>"301-389_C2": { "error_neg": 4.9, "error_pos": 5.3, "distance": 46.8, "position1_name": "301D", "position2_name": "389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76" calcext:value-type="float">
            <text:p>176</text:p>
          </table:table-cell>
          <table:table-cell office:value-type="float" office:value="363" calcext:value-type="float">
            <text:p>363</text:p>
          </table:table-cell>
          <table:table-cell office:value-type="float" office:value="56.2" calcext:value-type="float">
            <text:p>56.2</text:p>
          </table:table-cell>
          <table:table-cell office:value-type="float" office:value="48.9" calcext:value-type="float">
            <text:p>48.9</text:p>
          </table:table-cell>
          <table:table-cell office:value-type="float" office:value="67.1" calcext:value-type="float">
            <text:p>67.1</text:p>
          </table:table-cell>
          <table:table-cell office:value-type="string" calcext:value-type="string">
            <text:p>RDAMean</text:p>
          </table:table-cell>
          <table:table-cell/>
          <table:table-cell table:formula="of:=[.D53]-[.E53]" office:value-type="float" office:value="7.3" calcext:value-type="float">
            <text:p>7.3</text:p>
          </table:table-cell>
          <table:table-cell table:formula="of:=[.F53]-[.D53]" office:value-type="float" office:value="10.9" calcext:value-type="float">
            <text:p>10.9</text:p>
          </table:table-cell>
          <table:table-cell/>
          <table:table-cell table:formula="of:=&quot;&quot;&quot;&quot;&amp;[.B53]&amp;&quot;-&quot;&amp;[.C53]&amp;&quot;_&quot;&amp;[.A53]&amp;&quot;&quot;&quot;: { &quot;&quot;error_neg&quot;&quot;: &quot;&amp;[.I53]&amp;&quot;, &quot;&quot;error_pos&quot;&quot;: &quot;&amp;[.J53]&amp;&quot;, &quot;&quot;distance&quot;&quot;: &quot;&amp;[.D53]&amp;&quot;, &quot;&quot;position1_name&quot;&quot;: &quot;&quot;&quot;&amp;[.B53]&amp;&quot;D&quot;&quot;, &quot;&quot;position2_name&quot;&quot;: &quot;&quot;&quot;&amp;[.C53]&amp;&quot;A&quot;&quot;, &quot;&quot;Forster_radius&quot;&quot;: 52, &quot;&quot;distance_type&quot;&quot;: &quot;&quot;&quot;&amp;[.G53]&amp;&quot;&quot;&quot;},&quot;" office:value-type="string" office:string-value="&quot;176-363_C2&quot;: { &quot;error_neg&quot;: 7.3, &quot;error_pos&quot;: 10.9, &quot;distance&quot;: 56.2, &quot;position1_name&quot;: &quot;176D&quot;, &quot;position2_name&quot;: &quot;363A&quot;, &quot;Forster_radius&quot;: 52, &quot;distance_type&quot;: &quot;RDAMean&quot;}," calcext:value-type="string">
            <text:p>"176-363_C2": { "error_neg": 7.3, "error_pos": 10.9, "distance": 56.2, "position1_name": "176D", "position2_name": "363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89" calcext:value-type="float">
            <text:p>289</text:p>
          </table:table-cell>
          <table:table-cell office:value-type="float" office:value="382" calcext:value-type="float">
            <text:p>382</text:p>
          </table:table-cell>
          <table:table-cell office:value-type="float" office:value="60.9" calcext:value-type="float">
            <text:p>60.9</text:p>
          </table:table-cell>
          <table:table-cell office:value-type="float" office:value="54.9" calcext:value-type="float">
            <text:p>54.9</text:p>
          </table:table-cell>
          <table:table-cell office:value-type="float" office:value="75.1" calcext:value-type="float">
            <text:p>75.1</text:p>
          </table:table-cell>
          <table:table-cell office:value-type="string" calcext:value-type="string">
            <text:p>RDAMean</text:p>
          </table:table-cell>
          <table:table-cell/>
          <table:table-cell table:formula="of:=[.D54]-[.E54]" office:value-type="float" office:value="6" calcext:value-type="float">
            <text:p>6.0</text:p>
          </table:table-cell>
          <table:table-cell table:formula="of:=[.F54]-[.D54]" office:value-type="float" office:value="14.2" calcext:value-type="float">
            <text:p>14.2</text:p>
          </table:table-cell>
          <table:table-cell/>
          <table:table-cell table:formula="of:=&quot;&quot;&quot;&quot;&amp;[.B54]&amp;&quot;-&quot;&amp;[.C54]&amp;&quot;_&quot;&amp;[.A54]&amp;&quot;&quot;&quot;: { &quot;&quot;error_neg&quot;&quot;: &quot;&amp;[.I54]&amp;&quot;, &quot;&quot;error_pos&quot;&quot;: &quot;&amp;[.J54]&amp;&quot;, &quot;&quot;distance&quot;&quot;: &quot;&amp;[.D54]&amp;&quot;, &quot;&quot;position1_name&quot;&quot;: &quot;&quot;&quot;&amp;[.B54]&amp;&quot;D&quot;&quot;, &quot;&quot;position2_name&quot;&quot;: &quot;&quot;&quot;&amp;[.C54]&amp;&quot;A&quot;&quot;, &quot;&quot;Forster_radius&quot;&quot;: 52, &quot;&quot;distance_type&quot;&quot;: &quot;&quot;&quot;&amp;[.G54]&amp;&quot;&quot;&quot;},&quot;" office:value-type="string" office:string-value="&quot;289-382_C2&quot;: { &quot;error_neg&quot;: 6, &quot;error_pos&quot;: 14.2, &quot;distance&quot;: 60.9, &quot;position1_name&quot;: &quot;289D&quot;, &quot;position2_name&quot;: &quot;382A&quot;, &quot;Forster_radius&quot;: 52, &quot;distance_type&quot;: &quot;RDAMean&quot;}," calcext:value-type="string">
            <text:p>"289-382_C2": { "error_neg": 6, "error_pos": 14.2, "distance": 60.9, "position1_name": "289D", "position2_name": "382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2" calcext:value-type="float">
            <text:p>32</text:p>
          </table:table-cell>
          <table:table-cell office:value-type="float" office:value="363" calcext:value-type="float">
            <text:p>363</text:p>
          </table:table-cell>
          <table:table-cell office:value-type="float" office:value="78.6" calcext:value-type="float">
            <text:p>78.6</text:p>
          </table:table-cell>
          <table:table-cell office:value-type="float" office:value="70.9" calcext:value-type="float">
            <text:p>70.9</text:p>
          </table:table-cell>
          <table:table-cell office:value-type="float" office:value="90.1" calcext:value-type="float">
            <text:p>90.1</text:p>
          </table:table-cell>
          <table:table-cell office:value-type="string" calcext:value-type="string">
            <text:p>RDAMean</text:p>
          </table:table-cell>
          <table:table-cell/>
          <table:table-cell table:formula="of:=[.D55]-[.E55]" office:value-type="float" office:value="7.69999999999999" calcext:value-type="float">
            <text:p>7.7</text:p>
          </table:table-cell>
          <table:table-cell table:formula="of:=[.F55]-[.D55]" office:value-type="float" office:value="11.5" calcext:value-type="float">
            <text:p>11.5</text:p>
          </table:table-cell>
          <table:table-cell/>
          <table:table-cell table:formula="of:=&quot;&quot;&quot;&quot;&amp;[.B55]&amp;&quot;-&quot;&amp;[.C55]&amp;&quot;_&quot;&amp;[.A55]&amp;&quot;&quot;&quot;: { &quot;&quot;error_neg&quot;&quot;: &quot;&amp;[.I55]&amp;&quot;, &quot;&quot;error_pos&quot;&quot;: &quot;&amp;[.J55]&amp;&quot;, &quot;&quot;distance&quot;&quot;: &quot;&amp;[.D55]&amp;&quot;, &quot;&quot;position1_name&quot;&quot;: &quot;&quot;&quot;&amp;[.B55]&amp;&quot;D&quot;&quot;, &quot;&quot;position2_name&quot;&quot;: &quot;&quot;&quot;&amp;[.C55]&amp;&quot;A&quot;&quot;, &quot;&quot;Forster_radius&quot;&quot;: 52, &quot;&quot;distance_type&quot;&quot;: &quot;&quot;&quot;&amp;[.G55]&amp;&quot;&quot;&quot;},&quot;" office:value-type="string" office:string-value="&quot;32-363_C2&quot;: { &quot;error_neg&quot;: 7.69999999999999, &quot;error_pos&quot;: 11.5, &quot;distance&quot;: 78.6, &quot;position1_name&quot;: &quot;32D&quot;, &quot;position2_name&quot;: &quot;363A&quot;, &quot;Forster_radius&quot;: 52, &quot;distance_type&quot;: &quot;RDAMean&quot;}," calcext:value-type="string">
            <text:p>"32-363_C2": { "error_neg": 7.69999999999999, "error_pos": 11.5, "distance": 78.6, "position1_name": "32D", "position2_name": "363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0" calcext:value-type="float">
            <text:p>10</text:p>
          </table:table-cell>
          <table:table-cell office:value-type="float" office:value="382" calcext:value-type="float">
            <text:p>382</text:p>
          </table:table-cell>
          <table:table-cell office:value-type="float" office:value="49.5" calcext:value-type="float">
            <text:p>49.5</text:p>
          </table:table-cell>
          <table:table-cell office:value-type="float" office:value="38.9" calcext:value-type="float">
            <text:p>38.9</text:p>
          </table:table-cell>
          <table:table-cell office:value-type="float" office:value="57.1" calcext:value-type="float">
            <text:p>57.1</text:p>
          </table:table-cell>
          <table:table-cell office:value-type="string" calcext:value-type="string">
            <text:p>RDAMean</text:p>
          </table:table-cell>
          <table:table-cell/>
          <table:table-cell table:formula="of:=[.D56]-[.E56]" office:value-type="float" office:value="10.6" calcext:value-type="float">
            <text:p>10.6</text:p>
          </table:table-cell>
          <table:table-cell table:formula="of:=[.F56]-[.D56]" office:value-type="float" office:value="7.6" calcext:value-type="float">
            <text:p>7.6</text:p>
          </table:table-cell>
          <table:table-cell/>
          <table:table-cell table:formula="of:=&quot;&quot;&quot;&quot;&amp;[.B56]&amp;&quot;-&quot;&amp;[.C56]&amp;&quot;_&quot;&amp;[.A56]&amp;&quot;&quot;&quot;: { &quot;&quot;error_neg&quot;&quot;: &quot;&amp;[.I56]&amp;&quot;, &quot;&quot;error_pos&quot;&quot;: &quot;&amp;[.J56]&amp;&quot;, &quot;&quot;distance&quot;&quot;: &quot;&amp;[.D56]&amp;&quot;, &quot;&quot;position1_name&quot;&quot;: &quot;&quot;&quot;&amp;[.B56]&amp;&quot;D&quot;&quot;, &quot;&quot;position2_name&quot;&quot;: &quot;&quot;&quot;&amp;[.C56]&amp;&quot;A&quot;&quot;, &quot;&quot;Forster_radius&quot;&quot;: 52, &quot;&quot;distance_type&quot;&quot;: &quot;&quot;&quot;&amp;[.G56]&amp;&quot;&quot;&quot;},&quot;" office:value-type="string" office:string-value="&quot;10-382_C2&quot;: { &quot;error_neg&quot;: 10.6, &quot;error_pos&quot;: 7.6, &quot;distance&quot;: 49.5, &quot;position1_name&quot;: &quot;10D&quot;, &quot;position2_name&quot;: &quot;382A&quot;, &quot;Forster_radius&quot;: 52, &quot;distance_type&quot;: &quot;RDAMean&quot;}," calcext:value-type="string">
            <text:p>"10-382_C2": { "error_neg": 10.6, "error_pos": 7.6, "distance": 49.5, "position1_name": "10D", "position2_name": "382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2" calcext:value-type="float">
            <text:p>32</text:p>
          </table:table-cell>
          <table:table-cell office:value-type="float" office:value="397" calcext:value-type="float">
            <text:p>397</text:p>
          </table:table-cell>
          <table:table-cell office:value-type="float" office:value="64.6" calcext:value-type="float">
            <text:p>64.6</text:p>
          </table:table-cell>
          <table:table-cell office:value-type="float" office:value="57.9" calcext:value-type="float">
            <text:p>57.9</text:p>
          </table:table-cell>
          <table:table-cell office:value-type="float" office:value="75.1" calcext:value-type="float">
            <text:p>75.1</text:p>
          </table:table-cell>
          <table:table-cell office:value-type="string" calcext:value-type="string">
            <text:p>RDAMean</text:p>
          </table:table-cell>
          <table:table-cell/>
          <table:table-cell table:formula="of:=[.D57]-[.E57]" office:value-type="float" office:value="6.7" calcext:value-type="float">
            <text:p>6.7</text:p>
          </table:table-cell>
          <table:table-cell table:formula="of:=[.F57]-[.D57]" office:value-type="float" office:value="10.5" calcext:value-type="float">
            <text:p>10.5</text:p>
          </table:table-cell>
          <table:table-cell/>
          <table:table-cell table:formula="of:=&quot;&quot;&quot;&quot;&amp;[.B57]&amp;&quot;-&quot;&amp;[.C57]&amp;&quot;_&quot;&amp;[.A57]&amp;&quot;&quot;&quot;: { &quot;&quot;error_neg&quot;&quot;: &quot;&amp;[.I57]&amp;&quot;, &quot;&quot;error_pos&quot;&quot;: &quot;&amp;[.J57]&amp;&quot;, &quot;&quot;distance&quot;&quot;: &quot;&amp;[.D57]&amp;&quot;, &quot;&quot;position1_name&quot;&quot;: &quot;&quot;&quot;&amp;[.B57]&amp;&quot;D&quot;&quot;, &quot;&quot;position2_name&quot;&quot;: &quot;&quot;&quot;&amp;[.C57]&amp;&quot;A&quot;&quot;, &quot;&quot;Forster_radius&quot;&quot;: 52, &quot;&quot;distance_type&quot;&quot;: &quot;&quot;&quot;&amp;[.G57]&amp;&quot;&quot;&quot;},&quot;" office:value-type="string" office:string-value="&quot;32-397_C2&quot;: { &quot;error_neg&quot;: 6.7, &quot;error_pos&quot;: 10.5, &quot;distance&quot;: 64.6, &quot;position1_name&quot;: &quot;32D&quot;, &quot;position2_name&quot;: &quot;397A&quot;, &quot;Forster_radius&quot;: 52, &quot;distance_type&quot;: &quot;RDAMean&quot;}," calcext:value-type="string">
            <text:p>"32-397_C2": { "error_neg": 6.7, "error_pos": 10.5, "distance": 64.6, "position1_name": "32D", "position2_name": "397A", "Forster_radius": 52, "distance_type": "RDAMean"},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5" calcext:value-type="float">
            <text:p>35</text:p>
          </table:table-cell>
          <table:table-cell office:value-type="float" office:value="382" calcext:value-type="float">
            <text:p>382</text:p>
          </table:table-cell>
          <table:table-cell office:value-type="float" office:value="65.6" calcext:value-type="float">
            <text:p>65.6</text:p>
          </table:table-cell>
          <table:table-cell office:value-type="float" office:value="58.9" calcext:value-type="float">
            <text:p>58.9</text:p>
          </table:table-cell>
          <table:table-cell office:value-type="float" office:value="97.1" calcext:value-type="float">
            <text:p>97.1</text:p>
          </table:table-cell>
          <table:table-cell office:value-type="string" calcext:value-type="string">
            <text:p>RDAMean</text:p>
          </table:table-cell>
          <table:table-cell/>
          <table:table-cell table:formula="of:=[.D59]-[.E59]" office:value-type="float" office:value="6.7" calcext:value-type="float">
            <text:p>6.7</text:p>
          </table:table-cell>
          <table:table-cell table:formula="of:=[.F59]-[.D59]" office:value-type="float" office:value="31.5" calcext:value-type="float">
            <text:p>31.5</text:p>
          </table:table-cell>
          <table:table-cell/>
          <table:table-cell table:formula="of:=&quot;&quot;&quot;&quot;&amp;[.B59]&amp;&quot;-&quot;&amp;[.C59]&amp;&quot;_&quot;&amp;[.A59]&amp;&quot;&quot;&quot;: { &quot;&quot;error_neg&quot;&quot;: &quot;&amp;[.I59]&amp;&quot;, &quot;&quot;error_pos&quot;&quot;: &quot;&amp;[.J59]&amp;&quot;, &quot;&quot;distance&quot;&quot;: &quot;&amp;[.D59]&amp;&quot;, &quot;&quot;position1_name&quot;&quot;: &quot;&quot;&quot;&amp;[.B59]&amp;&quot;D&quot;&quot;, &quot;&quot;position2_name&quot;&quot;: &quot;&quot;&quot;&amp;[.C59]&amp;&quot;A&quot;&quot;, &quot;&quot;Forster_radius&quot;&quot;: 52, &quot;&quot;distance_type&quot;&quot;: &quot;&quot;&quot;&amp;[.G59]&amp;&quot;&quot;&quot;},&quot;" office:value-type="string" office:string-value="&quot;35-382_C2&quot;: { &quot;error_neg&quot;: 6.7, &quot;error_pos&quot;: 31.5, &quot;distance&quot;: 65.6, &quot;position1_name&quot;: &quot;35D&quot;, &quot;position2_name&quot;: &quot;382A&quot;, &quot;Forster_radius&quot;: 52, &quot;distance_type&quot;: &quot;RDAMean&quot;}," calcext:value-type="string">
            <text:p>"35-382_C2": { "error_neg": 6.7, "error_pos": 31.5, "distance": 65.6, "position1_name": "35D", "position2_name": "382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76" calcext:value-type="float">
            <text:p>176</text:p>
          </table:table-cell>
          <table:table-cell office:value-type="float" office:value="305" calcext:value-type="float">
            <text:p>305</text:p>
          </table:table-cell>
          <table:table-cell office:value-type="float" office:value="44.6" calcext:value-type="float">
            <text:p>44.6</text:p>
          </table:table-cell>
          <table:table-cell office:value-type="float" office:value="38.9" calcext:value-type="float">
            <text:p>38.9</text:p>
          </table:table-cell>
          <table:table-cell office:value-type="float" office:value="49.1" calcext:value-type="float">
            <text:p>49.1</text:p>
          </table:table-cell>
          <table:table-cell office:value-type="string" calcext:value-type="string">
            <text:p>RDAMean</text:p>
          </table:table-cell>
          <table:table-cell/>
          <table:table-cell table:formula="of:=[.D60]-[.E60]" office:value-type="float" office:value="5.7" calcext:value-type="float">
            <text:p>5.7</text:p>
          </table:table-cell>
          <table:table-cell table:formula="of:=[.F60]-[.D60]" office:value-type="float" office:value="4.5" calcext:value-type="float">
            <text:p>4.5</text:p>
          </table:table-cell>
          <table:table-cell/>
          <table:table-cell table:formula="of:=&quot;&quot;&quot;&quot;&amp;[.B60]&amp;&quot;-&quot;&amp;[.C60]&amp;&quot;_&quot;&amp;[.A60]&amp;&quot;&quot;&quot;: { &quot;&quot;error_neg&quot;&quot;: &quot;&amp;[.I60]&amp;&quot;, &quot;&quot;error_pos&quot;&quot;: &quot;&amp;[.J60]&amp;&quot;, &quot;&quot;distance&quot;&quot;: &quot;&amp;[.D60]&amp;&quot;, &quot;&quot;position1_name&quot;&quot;: &quot;&quot;&quot;&amp;[.B60]&amp;&quot;D&quot;&quot;, &quot;&quot;position2_name&quot;&quot;: &quot;&quot;&quot;&amp;[.C60]&amp;&quot;A&quot;&quot;, &quot;&quot;Forster_radius&quot;&quot;: 52, &quot;&quot;distance_type&quot;&quot;: &quot;&quot;&quot;&amp;[.G60]&amp;&quot;&quot;&quot;},&quot;" office:value-type="string" office:string-value="&quot;176-305_C2&quot;: { &quot;error_neg&quot;: 5.7, &quot;error_pos&quot;: 4.5, &quot;distance&quot;: 44.6, &quot;position1_name&quot;: &quot;176D&quot;, &quot;position2_name&quot;: &quot;305A&quot;, &quot;Forster_radius&quot;: 52, &quot;distance_type&quot;: &quot;RDAMean&quot;}," calcext:value-type="string">
            <text:p>"176-305_C2": { "error_neg": 5.7, "error_pos": 4.5, "distance": 44.6, "position1_name": "176D", "position2_name": "305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6" calcext:value-type="float">
            <text:p>6</text:p>
          </table:table-cell>
          <table:table-cell office:value-type="float" office:value="363" calcext:value-type="float">
            <text:p>363</text:p>
          </table:table-cell>
          <table:table-cell office:value-type="float" office:value="69.8" calcext:value-type="float">
            <text:p>69.8</text:p>
          </table:table-cell>
          <table:table-cell office:value-type="float" office:value="63.9" calcext:value-type="float">
            <text:p>63.9</text:p>
          </table:table-cell>
          <table:table-cell office:value-type="float" office:value="78.1" calcext:value-type="float">
            <text:p>78.1</text:p>
          </table:table-cell>
          <table:table-cell office:value-type="string" calcext:value-type="string">
            <text:p>RDAMean</text:p>
          </table:table-cell>
          <table:table-cell/>
          <table:table-cell table:formula="of:=[.D61]-[.E61]" office:value-type="float" office:value="5.9" calcext:value-type="float">
            <text:p>5.9</text:p>
          </table:table-cell>
          <table:table-cell table:formula="of:=[.F61]-[.D61]" office:value-type="float" office:value="8.3" calcext:value-type="float">
            <text:p>8.3</text:p>
          </table:table-cell>
          <table:table-cell/>
          <table:table-cell table:formula="of:=&quot;&quot;&quot;&quot;&amp;[.B61]&amp;&quot;-&quot;&amp;[.C61]&amp;&quot;_&quot;&amp;[.A61]&amp;&quot;&quot;&quot;: { &quot;&quot;error_neg&quot;&quot;: &quot;&amp;[.I61]&amp;&quot;, &quot;&quot;error_pos&quot;&quot;: &quot;&amp;[.J61]&amp;&quot;, &quot;&quot;distance&quot;&quot;: &quot;&amp;[.D61]&amp;&quot;, &quot;&quot;position1_name&quot;&quot;: &quot;&quot;&quot;&amp;[.B61]&amp;&quot;D&quot;&quot;, &quot;&quot;position2_name&quot;&quot;: &quot;&quot;&quot;&amp;[.C61]&amp;&quot;A&quot;&quot;, &quot;&quot;Forster_radius&quot;&quot;: 52, &quot;&quot;distance_type&quot;&quot;: &quot;&quot;&quot;&amp;[.G61]&amp;&quot;&quot;&quot;},&quot;" office:value-type="string" office:string-value="&quot;6-363_C2&quot;: { &quot;error_neg&quot;: 5.9, &quot;error_pos&quot;: 8.3, &quot;distance&quot;: 69.8, &quot;position1_name&quot;: &quot;6D&quot;, &quot;position2_name&quot;: &quot;363A&quot;, &quot;Forster_radius&quot;: 52, &quot;distance_type&quot;: &quot;RDAMean&quot;}," calcext:value-type="string">
            <text:p>"6-363_C2": { "error_neg": 5.9, "error_pos": 8.3, "distance": 69.8, "position1_name": "6D", "position2_name": "363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9" calcext:value-type="float">
            <text:p>29</text:p>
          </table:table-cell>
          <table:table-cell office:value-type="float" office:value="382" calcext:value-type="float">
            <text:p>382</text:p>
          </table:table-cell>
          <table:table-cell office:value-type="float" office:value="63.6" calcext:value-type="float">
            <text:p>63.6</text:p>
          </table:table-cell>
          <table:table-cell office:value-type="float" office:value="56.9" calcext:value-type="float">
            <text:p>56.9</text:p>
          </table:table-cell>
          <table:table-cell office:value-type="float" office:value="75.1" calcext:value-type="float">
            <text:p>75.1</text:p>
          </table:table-cell>
          <table:table-cell office:value-type="string" calcext:value-type="string">
            <text:p>RDAMean</text:p>
          </table:table-cell>
          <table:table-cell/>
          <table:table-cell table:formula="of:=[.D62]-[.E62]" office:value-type="float" office:value="6.7" calcext:value-type="float">
            <text:p>6.7</text:p>
          </table:table-cell>
          <table:table-cell table:formula="of:=[.F62]-[.D62]" office:value-type="float" office:value="11.5" calcext:value-type="float">
            <text:p>11.5</text:p>
          </table:table-cell>
          <table:table-cell/>
          <table:table-cell table:formula="of:=&quot;&quot;&quot;&quot;&amp;[.B62]&amp;&quot;-&quot;&amp;[.C62]&amp;&quot;_&quot;&amp;[.A62]&amp;&quot;&quot;&quot;: { &quot;&quot;error_neg&quot;&quot;: &quot;&amp;[.I62]&amp;&quot;, &quot;&quot;error_pos&quot;&quot;: &quot;&amp;[.J62]&amp;&quot;, &quot;&quot;distance&quot;&quot;: &quot;&amp;[.D62]&amp;&quot;, &quot;&quot;position1_name&quot;&quot;: &quot;&quot;&quot;&amp;[.B62]&amp;&quot;D&quot;&quot;, &quot;&quot;position2_name&quot;&quot;: &quot;&quot;&quot;&amp;[.C62]&amp;&quot;A&quot;&quot;, &quot;&quot;Forster_radius&quot;&quot;: 52, &quot;&quot;distance_type&quot;&quot;: &quot;&quot;&quot;&amp;[.G62]&amp;&quot;&quot;&quot;},&quot;" office:value-type="string" office:string-value="&quot;29-382_C2&quot;: { &quot;error_neg&quot;: 6.7, &quot;error_pos&quot;: 11.5, &quot;distance&quot;: 63.6, &quot;position1_name&quot;: &quot;29D&quot;, &quot;position2_name&quot;: &quot;382A&quot;, &quot;Forster_radius&quot;: 52, &quot;distance_type&quot;: &quot;RDAMean&quot;}," calcext:value-type="string">
            <text:p>"29-382_C2": { "error_neg": 6.7, "error_pos": 11.5, "distance": 63.6, "position1_name": "29D", "position2_name": "382A", "Forster_radius": 52, "distance_type": "RDAMean"},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76" calcext:value-type="float">
            <text:p>176</text:p>
          </table:table-cell>
          <table:table-cell office:value-type="float" office:value="401" calcext:value-type="float">
            <text:p>401</text:p>
          </table:table-cell>
          <table:table-cell table:style-name="Default" office:value-type="float" office:value="47.3" calcext:value-type="float">
            <text:p>47.3</text:p>
          </table:table-cell>
          <table:table-cell table:style-name="Default" office:value-type="float" office:value="41.8" calcext:value-type="float">
            <text:p>41.8</text:p>
          </table:table-cell>
          <table:table-cell table:style-name="Default" office:value-type="float" office:value="52.8" calcext:value-type="float">
            <text:p>52.8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64]-[.E64]" office:value-type="float" office:value="5.5" calcext:value-type="float">
            <text:p>5.5</text:p>
          </table:table-cell>
          <table:table-cell table:formula="of:=[.F64]-[.D64]" office:value-type="float" office:value="5.5" calcext:value-type="float">
            <text:p>5.5</text:p>
          </table:table-cell>
          <table:table-cell/>
          <table:table-cell table:formula="of:=&quot;&quot;&quot;&quot;&amp;[.B64]&amp;&quot;-&quot;&amp;[.C64]&amp;&quot;_&quot;&amp;[.A64]&amp;&quot;&quot;&quot;: { &quot;&quot;error_neg&quot;&quot;: &quot;&amp;[.I64]&amp;&quot;, &quot;&quot;error_pos&quot;&quot;: &quot;&amp;[.J64]&amp;&quot;, &quot;&quot;distance&quot;&quot;: &quot;&amp;[.D64]&amp;&quot;, &quot;&quot;position1_name&quot;&quot;: &quot;&quot;&quot;&amp;[.B64]&amp;&quot;D&quot;&quot;, &quot;&quot;position2_name&quot;&quot;: &quot;&quot;&quot;&amp;[.C64]&amp;&quot;A&quot;&quot;, &quot;&quot;Forster_radius&quot;&quot;: 52, &quot;&quot;distance_type&quot;&quot;: &quot;&quot;&quot;&amp;[.G64]&amp;&quot;&quot;&quot;},&quot;" office:value-type="string" office:string-value="&quot;176-401_C3&quot;: { &quot;error_neg&quot;: 5.5, &quot;error_pos&quot;: 5.5, &quot;distance&quot;: 47.3, &quot;position1_name&quot;: &quot;176D&quot;, &quot;position2_name&quot;: &quot;401A&quot;, &quot;Forster_radius&quot;: 52, &quot;distance_type&quot;: &quot;RDAMeanE&quot;}," calcext:value-type="string">
            <text:p>"176-401_C3": { "error_neg": 5.5, "error_pos": 5.5, "distance": 47.3, "position1_name": "176D", "position2_name": "401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01" calcext:value-type="float">
            <text:p>301</text:p>
          </table:table-cell>
          <table:table-cell office:value-type="float" office:value="393" calcext:value-type="float">
            <text:p>393</text:p>
          </table:table-cell>
          <table:table-cell table:style-name="Default" office:value-type="float" office:value="33.5" calcext:value-type="float">
            <text:p>33.5</text:p>
          </table:table-cell>
          <table:table-cell table:style-name="Default" office:value-type="float" office:value="28.7" calcext:value-type="float">
            <text:p>28.7</text:p>
          </table:table-cell>
          <table:table-cell table:style-name="Default" office:value-type="float" office:value="38.3" calcext:value-type="float">
            <text:p>38.3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65]-[.E65]" office:value-type="float" office:value="4.8" calcext:value-type="float">
            <text:p>4.8</text:p>
          </table:table-cell>
          <table:table-cell table:formula="of:=[.F65]-[.D65]" office:value-type="float" office:value="4.8" calcext:value-type="float">
            <text:p>4.8</text:p>
          </table:table-cell>
          <table:table-cell/>
          <table:table-cell table:formula="of:=&quot;&quot;&quot;&quot;&amp;[.B65]&amp;&quot;-&quot;&amp;[.C65]&amp;&quot;_&quot;&amp;[.A65]&amp;&quot;&quot;&quot;: { &quot;&quot;error_neg&quot;&quot;: &quot;&amp;[.I65]&amp;&quot;, &quot;&quot;error_pos&quot;&quot;: &quot;&amp;[.J65]&amp;&quot;, &quot;&quot;distance&quot;&quot;: &quot;&amp;[.D65]&amp;&quot;, &quot;&quot;position1_name&quot;&quot;: &quot;&quot;&quot;&amp;[.B65]&amp;&quot;D&quot;&quot;, &quot;&quot;position2_name&quot;&quot;: &quot;&quot;&quot;&amp;[.C65]&amp;&quot;A&quot;&quot;, &quot;&quot;Forster_radius&quot;&quot;: 52, &quot;&quot;distance_type&quot;&quot;: &quot;&quot;&quot;&amp;[.G65]&amp;&quot;&quot;&quot;},&quot;" office:value-type="string" office:string-value="&quot;301-393_C3&quot;: { &quot;error_neg&quot;: 4.8, &quot;error_pos&quot;: 4.8, &quot;distance&quot;: 33.5, &quot;position1_name&quot;: &quot;301D&quot;, &quot;position2_name&quot;: &quot;393A&quot;, &quot;Forster_radius&quot;: 52, &quot;distance_type&quot;: &quot;RDAMeanE&quot;}," calcext:value-type="string">
            <text:p>"301-393_C3": { "error_neg": 4.8, "error_pos": 4.8, "distance": 33.5, "position1_name": "301D", "position2_name": "393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01" calcext:value-type="float">
            <text:p>301</text:p>
          </table:table-cell>
          <table:table-cell office:value-type="float" office:value="339" calcext:value-type="float">
            <text:p>339</text:p>
          </table:table-cell>
          <table:table-cell table:style-name="Default" office:value-type="float" office:value="32.6" calcext:value-type="float">
            <text:p>32.6</text:p>
          </table:table-cell>
          <table:table-cell table:style-name="Default" office:value-type="float" office:value="27.9" calcext:value-type="float">
            <text:p>27.9</text:p>
          </table:table-cell>
          <table:table-cell table:style-name="Default" office:value-type="float" office:value="37.3" calcext:value-type="float">
            <text:p>37.3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66]-[.E66]" office:value-type="float" office:value="4.7" calcext:value-type="float">
            <text:p>4.7</text:p>
          </table:table-cell>
          <table:table-cell table:formula="of:=[.F66]-[.D66]" office:value-type="float" office:value="4.7" calcext:value-type="float">
            <text:p>4.7</text:p>
          </table:table-cell>
          <table:table-cell/>
          <table:table-cell table:formula="of:=&quot;&quot;&quot;&quot;&amp;[.B66]&amp;&quot;-&quot;&amp;[.C66]&amp;&quot;_&quot;&amp;[.A66]&amp;&quot;&quot;&quot;: { &quot;&quot;error_neg&quot;&quot;: &quot;&amp;[.I66]&amp;&quot;, &quot;&quot;error_pos&quot;&quot;: &quot;&amp;[.J66]&amp;&quot;, &quot;&quot;distance&quot;&quot;: &quot;&amp;[.D66]&amp;&quot;, &quot;&quot;position1_name&quot;&quot;: &quot;&quot;&quot;&amp;[.B66]&amp;&quot;D&quot;&quot;, &quot;&quot;position2_name&quot;&quot;: &quot;&quot;&quot;&amp;[.C66]&amp;&quot;A&quot;&quot;, &quot;&quot;Forster_radius&quot;&quot;: 52, &quot;&quot;distance_type&quot;&quot;: &quot;&quot;&quot;&amp;[.G66]&amp;&quot;&quot;&quot;},&quot;" office:value-type="string" office:string-value="&quot;301-339_C3&quot;: { &quot;error_neg&quot;: 4.7, &quot;error_pos&quot;: 4.7, &quot;distance&quot;: 32.6, &quot;position1_name&quot;: &quot;301D&quot;, &quot;position2_name&quot;: &quot;339A&quot;, &quot;Forster_radius&quot;: 52, &quot;distance_type&quot;: &quot;RDAMeanE&quot;}," calcext:value-type="string">
            <text:p>"301-339_C3": { "error_neg": 4.7, "error_pos": 4.7, "distance": 32.6, "position1_name": "301D", "position2_name": "339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table:style-name="Default" office:value-type="float" office:value="48.3" calcext:value-type="float">
            <text:p>48.3</text:p>
          </table:table-cell>
          <table:table-cell table:style-name="Default" office:value-type="float" office:value="42.8" calcext:value-type="float">
            <text:p>42.8</text:p>
          </table:table-cell>
          <table:table-cell table:style-name="Default" office:value-type="float" office:value="53.8" calcext:value-type="float">
            <text:p>53.8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67]-[.E67]" office:value-type="float" office:value="5.5" calcext:value-type="float">
            <text:p>5.5</text:p>
          </table:table-cell>
          <table:table-cell table:formula="of:=[.F67]-[.D67]" office:value-type="float" office:value="5.5" calcext:value-type="float">
            <text:p>5.5</text:p>
          </table:table-cell>
          <table:table-cell/>
          <table:table-cell table:formula="of:=&quot;&quot;&quot;&quot;&amp;[.B67]&amp;&quot;-&quot;&amp;[.C67]&amp;&quot;_&quot;&amp;[.A67]&amp;&quot;&quot;&quot;: { &quot;&quot;error_neg&quot;&quot;: &quot;&amp;[.I67]&amp;&quot;, &quot;&quot;error_pos&quot;&quot;: &quot;&amp;[.J67]&amp;&quot;, &quot;&quot;distance&quot;&quot;: &quot;&amp;[.D67]&amp;&quot;, &quot;&quot;position1_name&quot;&quot;: &quot;&quot;&quot;&amp;[.B67]&amp;&quot;D&quot;&quot;, &quot;&quot;position2_name&quot;&quot;: &quot;&quot;&quot;&amp;[.C67]&amp;&quot;A&quot;&quot;, &quot;&quot;Forster_radius&quot;&quot;: 52, &quot;&quot;distance_type&quot;&quot;: &quot;&quot;&quot;&amp;[.G67]&amp;&quot;&quot;&quot;},&quot;" office:value-type="string" office:string-value="&quot;13-401_C3&quot;: { &quot;error_neg&quot;: 5.5, &quot;error_pos&quot;: 5.5, &quot;distance&quot;: 48.3, &quot;position1_name&quot;: &quot;13D&quot;, &quot;position2_name&quot;: &quot;401A&quot;, &quot;Forster_radius&quot;: 52, &quot;distance_type&quot;: &quot;RDAMeanE&quot;}," calcext:value-type="string">
            <text:p>"13-401_C3": { "error_neg": 5.5, "error_pos": 5.5, "distance": 48.3, "position1_name": "13D", "position2_name": "401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76" calcext:value-type="float">
            <text:p>176</text:p>
          </table:table-cell>
          <table:table-cell office:value-type="float" office:value="339" calcext:value-type="float">
            <text:p>339</text:p>
          </table:table-cell>
          <table:table-cell table:style-name="Default" office:value-type="float" office:value="43.9" calcext:value-type="float">
            <text:p>43.9</text:p>
          </table:table-cell>
          <table:table-cell table:style-name="Default" office:value-type="float" office:value="38.6" calcext:value-type="float">
            <text:p>38.6</text:p>
          </table:table-cell>
          <table:table-cell table:style-name="Default" office:value-type="float" office:value="49.2" calcext:value-type="float">
            <text:p>49.2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68]-[.E68]" office:value-type="float" office:value="5.3" calcext:value-type="float">
            <text:p>5.3</text:p>
          </table:table-cell>
          <table:table-cell table:formula="of:=[.F68]-[.D68]" office:value-type="float" office:value="5.3" calcext:value-type="float">
            <text:p>5.3</text:p>
          </table:table-cell>
          <table:table-cell/>
          <table:table-cell table:formula="of:=&quot;&quot;&quot;&quot;&amp;[.B68]&amp;&quot;-&quot;&amp;[.C68]&amp;&quot;_&quot;&amp;[.A68]&amp;&quot;&quot;&quot;: { &quot;&quot;error_neg&quot;&quot;: &quot;&amp;[.I68]&amp;&quot;, &quot;&quot;error_pos&quot;&quot;: &quot;&amp;[.J68]&amp;&quot;, &quot;&quot;distance&quot;&quot;: &quot;&amp;[.D68]&amp;&quot;, &quot;&quot;position1_name&quot;&quot;: &quot;&quot;&quot;&amp;[.B68]&amp;&quot;D&quot;&quot;, &quot;&quot;position2_name&quot;&quot;: &quot;&quot;&quot;&amp;[.C68]&amp;&quot;A&quot;&quot;, &quot;&quot;Forster_radius&quot;&quot;: 52, &quot;&quot;distance_type&quot;&quot;: &quot;&quot;&quot;&amp;[.G68]&amp;&quot;&quot;&quot;},&quot;" office:value-type="string" office:string-value="&quot;176-339_C3&quot;: { &quot;error_neg&quot;: 5.3, &quot;error_pos&quot;: 5.3, &quot;distance&quot;: 43.9, &quot;position1_name&quot;: &quot;176D&quot;, &quot;position2_name&quot;: &quot;339A&quot;, &quot;Forster_radius&quot;: 52, &quot;distance_type&quot;: &quot;RDAMeanE&quot;}," calcext:value-type="string">
            <text:p>"176-339_C3": { "error_neg": 5.3, "error_pos": 5.3, "distance": 43.9, "position1_name": "176D", "position2_name": "339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05" calcext:value-type="float">
            <text:p>305</text:p>
          </table:table-cell>
          <table:table-cell office:value-type="float" office:value="401" calcext:value-type="float">
            <text:p>401</text:p>
          </table:table-cell>
          <table:table-cell table:style-name="Default" office:value-type="float" office:value="38.9" calcext:value-type="float">
            <text:p>38.9</text:p>
          </table:table-cell>
          <table:table-cell table:style-name="Default" office:value-type="float" office:value="33.8" calcext:value-type="float">
            <text:p>33.8</text:p>
          </table:table-cell>
          <table:table-cell table:style-name="Default" office:value-type="float" office:value="44" calcext:value-type="float">
            <text:p>44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69]-[.E69]" office:value-type="float" office:value="5.1" calcext:value-type="float">
            <text:p>5.1</text:p>
          </table:table-cell>
          <table:table-cell table:formula="of:=[.F69]-[.D69]" office:value-type="float" office:value="5.1" calcext:value-type="float">
            <text:p>5.1</text:p>
          </table:table-cell>
          <table:table-cell/>
          <table:table-cell table:formula="of:=&quot;&quot;&quot;&quot;&amp;[.B69]&amp;&quot;-&quot;&amp;[.C69]&amp;&quot;_&quot;&amp;[.A69]&amp;&quot;&quot;&quot;: { &quot;&quot;error_neg&quot;&quot;: &quot;&amp;[.I69]&amp;&quot;, &quot;&quot;error_pos&quot;&quot;: &quot;&amp;[.J69]&amp;&quot;, &quot;&quot;distance&quot;&quot;: &quot;&amp;[.D69]&amp;&quot;, &quot;&quot;position1_name&quot;&quot;: &quot;&quot;&quot;&amp;[.B69]&amp;&quot;D&quot;&quot;, &quot;&quot;position2_name&quot;&quot;: &quot;&quot;&quot;&amp;[.C69]&amp;&quot;A&quot;&quot;, &quot;&quot;Forster_radius&quot;&quot;: 52, &quot;&quot;distance_type&quot;&quot;: &quot;&quot;&quot;&amp;[.G69]&amp;&quot;&quot;&quot;},&quot;" office:value-type="string" office:string-value="&quot;305-401_C3&quot;: { &quot;error_neg&quot;: 5.1, &quot;error_pos&quot;: 5.1, &quot;distance&quot;: 38.9, &quot;position1_name&quot;: &quot;305D&quot;, &quot;position2_name&quot;: &quot;401A&quot;, &quot;Forster_radius&quot;: 52, &quot;distance_type&quot;: &quot;RDAMeanE&quot;}," calcext:value-type="string">
            <text:p>"305-401_C3": { "error_neg": 5.1, "error_pos": 5.1, "distance": 38.9, "position1_name": "305D", "position2_name": "401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0" calcext:value-type="float">
            <text:p>10</text:p>
          </table:table-cell>
          <table:table-cell office:value-type="float" office:value="339" calcext:value-type="float">
            <text:p>339</text:p>
          </table:table-cell>
          <table:table-cell table:style-name="Default" office:value-type="float" office:value="37.9" calcext:value-type="float">
            <text:p>37.9</text:p>
          </table:table-cell>
          <table:table-cell table:style-name="Default" office:value-type="float" office:value="32.9" calcext:value-type="float">
            <text:p>32.9</text:p>
          </table:table-cell>
          <table:table-cell table:style-name="Default" office:value-type="float" office:value="42.9" calcext:value-type="float">
            <text:p>42.9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70]-[.E70]" office:value-type="float" office:value="5" calcext:value-type="float">
            <text:p>5.0</text:p>
          </table:table-cell>
          <table:table-cell table:formula="of:=[.F70]-[.D70]" office:value-type="float" office:value="5" calcext:value-type="float">
            <text:p>5.0</text:p>
          </table:table-cell>
          <table:table-cell/>
          <table:table-cell table:formula="of:=&quot;&quot;&quot;&quot;&amp;[.B70]&amp;&quot;-&quot;&amp;[.C70]&amp;&quot;_&quot;&amp;[.A70]&amp;&quot;&quot;&quot;: { &quot;&quot;error_neg&quot;&quot;: &quot;&amp;[.I70]&amp;&quot;, &quot;&quot;error_pos&quot;&quot;: &quot;&amp;[.J70]&amp;&quot;, &quot;&quot;distance&quot;&quot;: &quot;&amp;[.D70]&amp;&quot;, &quot;&quot;position1_name&quot;&quot;: &quot;&quot;&quot;&amp;[.B70]&amp;&quot;D&quot;&quot;, &quot;&quot;position2_name&quot;&quot;: &quot;&quot;&quot;&amp;[.C70]&amp;&quot;A&quot;&quot;, &quot;&quot;Forster_radius&quot;&quot;: 52, &quot;&quot;distance_type&quot;&quot;: &quot;&quot;&quot;&amp;[.G70]&amp;&quot;&quot;&quot;},&quot;" office:value-type="string" office:string-value="&quot;10-339_C3&quot;: { &quot;error_neg&quot;: 5, &quot;error_pos&quot;: 5, &quot;distance&quot;: 37.9, &quot;position1_name&quot;: &quot;10D&quot;, &quot;position2_name&quot;: &quot;339A&quot;, &quot;Forster_radius&quot;: 52, &quot;distance_type&quot;: &quot;RDAMeanE&quot;}," calcext:value-type="string">
            <text:p>"10-339_C3": { "error_neg": 5, "error_pos": 5, "distance": 37.9, "position1_name": "10D", "position2_name": "339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table:style-name="Default" office:value-type="float" office:value="33.4" calcext:value-type="float">
            <text:p>33.4</text:p>
          </table:table-cell>
          <table:table-cell table:style-name="Default" office:value-type="float" office:value="28.6" calcext:value-type="float">
            <text:p>28.6</text:p>
          </table:table-cell>
          <table:table-cell table:style-name="Default" office:value-type="float" office:value="38.2" calcext:value-type="float">
            <text:p>38.2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71]-[.E71]" office:value-type="float" office:value="4.8" calcext:value-type="float">
            <text:p>4.8</text:p>
          </table:table-cell>
          <table:table-cell table:formula="of:=[.F71]-[.D71]" office:value-type="float" office:value="4.8" calcext:value-type="float">
            <text:p>4.8</text:p>
          </table:table-cell>
          <table:table-cell/>
          <table:table-cell table:formula="of:=&quot;&quot;&quot;&quot;&amp;[.B71]&amp;&quot;-&quot;&amp;[.C71]&amp;&quot;_&quot;&amp;[.A71]&amp;&quot;&quot;&quot;: { &quot;&quot;error_neg&quot;&quot;: &quot;&amp;[.I71]&amp;&quot;, &quot;&quot;error_pos&quot;&quot;: &quot;&amp;[.J71]&amp;&quot;, &quot;&quot;distance&quot;&quot;: &quot;&amp;[.D71]&amp;&quot;, &quot;&quot;position1_name&quot;&quot;: &quot;&quot;&quot;&amp;[.B71]&amp;&quot;D&quot;&quot;, &quot;&quot;position2_name&quot;&quot;: &quot;&quot;&quot;&amp;[.C71]&amp;&quot;A&quot;&quot;, &quot;&quot;Forster_radius&quot;&quot;: 52, &quot;&quot;distance_type&quot;&quot;: &quot;&quot;&quot;&amp;[.G71]&amp;&quot;&quot;&quot;},&quot;" office:value-type="string" office:string-value="&quot;289-339_C3&quot;: { &quot;error_neg&quot;: 4.8, &quot;error_pos&quot;: 4.8, &quot;distance&quot;: 33.4, &quot;position1_name&quot;: &quot;289D&quot;, &quot;position2_name&quot;: &quot;339A&quot;, &quot;Forster_radius&quot;: 52, &quot;distance_type&quot;: &quot;RDAMeanE&quot;}," calcext:value-type="string">
            <text:p>"289-339_C3": { "error_neg": 4.8, "error_pos": 4.8, "distance": 33.4, "position1_name": "289D", "position2_name": "339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01" calcext:value-type="float">
            <text:p>301</text:p>
          </table:table-cell>
          <table:table-cell office:value-type="float" office:value="382" calcext:value-type="float">
            <text:p>382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72]-[.E72]" office:value-type="float" office:value="5" calcext:value-type="float">
            <text:p>5.0</text:p>
          </table:table-cell>
          <table:table-cell table:formula="of:=[.F72]-[.D72]" office:value-type="float" office:value="5" calcext:value-type="float">
            <text:p>5.0</text:p>
          </table:table-cell>
          <table:table-cell/>
          <table:table-cell table:formula="of:=&quot;&quot;&quot;&quot;&amp;[.B72]&amp;&quot;-&quot;&amp;[.C72]&amp;&quot;_&quot;&amp;[.A72]&amp;&quot;&quot;&quot;: { &quot;&quot;error_neg&quot;&quot;: &quot;&amp;[.I72]&amp;&quot;, &quot;&quot;error_pos&quot;&quot;: &quot;&amp;[.J72]&amp;&quot;, &quot;&quot;distance&quot;&quot;: &quot;&amp;[.D72]&amp;&quot;, &quot;&quot;position1_name&quot;&quot;: &quot;&quot;&quot;&amp;[.B72]&amp;&quot;D&quot;&quot;, &quot;&quot;position2_name&quot;&quot;: &quot;&quot;&quot;&amp;[.C72]&amp;&quot;A&quot;&quot;, &quot;&quot;Forster_radius&quot;&quot;: 52, &quot;&quot;distance_type&quot;&quot;: &quot;&quot;&quot;&amp;[.G72]&amp;&quot;&quot;&quot;},&quot;" office:value-type="string" office:string-value="&quot;301-382_C3&quot;: { &quot;error_neg&quot;: 5, &quot;error_pos&quot;: 5, &quot;distance&quot;: 37, &quot;position1_name&quot;: &quot;301D&quot;, &quot;position2_name&quot;: &quot;382A&quot;, &quot;Forster_radius&quot;: 52, &quot;distance_type&quot;: &quot;RDAMeanE&quot;}," calcext:value-type="string">
            <text:p>"301-382_C3": { "error_neg": 5, "error_pos": 5, "distance": 37, "position1_name": "301D", "position2_name": "382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3" calcext:value-type="float">
            <text:p>13</text:p>
          </table:table-cell>
          <table:table-cell office:value-type="float" office:value="397" calcext:value-type="float">
            <text:p>397</text:p>
          </table:table-cell>
          <table:table-cell table:style-name="Default" office:value-type="float" office:value="47.6" calcext:value-type="float">
            <text:p>47.6</text:p>
          </table:table-cell>
          <table:table-cell table:style-name="Default" office:value-type="float" office:value="42.1" calcext:value-type="float">
            <text:p>42.1</text:p>
          </table:table-cell>
          <table:table-cell table:style-name="Default" office:value-type="float" office:value="53.1" calcext:value-type="float">
            <text:p>53.1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73]-[.E73]" office:value-type="float" office:value="5.5" calcext:value-type="float">
            <text:p>5.5</text:p>
          </table:table-cell>
          <table:table-cell table:formula="of:=[.F73]-[.D73]" office:value-type="float" office:value="5.5" calcext:value-type="float">
            <text:p>5.5</text:p>
          </table:table-cell>
          <table:table-cell/>
          <table:table-cell table:formula="of:=&quot;&quot;&quot;&quot;&amp;[.B73]&amp;&quot;-&quot;&amp;[.C73]&amp;&quot;_&quot;&amp;[.A73]&amp;&quot;&quot;&quot;: { &quot;&quot;error_neg&quot;&quot;: &quot;&amp;[.I73]&amp;&quot;, &quot;&quot;error_pos&quot;&quot;: &quot;&amp;[.J73]&amp;&quot;, &quot;&quot;distance&quot;&quot;: &quot;&amp;[.D73]&amp;&quot;, &quot;&quot;position1_name&quot;&quot;: &quot;&quot;&quot;&amp;[.B73]&amp;&quot;D&quot;&quot;, &quot;&quot;position2_name&quot;&quot;: &quot;&quot;&quot;&amp;[.C73]&amp;&quot;A&quot;&quot;, &quot;&quot;Forster_radius&quot;&quot;: 52, &quot;&quot;distance_type&quot;&quot;: &quot;&quot;&quot;&amp;[.G73]&amp;&quot;&quot;&quot;},&quot;" office:value-type="string" office:string-value="&quot;13-397_C3&quot;: { &quot;error_neg&quot;: 5.5, &quot;error_pos&quot;: 5.5, &quot;distance&quot;: 47.6, &quot;position1_name&quot;: &quot;13D&quot;, &quot;position2_name&quot;: &quot;397A&quot;, &quot;Forster_radius&quot;: 52, &quot;distance_type&quot;: &quot;RDAMeanE&quot;}," calcext:value-type="string">
            <text:p>"13-397_C3": { "error_neg": 5.5, "error_pos": 5.5, "distance": 47.6, "position1_name": "13D", "position2_name": "397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05" calcext:value-type="float">
            <text:p>305</text:p>
          </table:table-cell>
          <table:table-cell office:value-type="float" office:value="382" calcext:value-type="float">
            <text:p>382</text:p>
          </table:table-cell>
          <table:table-cell table:style-name="Default" office:value-type="float" office:value="37.7" calcext:value-type="float">
            <text:p>37.7</text:p>
          </table:table-cell>
          <table:table-cell table:style-name="Default" office:value-type="float" office:value="32.7" calcext:value-type="float">
            <text:p>32.7</text:p>
          </table:table-cell>
          <table:table-cell table:style-name="Default" office:value-type="float" office:value="42.7" calcext:value-type="float">
            <text:p>42.7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74]-[.E74]" office:value-type="float" office:value="5" calcext:value-type="float">
            <text:p>5.0</text:p>
          </table:table-cell>
          <table:table-cell table:formula="of:=[.F74]-[.D74]" office:value-type="float" office:value="5" calcext:value-type="float">
            <text:p>5.0</text:p>
          </table:table-cell>
          <table:table-cell/>
          <table:table-cell table:formula="of:=&quot;&quot;&quot;&quot;&amp;[.B74]&amp;&quot;-&quot;&amp;[.C74]&amp;&quot;_&quot;&amp;[.A74]&amp;&quot;&quot;&quot;: { &quot;&quot;error_neg&quot;&quot;: &quot;&amp;[.I74]&amp;&quot;, &quot;&quot;error_pos&quot;&quot;: &quot;&amp;[.J74]&amp;&quot;, &quot;&quot;distance&quot;&quot;: &quot;&amp;[.D74]&amp;&quot;, &quot;&quot;position1_name&quot;&quot;: &quot;&quot;&quot;&amp;[.B74]&amp;&quot;D&quot;&quot;, &quot;&quot;position2_name&quot;&quot;: &quot;&quot;&quot;&amp;[.C74]&amp;&quot;A&quot;&quot;, &quot;&quot;Forster_radius&quot;&quot;: 52, &quot;&quot;distance_type&quot;&quot;: &quot;&quot;&quot;&amp;[.G74]&amp;&quot;&quot;&quot;},&quot;" office:value-type="string" office:string-value="&quot;305-382_C3&quot;: { &quot;error_neg&quot;: 5, &quot;error_pos&quot;: 5, &quot;distance&quot;: 37.7, &quot;position1_name&quot;: &quot;305D&quot;, &quot;position2_name&quot;: &quot;382A&quot;, &quot;Forster_radius&quot;: 52, &quot;distance_type&quot;: &quot;RDAMeanE&quot;}," calcext:value-type="string">
            <text:p>"305-382_C3": { "error_neg": 5, "error_pos": 5, "distance": 37.7, "position1_name": "305D", "position2_name": "382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29" calcext:value-type="float">
            <text:p>29</text:p>
          </table:table-cell>
          <table:table-cell office:value-type="float" office:value="339" calcext:value-type="float">
            <text:p>339</text:p>
          </table:table-cell>
          <table:table-cell table:style-name="Default" office:value-type="float" office:value="27.8" calcext:value-type="float">
            <text:p>27.8</text:p>
          </table:table-cell>
          <table:table-cell table:style-name="Default" office:value-type="float" office:value="23.3" calcext:value-type="float">
            <text:p>23.3</text:p>
          </table:table-cell>
          <table:table-cell table:style-name="Default" office:value-type="float" office:value="32.3" calcext:value-type="float">
            <text:p>32.3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75]-[.E75]" office:value-type="float" office:value="4.5" calcext:value-type="float">
            <text:p>4.5</text:p>
          </table:table-cell>
          <table:table-cell table:formula="of:=[.F75]-[.D75]" office:value-type="float" office:value="4.5" calcext:value-type="float">
            <text:p>4.5</text:p>
          </table:table-cell>
          <table:table-cell/>
          <table:table-cell table:formula="of:=&quot;&quot;&quot;&quot;&amp;[.B75]&amp;&quot;-&quot;&amp;[.C75]&amp;&quot;_&quot;&amp;[.A75]&amp;&quot;&quot;&quot;: { &quot;&quot;error_neg&quot;&quot;: &quot;&amp;[.I75]&amp;&quot;, &quot;&quot;error_pos&quot;&quot;: &quot;&amp;[.J75]&amp;&quot;, &quot;&quot;distance&quot;&quot;: &quot;&amp;[.D75]&amp;&quot;, &quot;&quot;position1_name&quot;&quot;: &quot;&quot;&quot;&amp;[.B75]&amp;&quot;D&quot;&quot;, &quot;&quot;position2_name&quot;&quot;: &quot;&quot;&quot;&amp;[.C75]&amp;&quot;A&quot;&quot;, &quot;&quot;Forster_radius&quot;&quot;: 52, &quot;&quot;distance_type&quot;&quot;: &quot;&quot;&quot;&amp;[.G75]&amp;&quot;&quot;&quot;},&quot;" office:value-type="string" office:string-value="&quot;29-339_C3&quot;: { &quot;error_neg&quot;: 4.5, &quot;error_pos&quot;: 4.5, &quot;distance&quot;: 27.8, &quot;position1_name&quot;: &quot;29D&quot;, &quot;position2_name&quot;: &quot;339A&quot;, &quot;Forster_radius&quot;: 52, &quot;distance_type&quot;: &quot;RDAMeanE&quot;}," calcext:value-type="string">
            <text:p>"29-339_C3": { "error_neg": 4.5, "error_pos": 4.5, "distance": 27.8, "position1_name": "29D", "position2_name": "339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76" calcext:value-type="float">
            <text:p>176</text:p>
          </table:table-cell>
          <table:table-cell office:value-type="float" office:value="397" calcext:value-type="float">
            <text:p>397</text:p>
          </table:table-cell>
          <table:table-cell table:style-name="Default" office:value-type="float" office:value="44.2" calcext:value-type="float">
            <text:p>44.2</text:p>
          </table:table-cell>
          <table:table-cell table:style-name="Default" office:value-type="float" office:value="38.9" calcext:value-type="float">
            <text:p>38.9</text:p>
          </table:table-cell>
          <table:table-cell table:style-name="Default" office:value-type="float" office:value="49.5" calcext:value-type="float">
            <text:p>49.5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76]-[.E76]" office:value-type="float" office:value="5.3" calcext:value-type="float">
            <text:p>5.3</text:p>
          </table:table-cell>
          <table:table-cell table:formula="of:=[.F76]-[.D76]" office:value-type="float" office:value="5.3" calcext:value-type="float">
            <text:p>5.3</text:p>
          </table:table-cell>
          <table:table-cell/>
          <table:table-cell table:formula="of:=&quot;&quot;&quot;&quot;&amp;[.B76]&amp;&quot;-&quot;&amp;[.C76]&amp;&quot;_&quot;&amp;[.A76]&amp;&quot;&quot;&quot;: { &quot;&quot;error_neg&quot;&quot;: &quot;&amp;[.I76]&amp;&quot;, &quot;&quot;error_pos&quot;&quot;: &quot;&amp;[.J76]&amp;&quot;, &quot;&quot;distance&quot;&quot;: &quot;&amp;[.D76]&amp;&quot;, &quot;&quot;position1_name&quot;&quot;: &quot;&quot;&quot;&amp;[.B76]&amp;&quot;D&quot;&quot;, &quot;&quot;position2_name&quot;&quot;: &quot;&quot;&quot;&amp;[.C76]&amp;&quot;A&quot;&quot;, &quot;&quot;Forster_radius&quot;&quot;: 52, &quot;&quot;distance_type&quot;&quot;: &quot;&quot;&quot;&amp;[.G76]&amp;&quot;&quot;&quot;},&quot;" office:value-type="string" office:string-value="&quot;176-397_C3&quot;: { &quot;error_neg&quot;: 5.3, &quot;error_pos&quot;: 5.3, &quot;distance&quot;: 44.2, &quot;position1_name&quot;: &quot;176D&quot;, &quot;position2_name&quot;: &quot;397A&quot;, &quot;Forster_radius&quot;: 52, &quot;distance_type&quot;: &quot;RDAMeanE&quot;}," calcext:value-type="string">
            <text:p>"176-397_C3": { "error_neg": 5.3, "error_pos": 5.3, "distance": 44.2, "position1_name": "176D", "position2_name": "397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3" calcext:value-type="float">
            <text:p>13</text:p>
          </table:table-cell>
          <table:table-cell office:value-type="float" office:value="363" calcext:value-type="float">
            <text:p>363</text:p>
          </table:table-cell>
          <table:table-cell table:style-name="Default" office:value-type="float" office:value="54.3" calcext:value-type="float">
            <text:p>54.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8.6" calcext:value-type="float">
            <text:p>58.6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77]-[.E77]" office:value-type="float" office:value="4.3" calcext:value-type="float">
            <text:p>4.3</text:p>
          </table:table-cell>
          <table:table-cell table:formula="of:=[.F77]-[.D77]" office:value-type="float" office:value="4.3" calcext:value-type="float">
            <text:p>4.3</text:p>
          </table:table-cell>
          <table:table-cell/>
          <table:table-cell table:formula="of:=&quot;&quot;&quot;&quot;&amp;[.B77]&amp;&quot;-&quot;&amp;[.C77]&amp;&quot;_&quot;&amp;[.A77]&amp;&quot;&quot;&quot;: { &quot;&quot;error_neg&quot;&quot;: &quot;&amp;[.I77]&amp;&quot;, &quot;&quot;error_pos&quot;&quot;: &quot;&amp;[.J77]&amp;&quot;, &quot;&quot;distance&quot;&quot;: &quot;&amp;[.D77]&amp;&quot;, &quot;&quot;position1_name&quot;&quot;: &quot;&quot;&quot;&amp;[.B77]&amp;&quot;D&quot;&quot;, &quot;&quot;position2_name&quot;&quot;: &quot;&quot;&quot;&amp;[.C77]&amp;&quot;A&quot;&quot;, &quot;&quot;Forster_radius&quot;&quot;: 52, &quot;&quot;distance_type&quot;&quot;: &quot;&quot;&quot;&amp;[.G77]&amp;&quot;&quot;&quot;},&quot;" office:value-type="string" office:string-value="&quot;13-363_C3&quot;: { &quot;error_neg&quot;: 4.3, &quot;error_pos&quot;: 4.3, &quot;distance&quot;: 54.3, &quot;position1_name&quot;: &quot;13D&quot;, &quot;position2_name&quot;: &quot;363A&quot;, &quot;Forster_radius&quot;: 52, &quot;distance_type&quot;: &quot;RDAMeanE&quot;}," calcext:value-type="string">
            <text:p>"13-363_C3": { "error_neg": 4.3, "error_pos": 4.3, "distance": 54.3, "position1_name": "13D", "position2_name": "363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01" calcext:value-type="float">
            <text:p>301</text:p>
          </table:table-cell>
          <table:table-cell office:value-type="float" office:value="401" calcext:value-type="float">
            <text:p>401</text:p>
          </table:table-cell>
          <table:table-cell table:style-name="Default" office:value-type="float" office:value="35.6" calcext:value-type="float">
            <text:p>35.6</text:p>
          </table:table-cell>
          <table:table-cell table:style-name="Default" office:value-type="float" office:value="31.3" calcext:value-type="float">
            <text:p>31.3</text:p>
          </table:table-cell>
          <table:table-cell table:style-name="Default" office:value-type="float" office:value="39.9" calcext:value-type="float">
            <text:p>39.9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78]-[.E78]" office:value-type="float" office:value="4.3" calcext:value-type="float">
            <text:p>4.3</text:p>
          </table:table-cell>
          <table:table-cell table:formula="of:=[.F78]-[.D78]" office:value-type="float" office:value="4.3" calcext:value-type="float">
            <text:p>4.3</text:p>
          </table:table-cell>
          <table:table-cell/>
          <table:table-cell table:formula="of:=&quot;&quot;&quot;&quot;&amp;[.B78]&amp;&quot;-&quot;&amp;[.C78]&amp;&quot;_&quot;&amp;[.A78]&amp;&quot;&quot;&quot;: { &quot;&quot;error_neg&quot;&quot;: &quot;&amp;[.I78]&amp;&quot;, &quot;&quot;error_pos&quot;&quot;: &quot;&amp;[.J78]&amp;&quot;, &quot;&quot;distance&quot;&quot;: &quot;&amp;[.D78]&amp;&quot;, &quot;&quot;position1_name&quot;&quot;: &quot;&quot;&quot;&amp;[.B78]&amp;&quot;D&quot;&quot;, &quot;&quot;position2_name&quot;&quot;: &quot;&quot;&quot;&amp;[.C78]&amp;&quot;A&quot;&quot;, &quot;&quot;Forster_radius&quot;&quot;: 52, &quot;&quot;distance_type&quot;&quot;: &quot;&quot;&quot;&amp;[.G78]&amp;&quot;&quot;&quot;},&quot;" office:value-type="string" office:string-value="&quot;301-401_C3&quot;: { &quot;error_neg&quot;: 4.3, &quot;error_pos&quot;: 4.3, &quot;distance&quot;: 35.6, &quot;position1_name&quot;: &quot;301D&quot;, &quot;position2_name&quot;: &quot;401A&quot;, &quot;Forster_radius&quot;: 52, &quot;distance_type&quot;: &quot;RDAMeanE&quot;}," calcext:value-type="string">
            <text:p>"301-401_C3": { "error_neg": 4.3, "error_pos": 4.3, "distance": 35.6, "position1_name": "301D", "position2_name": "401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335" calcext:value-type="float">
            <text:p>335</text:p>
          </table:table-cell>
          <table:table-cell table:style-name="Default" office:value-type="float" office:value="26.2" calcext:value-type="float">
            <text:p>26.2</text:p>
          </table:table-cell>
          <table:table-cell table:style-name="Default" office:value-type="float" office:value="21.9" calcext:value-type="float">
            <text:p>21.9</text:p>
          </table:table-cell>
          <table:table-cell table:style-name="Default" office:value-type="float" office:value="30.5" calcext:value-type="float">
            <text:p>30.5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79]-[.E79]" office:value-type="float" office:value="4.3" calcext:value-type="float">
            <text:p>4.3</text:p>
          </table:table-cell>
          <table:table-cell table:formula="of:=[.F79]-[.D79]" office:value-type="float" office:value="4.3" calcext:value-type="float">
            <text:p>4.3</text:p>
          </table:table-cell>
          <table:table-cell/>
          <table:table-cell table:formula="of:=&quot;&quot;&quot;&quot;&amp;[.B79]&amp;&quot;-&quot;&amp;[.C79]&amp;&quot;_&quot;&amp;[.A79]&amp;&quot;&quot;&quot;: { &quot;&quot;error_neg&quot;&quot;: &quot;&amp;[.I79]&amp;&quot;, &quot;&quot;error_pos&quot;&quot;: &quot;&amp;[.J79]&amp;&quot;, &quot;&quot;distance&quot;&quot;: &quot;&amp;[.D79]&amp;&quot;, &quot;&quot;position1_name&quot;&quot;: &quot;&quot;&quot;&amp;[.B79]&amp;&quot;D&quot;&quot;, &quot;&quot;position2_name&quot;&quot;: &quot;&quot;&quot;&amp;[.C79]&amp;&quot;A&quot;&quot;, &quot;&quot;Forster_radius&quot;&quot;: 52, &quot;&quot;distance_type&quot;&quot;: &quot;&quot;&quot;&amp;[.G79]&amp;&quot;&quot;&quot;},&quot;" office:value-type="string" office:string-value="&quot;25-335_C3&quot;: { &quot;error_neg&quot;: 4.3, &quot;error_pos&quot;: 4.3, &quot;distance&quot;: 26.2, &quot;position1_name&quot;: &quot;25D&quot;, &quot;position2_name&quot;: &quot;335A&quot;, &quot;Forster_radius&quot;: 52, &quot;distance_type&quot;: &quot;RDAMeanE&quot;}," calcext:value-type="string">
            <text:p>"25-335_C3": { "error_neg": 4.3, "error_pos": 4.3, "distance": 26.2, "position1_name": "25D", "position2_name": "335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289" calcext:value-type="float">
            <text:p>289</text:p>
          </table:table-cell>
          <table:table-cell office:value-type="float" office:value="401" calcext:value-type="float">
            <text:p>401</text:p>
          </table:table-cell>
          <table:table-cell table:style-name="Default" office:value-type="float" office:value="39.6" calcext:value-type="float">
            <text:p>39.6</text:p>
          </table:table-cell>
          <table:table-cell table:style-name="Default" office:value-type="float" office:value="35.3" calcext:value-type="float">
            <text:p>35.3</text:p>
          </table:table-cell>
          <table:table-cell table:style-name="Default" office:value-type="float" office:value="43.9" calcext:value-type="float">
            <text:p>43.9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80]-[.E80]" office:value-type="float" office:value="4.3" calcext:value-type="float">
            <text:p>4.3</text:p>
          </table:table-cell>
          <table:table-cell table:formula="of:=[.F80]-[.D80]" office:value-type="float" office:value="4.3" calcext:value-type="float">
            <text:p>4.3</text:p>
          </table:table-cell>
          <table:table-cell/>
          <table:table-cell table:formula="of:=&quot;&quot;&quot;&quot;&amp;[.B80]&amp;&quot;-&quot;&amp;[.C80]&amp;&quot;_&quot;&amp;[.A80]&amp;&quot;&quot;&quot;: { &quot;&quot;error_neg&quot;&quot;: &quot;&amp;[.I80]&amp;&quot;, &quot;&quot;error_pos&quot;&quot;: &quot;&amp;[.J80]&amp;&quot;, &quot;&quot;distance&quot;&quot;: &quot;&amp;[.D80]&amp;&quot;, &quot;&quot;position1_name&quot;&quot;: &quot;&quot;&quot;&amp;[.B80]&amp;&quot;D&quot;&quot;, &quot;&quot;position2_name&quot;&quot;: &quot;&quot;&quot;&amp;[.C80]&amp;&quot;A&quot;&quot;, &quot;&quot;Forster_radius&quot;&quot;: 52, &quot;&quot;distance_type&quot;&quot;: &quot;&quot;&quot;&amp;[.G80]&amp;&quot;&quot;&quot;},&quot;" office:value-type="string" office:string-value="&quot;289-401_C3&quot;: { &quot;error_neg&quot;: 4.3, &quot;error_pos&quot;: 4.3, &quot;distance&quot;: 39.6, &quot;position1_name&quot;: &quot;289D&quot;, &quot;position2_name&quot;: &quot;401A&quot;, &quot;Forster_radius&quot;: 52, &quot;distance_type&quot;: &quot;RDAMeanE&quot;}," calcext:value-type="string">
            <text:p>"289-401_C3": { "error_neg": 4.3, "error_pos": 4.3, "distance": 39.6, "position1_name": "289D", "position2_name": "401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3" calcext:value-type="float">
            <text:p>13</text:p>
          </table:table-cell>
          <table:table-cell office:value-type="float" office:value="374" calcext:value-type="float">
            <text:p>374</text:p>
          </table:table-cell>
          <table:table-cell table:style-name="Default" office:value-type="float" office:value="51.3" calcext:value-type="float">
            <text:p>51.3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55.6" calcext:value-type="float">
            <text:p>55.6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81]-[.E81]" office:value-type="float" office:value="4.3" calcext:value-type="float">
            <text:p>4.3</text:p>
          </table:table-cell>
          <table:table-cell table:formula="of:=[.F81]-[.D81]" office:value-type="float" office:value="4.3" calcext:value-type="float">
            <text:p>4.3</text:p>
          </table:table-cell>
          <table:table-cell/>
          <table:table-cell table:formula="of:=&quot;&quot;&quot;&quot;&amp;[.B81]&amp;&quot;-&quot;&amp;[.C81]&amp;&quot;_&quot;&amp;[.A81]&amp;&quot;&quot;&quot;: { &quot;&quot;error_neg&quot;&quot;: &quot;&amp;[.I81]&amp;&quot;, &quot;&quot;error_pos&quot;&quot;: &quot;&amp;[.J81]&amp;&quot;, &quot;&quot;distance&quot;&quot;: &quot;&amp;[.D81]&amp;&quot;, &quot;&quot;position1_name&quot;&quot;: &quot;&quot;&quot;&amp;[.B81]&amp;&quot;D&quot;&quot;, &quot;&quot;position2_name&quot;&quot;: &quot;&quot;&quot;&amp;[.C81]&amp;&quot;A&quot;&quot;, &quot;&quot;Forster_radius&quot;&quot;: 52, &quot;&quot;distance_type&quot;&quot;: &quot;&quot;&quot;&amp;[.G81]&amp;&quot;&quot;&quot;},&quot;" office:value-type="string" office:string-value="&quot;13-374_C3&quot;: { &quot;error_neg&quot;: 4.3, &quot;error_pos&quot;: 4.3, &quot;distance&quot;: 51.3, &quot;position1_name&quot;: &quot;13D&quot;, &quot;position2_name&quot;: &quot;374A&quot;, &quot;Forster_radius&quot;: 52, &quot;distance_type&quot;: &quot;RDAMeanE&quot;}," calcext:value-type="string">
            <text:p>"13-374_C3": { "error_neg": 4.3, "error_pos": 4.3, "distance": 51.3, "position1_name": "13D", "position2_name": "374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table:style-name="Default" office:value-type="float" office:value="44.8" calcext:value-type="float">
            <text:p>44.8</text:p>
          </table:table-cell>
          <table:table-cell table:style-name="Default" office:value-type="float" office:value="40.5" calcext:value-type="float">
            <text:p>40.5</text:p>
          </table:table-cell>
          <table:table-cell table:style-name="Default" office:value-type="float" office:value="49.1" calcext:value-type="float">
            <text:p>49.1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82]-[.E82]" office:value-type="float" office:value="4.3" calcext:value-type="float">
            <text:p>4.3</text:p>
          </table:table-cell>
          <table:table-cell table:formula="of:=[.F82]-[.D82]" office:value-type="float" office:value="4.3" calcext:value-type="float">
            <text:p>4.3</text:p>
          </table:table-cell>
          <table:table-cell/>
          <table:table-cell table:formula="of:=&quot;&quot;&quot;&quot;&amp;[.B82]&amp;&quot;-&quot;&amp;[.C82]&amp;&quot;_&quot;&amp;[.A82]&amp;&quot;&quot;&quot;: { &quot;&quot;error_neg&quot;&quot;: &quot;&amp;[.I82]&amp;&quot;, &quot;&quot;error_pos&quot;&quot;: &quot;&amp;[.J82]&amp;&quot;, &quot;&quot;distance&quot;&quot;: &quot;&amp;[.D82]&amp;&quot;, &quot;&quot;position1_name&quot;&quot;: &quot;&quot;&quot;&amp;[.B82]&amp;&quot;D&quot;&quot;, &quot;&quot;position2_name&quot;&quot;: &quot;&quot;&quot;&amp;[.C82]&amp;&quot;A&quot;&quot;, &quot;&quot;Forster_radius&quot;&quot;: 52, &quot;&quot;distance_type&quot;&quot;: &quot;&quot;&quot;&amp;[.G82]&amp;&quot;&quot;&quot;},&quot;" office:value-type="string" office:string-value="&quot;10-401_C3&quot;: { &quot;error_neg&quot;: 4.3, &quot;error_pos&quot;: 4.3, &quot;distance&quot;: 44.8, &quot;position1_name&quot;: &quot;10D&quot;, &quot;position2_name&quot;: &quot;401A&quot;, &quot;Forster_radius&quot;: 52, &quot;distance_type&quot;: &quot;RDAMeanE&quot;}," calcext:value-type="string">
            <text:p>"10-401_C3": { "error_neg": 4.3, "error_pos": 4.3, "distance": 44.8, "position1_name": "10D", "position2_name": "401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table:style-name="Default" office:value-type="float" office:value="33.4" calcext:value-type="float">
            <text:p>33.4</text:p>
          </table:table-cell>
          <table:table-cell table:style-name="Default" office:value-type="float" office:value="29.1" calcext:value-type="float">
            <text:p>29.1</text:p>
          </table:table-cell>
          <table:table-cell table:style-name="Default" office:value-type="float" office:value="37.7" calcext:value-type="float">
            <text:p>37.7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83]-[.E83]" office:value-type="float" office:value="4.3" calcext:value-type="float">
            <text:p>4.3</text:p>
          </table:table-cell>
          <table:table-cell table:formula="of:=[.F83]-[.D83]" office:value-type="float" office:value="4.3" calcext:value-type="float">
            <text:p>4.3</text:p>
          </table:table-cell>
          <table:table-cell/>
          <table:table-cell table:formula="of:=&quot;&quot;&quot;&quot;&amp;[.B83]&amp;&quot;-&quot;&amp;[.C83]&amp;&quot;_&quot;&amp;[.A83]&amp;&quot;&quot;&quot;: { &quot;&quot;error_neg&quot;&quot;: &quot;&amp;[.I83]&amp;&quot;, &quot;&quot;error_pos&quot;&quot;: &quot;&amp;[.J83]&amp;&quot;, &quot;&quot;distance&quot;&quot;: &quot;&amp;[.D83]&amp;&quot;, &quot;&quot;position1_name&quot;&quot;: &quot;&quot;&quot;&amp;[.B83]&amp;&quot;D&quot;&quot;, &quot;&quot;position2_name&quot;&quot;: &quot;&quot;&quot;&amp;[.C83]&amp;&quot;A&quot;&quot;, &quot;&quot;Forster_radius&quot;&quot;: 52, &quot;&quot;distance_type&quot;&quot;: &quot;&quot;&quot;&amp;[.G83]&amp;&quot;&quot;&quot;},&quot;" office:value-type="string" office:string-value="&quot;301-389_C3&quot;: { &quot;error_neg&quot;: 4.3, &quot;error_pos&quot;: 4.3, &quot;distance&quot;: 33.4, &quot;position1_name&quot;: &quot;301D&quot;, &quot;position2_name&quot;: &quot;389A&quot;, &quot;Forster_radius&quot;: 52, &quot;distance_type&quot;: &quot;RDAMeanE&quot;}," calcext:value-type="string">
            <text:p>"301-389_C3": { "error_neg": 4.3, "error_pos": 4.3, "distance": 33.4, "position1_name": "301D", "position2_name": "389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76" calcext:value-type="float">
            <text:p>176</text:p>
          </table:table-cell>
          <table:table-cell office:value-type="float" office:value="363" calcext:value-type="float">
            <text:p>363</text:p>
          </table:table-cell>
          <table:table-cell table:style-name="Default" office:value-type="float" office:value="41.7" calcext:value-type="float">
            <text:p>41.7</text:p>
          </table:table-cell>
          <table:table-cell table:style-name="Default" office:value-type="float" office:value="36.5" calcext:value-type="float">
            <text:p>36.5</text:p>
          </table:table-cell>
          <table:table-cell table:style-name="Default" office:value-type="float" office:value="46.9" calcext:value-type="float">
            <text:p>46.9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84]-[.E84]" office:value-type="float" office:value="5.2" calcext:value-type="float">
            <text:p>5.2</text:p>
          </table:table-cell>
          <table:table-cell table:formula="of:=[.F84]-[.D84]" office:value-type="float" office:value="5.2" calcext:value-type="float">
            <text:p>5.2</text:p>
          </table:table-cell>
          <table:table-cell/>
          <table:table-cell table:formula="of:=&quot;&quot;&quot;&quot;&amp;[.B84]&amp;&quot;-&quot;&amp;[.C84]&amp;&quot;_&quot;&amp;[.A84]&amp;&quot;&quot;&quot;: { &quot;&quot;error_neg&quot;&quot;: &quot;&amp;[.I84]&amp;&quot;, &quot;&quot;error_pos&quot;&quot;: &quot;&amp;[.J84]&amp;&quot;, &quot;&quot;distance&quot;&quot;: &quot;&amp;[.D84]&amp;&quot;, &quot;&quot;position1_name&quot;&quot;: &quot;&quot;&quot;&amp;[.B84]&amp;&quot;D&quot;&quot;, &quot;&quot;position2_name&quot;&quot;: &quot;&quot;&quot;&amp;[.C84]&amp;&quot;A&quot;&quot;, &quot;&quot;Forster_radius&quot;&quot;: 52, &quot;&quot;distance_type&quot;&quot;: &quot;&quot;&quot;&amp;[.G84]&amp;&quot;&quot;&quot;},&quot;" office:value-type="string" office:string-value="&quot;176-363_C3&quot;: { &quot;error_neg&quot;: 5.2, &quot;error_pos&quot;: 5.2, &quot;distance&quot;: 41.7, &quot;position1_name&quot;: &quot;176D&quot;, &quot;position2_name&quot;: &quot;363A&quot;, &quot;Forster_radius&quot;: 52, &quot;distance_type&quot;: &quot;RDAMeanE&quot;}," calcext:value-type="string">
            <text:p>"176-363_C3": { "error_neg": 5.2, "error_pos": 5.2, "distance": 41.7, "position1_name": "176D", "position2_name": "363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289" calcext:value-type="float">
            <text:p>289</text:p>
          </table:table-cell>
          <table:table-cell office:value-type="float" office:value="382" calcext:value-type="float">
            <text:p>38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7.3" calcext:value-type="float">
            <text:p>27.3</text:p>
          </table:table-cell>
          <table:table-cell table:style-name="Default" office:value-type="float" office:value="36.7" calcext:value-type="float">
            <text:p>36.7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85]-[.E85]" office:value-type="float" office:value="4.7" calcext:value-type="float">
            <text:p>4.7</text:p>
          </table:table-cell>
          <table:table-cell table:formula="of:=[.F85]-[.D85]" office:value-type="float" office:value="4.7" calcext:value-type="float">
            <text:p>4.7</text:p>
          </table:table-cell>
          <table:table-cell/>
          <table:table-cell table:formula="of:=&quot;&quot;&quot;&quot;&amp;[.B85]&amp;&quot;-&quot;&amp;[.C85]&amp;&quot;_&quot;&amp;[.A85]&amp;&quot;&quot;&quot;: { &quot;&quot;error_neg&quot;&quot;: &quot;&amp;[.I85]&amp;&quot;, &quot;&quot;error_pos&quot;&quot;: &quot;&amp;[.J85]&amp;&quot;, &quot;&quot;distance&quot;&quot;: &quot;&amp;[.D85]&amp;&quot;, &quot;&quot;position1_name&quot;&quot;: &quot;&quot;&quot;&amp;[.B85]&amp;&quot;D&quot;&quot;, &quot;&quot;position2_name&quot;&quot;: &quot;&quot;&quot;&amp;[.C85]&amp;&quot;A&quot;&quot;, &quot;&quot;Forster_radius&quot;&quot;: 52, &quot;&quot;distance_type&quot;&quot;: &quot;&quot;&quot;&amp;[.G85]&amp;&quot;&quot;&quot;},&quot;" office:value-type="string" office:string-value="&quot;289-382_C3&quot;: { &quot;error_neg&quot;: 4.7, &quot;error_pos&quot;: 4.7, &quot;distance&quot;: 32, &quot;position1_name&quot;: &quot;289D&quot;, &quot;position2_name&quot;: &quot;382A&quot;, &quot;Forster_radius&quot;: 52, &quot;distance_type&quot;: &quot;RDAMeanE&quot;}," calcext:value-type="string">
            <text:p>"289-382_C3": { "error_neg": 4.7, "error_pos": 4.7, "distance": 32, "position1_name": "289D", "position2_name": "382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2" calcext:value-type="float">
            <text:p>32</text:p>
          </table:table-cell>
          <table:table-cell office:value-type="float" office:value="363" calcext:value-type="float">
            <text:p>363</text:p>
          </table:table-cell>
          <table:table-cell table:style-name="Default" office:value-type="float" office:value="43.8" calcext:value-type="float">
            <text:p>43.8</text:p>
          </table:table-cell>
          <table:table-cell table:style-name="Default" office:value-type="float" office:value="38.5" calcext:value-type="float">
            <text:p>38.5</text:p>
          </table:table-cell>
          <table:table-cell table:style-name="Default" office:value-type="float" office:value="49.1" calcext:value-type="float">
            <text:p>49.1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86]-[.E86]" office:value-type="float" office:value="5.3" calcext:value-type="float">
            <text:p>5.3</text:p>
          </table:table-cell>
          <table:table-cell table:formula="of:=[.F86]-[.D86]" office:value-type="float" office:value="5.3" calcext:value-type="float">
            <text:p>5.3</text:p>
          </table:table-cell>
          <table:table-cell/>
          <table:table-cell table:formula="of:=&quot;&quot;&quot;&quot;&amp;[.B86]&amp;&quot;-&quot;&amp;[.C86]&amp;&quot;_&quot;&amp;[.A86]&amp;&quot;&quot;&quot;: { &quot;&quot;error_neg&quot;&quot;: &quot;&amp;[.I86]&amp;&quot;, &quot;&quot;error_pos&quot;&quot;: &quot;&amp;[.J86]&amp;&quot;, &quot;&quot;distance&quot;&quot;: &quot;&amp;[.D86]&amp;&quot;, &quot;&quot;position1_name&quot;&quot;: &quot;&quot;&quot;&amp;[.B86]&amp;&quot;D&quot;&quot;, &quot;&quot;position2_name&quot;&quot;: &quot;&quot;&quot;&amp;[.C86]&amp;&quot;A&quot;&quot;, &quot;&quot;Forster_radius&quot;&quot;: 52, &quot;&quot;distance_type&quot;&quot;: &quot;&quot;&quot;&amp;[.G86]&amp;&quot;&quot;&quot;},&quot;" office:value-type="string" office:string-value="&quot;32-363_C3&quot;: { &quot;error_neg&quot;: 5.3, &quot;error_pos&quot;: 5.3, &quot;distance&quot;: 43.8, &quot;position1_name&quot;: &quot;32D&quot;, &quot;position2_name&quot;: &quot;363A&quot;, &quot;Forster_radius&quot;: 52, &quot;distance_type&quot;: &quot;RDAMeanE&quot;}," calcext:value-type="string">
            <text:p>"32-363_C3": { "error_neg": 5.3, "error_pos": 5.3, "distance": 43.8, "position1_name": "32D", "position2_name": "363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0" calcext:value-type="float">
            <text:p>10</text:p>
          </table:table-cell>
          <table:table-cell office:value-type="float" office:value="382" calcext:value-type="float">
            <text:p>382</text:p>
          </table:table-cell>
          <table:table-cell table:style-name="Default" office:value-type="float" office:value="48.1" calcext:value-type="float">
            <text:p>48.1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55.2" calcext:value-type="float">
            <text:p>55.2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87]-[.E87]" office:value-type="float" office:value="7.1" calcext:value-type="float">
            <text:p>7.1</text:p>
          </table:table-cell>
          <table:table-cell table:formula="of:=[.F87]-[.D87]" office:value-type="float" office:value="7.1" calcext:value-type="float">
            <text:p>7.1</text:p>
          </table:table-cell>
          <table:table-cell/>
          <table:table-cell table:formula="of:=&quot;&quot;&quot;&quot;&amp;[.B87]&amp;&quot;-&quot;&amp;[.C87]&amp;&quot;_&quot;&amp;[.A87]&amp;&quot;&quot;&quot;: { &quot;&quot;error_neg&quot;&quot;: &quot;&amp;[.I87]&amp;&quot;, &quot;&quot;error_pos&quot;&quot;: &quot;&amp;[.J87]&amp;&quot;, &quot;&quot;distance&quot;&quot;: &quot;&amp;[.D87]&amp;&quot;, &quot;&quot;position1_name&quot;&quot;: &quot;&quot;&quot;&amp;[.B87]&amp;&quot;D&quot;&quot;, &quot;&quot;position2_name&quot;&quot;: &quot;&quot;&quot;&amp;[.C87]&amp;&quot;A&quot;&quot;, &quot;&quot;Forster_radius&quot;&quot;: 52, &quot;&quot;distance_type&quot;&quot;: &quot;&quot;&quot;&amp;[.G87]&amp;&quot;&quot;&quot;},&quot;" office:value-type="string" office:string-value="&quot;10-382_C3&quot;: { &quot;error_neg&quot;: 7.1, &quot;error_pos&quot;: 7.1, &quot;distance&quot;: 48.1, &quot;position1_name&quot;: &quot;10D&quot;, &quot;position2_name&quot;: &quot;382A&quot;, &quot;Forster_radius&quot;: 52, &quot;distance_type&quot;: &quot;RDAMeanE&quot;}," calcext:value-type="string">
            <text:p>"10-382_C3": { "error_neg": 7.1, "error_pos": 7.1, "distance": 48.1, "position1_name": "10D", "position2_name": "382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2" calcext:value-type="float">
            <text:p>32</text:p>
          </table:table-cell>
          <table:table-cell office:value-type="float" office:value="397" calcext:value-type="float">
            <text:p>397</text:p>
          </table:table-cell>
          <table:table-cell table:style-name="Default" office:value-type="float" office:value="41.2" calcext:value-type="float">
            <text:p>41.2</text:p>
          </table:table-cell>
          <table:table-cell table:style-name="Default" office:value-type="float" office:value="36.9" calcext:value-type="float">
            <text:p>36.9</text:p>
          </table:table-cell>
          <table:table-cell table:style-name="Default" office:value-type="float" office:value="45.5" calcext:value-type="float">
            <text:p>45.5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88]-[.E88]" office:value-type="float" office:value="4.3" calcext:value-type="float">
            <text:p>4.3</text:p>
          </table:table-cell>
          <table:table-cell table:formula="of:=[.F88]-[.D88]" office:value-type="float" office:value="4.3" calcext:value-type="float">
            <text:p>4.3</text:p>
          </table:table-cell>
          <table:table-cell/>
          <table:table-cell table:formula="of:=&quot;&quot;&quot;&quot;&amp;[.B88]&amp;&quot;-&quot;&amp;[.C88]&amp;&quot;_&quot;&amp;[.A88]&amp;&quot;&quot;&quot;: { &quot;&quot;error_neg&quot;&quot;: &quot;&amp;[.I88]&amp;&quot;, &quot;&quot;error_pos&quot;&quot;: &quot;&amp;[.J88]&amp;&quot;, &quot;&quot;distance&quot;&quot;: &quot;&amp;[.D88]&amp;&quot;, &quot;&quot;position1_name&quot;&quot;: &quot;&quot;&quot;&amp;[.B88]&amp;&quot;D&quot;&quot;, &quot;&quot;position2_name&quot;&quot;: &quot;&quot;&quot;&amp;[.C88]&amp;&quot;A&quot;&quot;, &quot;&quot;Forster_radius&quot;&quot;: 52, &quot;&quot;distance_type&quot;&quot;: &quot;&quot;&quot;&amp;[.G88]&amp;&quot;&quot;&quot;},&quot;" office:value-type="string" office:string-value="&quot;32-397_C3&quot;: { &quot;error_neg&quot;: 4.3, &quot;error_pos&quot;: 4.3, &quot;distance&quot;: 41.2, &quot;position1_name&quot;: &quot;32D&quot;, &quot;position2_name&quot;: &quot;397A&quot;, &quot;Forster_radius&quot;: 52, &quot;distance_type&quot;: &quot;RDAMeanE&quot;}," calcext:value-type="string">
            <text:p>"32-397_C3": { "error_neg": 4.3, "error_pos": 4.3, "distance": 41.2, "position1_name": "32D", "position2_name": "397A", "Forster_radius": 52, "distance_type": "RDAMeanE"},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5" calcext:value-type="float">
            <text:p>35</text:p>
          </table:table-cell>
          <table:table-cell office:value-type="float" office:value="382" calcext:value-type="float">
            <text:p>382</text:p>
          </table:table-cell>
          <table:table-cell table:style-name="Default" office:value-type="float" office:value="40.9" calcext:value-type="float">
            <text:p>40.9</text:p>
          </table:table-cell>
          <table:table-cell table:style-name="Default" office:value-type="float" office:value="36.6" calcext:value-type="float">
            <text:p>36.6</text:p>
          </table:table-cell>
          <table:table-cell table:style-name="Default" office:value-type="float" office:value="45.2" calcext:value-type="float">
            <text:p>45.2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90]-[.E90]" office:value-type="float" office:value="4.3" calcext:value-type="float">
            <text:p>4.3</text:p>
          </table:table-cell>
          <table:table-cell table:formula="of:=[.F90]-[.D90]" office:value-type="float" office:value="4.3" calcext:value-type="float">
            <text:p>4.3</text:p>
          </table:table-cell>
          <table:table-cell/>
          <table:table-cell table:formula="of:=&quot;&quot;&quot;&quot;&amp;[.B90]&amp;&quot;-&quot;&amp;[.C90]&amp;&quot;_&quot;&amp;[.A90]&amp;&quot;&quot;&quot;: { &quot;&quot;error_neg&quot;&quot;: &quot;&amp;[.I90]&amp;&quot;, &quot;&quot;error_pos&quot;&quot;: &quot;&amp;[.J90]&amp;&quot;, &quot;&quot;distance&quot;&quot;: &quot;&amp;[.D90]&amp;&quot;, &quot;&quot;position1_name&quot;&quot;: &quot;&quot;&quot;&amp;[.B90]&amp;&quot;D&quot;&quot;, &quot;&quot;position2_name&quot;&quot;: &quot;&quot;&quot;&amp;[.C90]&amp;&quot;A&quot;&quot;, &quot;&quot;Forster_radius&quot;&quot;: 52, &quot;&quot;distance_type&quot;&quot;: &quot;&quot;&quot;&amp;[.G90]&amp;&quot;&quot;&quot;},&quot;" office:value-type="string" office:string-value="&quot;35-382_C3&quot;: { &quot;error_neg&quot;: 4.3, &quot;error_pos&quot;: 4.3, &quot;distance&quot;: 40.9, &quot;position1_name&quot;: &quot;35D&quot;, &quot;position2_name&quot;: &quot;382A&quot;, &quot;Forster_radius&quot;: 52, &quot;distance_type&quot;: &quot;RDAMeanE&quot;}," calcext:value-type="string">
            <text:p>"35-382_C3": { "error_neg": 4.3, "error_pos": 4.3, "distance": 40.9, "position1_name": "35D", "position2_name": "382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76" calcext:value-type="float">
            <text:p>176</text:p>
          </table:table-cell>
          <table:table-cell office:value-type="float" office:value="305" calcext:value-type="float">
            <text:p>305</text:p>
          </table:table-cell>
          <table:table-cell table:style-name="Default" office:value-type="float" office:value="41.6" calcext:value-type="float">
            <text:p>41.6</text:p>
          </table:table-cell>
          <table:table-cell table:style-name="Default" office:value-type="float" office:value="31.9" calcext:value-type="float">
            <text:p>31.9</text:p>
          </table:table-cell>
          <table:table-cell table:style-name="Default" office:value-type="float" office:value="47.1" calcext:value-type="float">
            <text:p>47.1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91]-[.E91]" office:value-type="float" office:value="9.7" calcext:value-type="float">
            <text:p>9.7</text:p>
          </table:table-cell>
          <table:table-cell table:formula="of:=[.F91]-[.D91]" office:value-type="float" office:value="5.5" calcext:value-type="float">
            <text:p>5.5</text:p>
          </table:table-cell>
          <table:table-cell/>
          <table:table-cell table:formula="of:=&quot;&quot;&quot;&quot;&amp;[.B91]&amp;&quot;-&quot;&amp;[.C91]&amp;&quot;_&quot;&amp;[.A91]&amp;&quot;&quot;&quot;: { &quot;&quot;error_neg&quot;&quot;: &quot;&amp;[.I91]&amp;&quot;, &quot;&quot;error_pos&quot;&quot;: &quot;&amp;[.J91]&amp;&quot;, &quot;&quot;distance&quot;&quot;: &quot;&amp;[.D91]&amp;&quot;, &quot;&quot;position1_name&quot;&quot;: &quot;&quot;&quot;&amp;[.B91]&amp;&quot;D&quot;&quot;, &quot;&quot;position2_name&quot;&quot;: &quot;&quot;&quot;&amp;[.C91]&amp;&quot;A&quot;&quot;, &quot;&quot;Forster_radius&quot;&quot;: 52, &quot;&quot;distance_type&quot;&quot;: &quot;&quot;&quot;&amp;[.G91]&amp;&quot;&quot;&quot;},&quot;" office:value-type="string" office:string-value="&quot;176-305_C3&quot;: { &quot;error_neg&quot;: 9.7, &quot;error_pos&quot;: 5.5, &quot;distance&quot;: 41.6, &quot;position1_name&quot;: &quot;176D&quot;, &quot;position2_name&quot;: &quot;305A&quot;, &quot;Forster_radius&quot;: 52, &quot;distance_type&quot;: &quot;RDAMeanE&quot;}," calcext:value-type="string">
            <text:p>"176-305_C3": { "error_neg": 9.7, "error_pos": 5.5, "distance": 41.6, "position1_name": "176D", "position2_name": "305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6" calcext:value-type="float">
            <text:p>6</text:p>
          </table:table-cell>
          <table:table-cell office:value-type="float" office:value="363" calcext:value-type="float">
            <text:p>363</text:p>
          </table:table-cell>
          <table:table-cell table:style-name="Default" office:value-type="float" office:value="51.5" calcext:value-type="float">
            <text:p>51.5</text:p>
          </table:table-cell>
          <table:table-cell table:style-name="Default" office:value-type="float" office:value="47.2" calcext:value-type="float">
            <text:p>47.2</text:p>
          </table:table-cell>
          <table:table-cell table:style-name="Default" office:value-type="float" office:value="55.8" calcext:value-type="float">
            <text:p>55.8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92]-[.E92]" office:value-type="float" office:value="4.3" calcext:value-type="float">
            <text:p>4.3</text:p>
          </table:table-cell>
          <table:table-cell table:formula="of:=[.F92]-[.D92]" office:value-type="float" office:value="4.3" calcext:value-type="float">
            <text:p>4.3</text:p>
          </table:table-cell>
          <table:table-cell/>
          <table:table-cell table:formula="of:=&quot;&quot;&quot;&quot;&amp;[.B92]&amp;&quot;-&quot;&amp;[.C92]&amp;&quot;_&quot;&amp;[.A92]&amp;&quot;&quot;&quot;: { &quot;&quot;error_neg&quot;&quot;: &quot;&amp;[.I92]&amp;&quot;, &quot;&quot;error_pos&quot;&quot;: &quot;&amp;[.J92]&amp;&quot;, &quot;&quot;distance&quot;&quot;: &quot;&amp;[.D92]&amp;&quot;, &quot;&quot;position1_name&quot;&quot;: &quot;&quot;&quot;&amp;[.B92]&amp;&quot;D&quot;&quot;, &quot;&quot;position2_name&quot;&quot;: &quot;&quot;&quot;&amp;[.C92]&amp;&quot;A&quot;&quot;, &quot;&quot;Forster_radius&quot;&quot;: 52, &quot;&quot;distance_type&quot;&quot;: &quot;&quot;&quot;&amp;[.G92]&amp;&quot;&quot;&quot;},&quot;" office:value-type="string" office:string-value="&quot;6-363_C3&quot;: { &quot;error_neg&quot;: 4.3, &quot;error_pos&quot;: 4.3, &quot;distance&quot;: 51.5, &quot;position1_name&quot;: &quot;6D&quot;, &quot;position2_name&quot;: &quot;363A&quot;, &quot;Forster_radius&quot;: 52, &quot;distance_type&quot;: &quot;RDAMeanE&quot;}," calcext:value-type="string">
            <text:p>"6-363_C3": { "error_neg": 4.3, "error_pos": 4.3, "distance": 51.5, "position1_name": "6D", "position2_name": "363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29" calcext:value-type="float">
            <text:p>29</text:p>
          </table:table-cell>
          <table:table-cell office:value-type="float" office:value="382" calcext:value-type="float">
            <text:p>382</text:p>
          </table:table-cell>
          <table:table-cell table:style-name="Default" office:value-type="float" office:value="43.4" calcext:value-type="float">
            <text:p>43.4</text:p>
          </table:table-cell>
          <table:table-cell table:style-name="Default" office:value-type="float" office:value="39.1" calcext:value-type="float">
            <text:p>39.1</text:p>
          </table:table-cell>
          <table:table-cell table:style-name="Default" office:value-type="float" office:value="47.7" calcext:value-type="float">
            <text:p>47.7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93]-[.E93]" office:value-type="float" office:value="4.3" calcext:value-type="float">
            <text:p>4.3</text:p>
          </table:table-cell>
          <table:table-cell table:formula="of:=[.F93]-[.D93]" office:value-type="float" office:value="4.3" calcext:value-type="float">
            <text:p>4.3</text:p>
          </table:table-cell>
          <table:table-cell/>
          <table:table-cell table:formula="of:=&quot;&quot;&quot;&quot;&amp;[.B93]&amp;&quot;-&quot;&amp;[.C93]&amp;&quot;_&quot;&amp;[.A93]&amp;&quot;&quot;&quot;: { &quot;&quot;error_neg&quot;&quot;: &quot;&amp;[.I93]&amp;&quot;, &quot;&quot;error_pos&quot;&quot;: &quot;&amp;[.J93]&amp;&quot;, &quot;&quot;distance&quot;&quot;: &quot;&amp;[.D93]&amp;&quot;, &quot;&quot;position1_name&quot;&quot;: &quot;&quot;&quot;&amp;[.B93]&amp;&quot;D&quot;&quot;, &quot;&quot;position2_name&quot;&quot;: &quot;&quot;&quot;&amp;[.C93]&amp;&quot;A&quot;&quot;, &quot;&quot;Forster_radius&quot;&quot;: 52, &quot;&quot;distance_type&quot;&quot;: &quot;&quot;&quot;&amp;[.G93]&amp;&quot;&quot;&quot;},&quot;" office:value-type="string" office:string-value="&quot;29-382_C3&quot;: { &quot;error_neg&quot;: 4.3, &quot;error_pos&quot;: 4.3, &quot;distance&quot;: 43.4, &quot;position1_name&quot;: &quot;29D&quot;, &quot;position2_name&quot;: &quot;382A&quot;, &quot;Forster_radius&quot;: 52, &quot;distance_type&quot;: &quot;RDAMeanE&quot;}," calcext:value-type="string">
            <text:p>"29-382_C3": { "error_neg": 4.3, "error_pos": 4.3, "distance": 43.4, "position1_name": "29D", "position2_name": "382A", "Forster_radius": 52, "distance_type": "RDAMeanE"},</text:p>
          </table:table-cell>
        </table:table-row>
      </table:table>
      <table:table table:name="chi2" table:style-name="ta1">
        <table:table-column table:style-name="co1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istances.A1:distances.B104849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 number:grouping="true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1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loext:text> £</loext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loext:text>-£</loext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loext:text> £</loext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loext:text> £</loext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loext:text>-£</loext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loext:text> £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17:59:14.0538705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21:35:14.145996477</meta:creation-date>
    <dc:date>2016-09-30T18:11:01.212975252</dc:date>
    <meta:editing-duration>PT1H18M47S</meta:editing-duration>
    <meta:editing-cycles>15</meta:editing-cycles>
    <meta:generator>LibreOffice/4.4.3.2$Linux_X86_64 LibreOffice_project/40m0$Build-2</meta:generator>
    <meta:document-statistic meta:table-count="2" meta:cell-count="880" meta:object-count="0"/>
  </office:meta>
</office:document-meta>
</file>